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Contents" style:master-page-name="MP0" style:family="paragraph">
      <style:paragraph-properties fo:widows="2" fo:orphans="2" fo:break-before="page" fo:margin-left="0in">
        <style:tab-stops/>
      </style:paragraph-properties>
    </style:style>
    <style:style style:name="T2" style:parent-style-name="Основнойшрифтабзаца" style:family="text">
      <style:text-properties style:font-name="Palatino Linotype" fo:color="#000000" fo:font-size="13pt" style:font-size-asian="13pt" style:font-size-complex="13pt" fo:background-color="#FFFFFF"/>
    </style:style>
    <style:style style:name="P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6"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7"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8"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9"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0"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1" style:parent-style-name="PreformattedText" style:family="paragraph">
      <style:paragraph-properties fo:margin-top="0.0395in"/>
    </style:style>
    <style:style style:name="T42" style:parent-style-name="Основнойшрифтабзаца" style:family="text">
      <style:text-properties style:font-name="Palatino Linotype" fo:font-size="13pt" style:font-size-asian="13pt" style:font-size-complex="13pt" fo:background-color="#FFFFFF"/>
    </style:style>
    <style:style style:name="T4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6" style:parent-style-name="Основнойшрифтабзаца" style:family="text">
      <style:text-properties style:font-name="Palatino Linotype" style:font-style-complex="italic" fo:font-size="13pt" style:font-size-asian="13pt" style:font-size-complex="13pt" fo:background-color="#FFFFFF"/>
    </style:style>
    <style:style style:name="T4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9" style:parent-style-name="Основнойшрифтабзаца" style:family="text">
      <style:text-properties style:font-name="Palatino Linotype" style:font-style-complex="italic" fo:font-size="13pt" style:font-size-asian="13pt" style:font-size-complex="13pt" fo:background-color="#FFFFFF"/>
    </style:style>
    <style:style style:name="T5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2" style:parent-style-name="Основнойшрифтабзаца" style:family="text">
      <style:text-properties style:font-name="Palatino Linotype" style:font-style-complex="italic" fo:font-size="13pt" style:font-size-asian="13pt" style:font-size-complex="13pt" fo:background-color="#FFFFFF"/>
    </style:style>
    <style:style style:name="T5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6" style:parent-style-name="Основнойшрифтабзаца" style:family="text">
      <style:text-properties style:font-name="Palatino Linotype" style:font-style-complex="italic" fo:font-size="13pt" style:font-size-asian="13pt" style:font-size-complex="13pt" fo:background-color="#FFFFFF"/>
    </style:style>
    <style:style style:name="T57" style:parent-style-name="Основнойшрифтабзаца" style:family="text">
      <style:text-properties style:font-name="Palatino Linotype" style:font-style-complex="italic" fo:font-size="13pt" style:font-size-asian="13pt" style:font-size-complex="13pt" fo:background-color="#FFFFFF"/>
    </style:style>
    <style:style style:name="T5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1" style:parent-style-name="Основнойшрифтабзаца" style:family="text">
      <style:text-properties style:font-name="Palatino Linotype" style:font-style-complex="italic" fo:font-size="13pt" style:font-size-asian="13pt" style:font-size-complex="13pt" fo:background-color="#FFFFFF"/>
    </style:style>
    <style:style style:name="T62"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4" style:parent-style-name="Основнойшрифтабзаца" style:family="text">
      <style:text-properties style:font-name="Palatino Linotype" style:font-style-complex="italic" fo:font-size="13pt" style:font-size-asian="13pt" style:font-size-complex="13pt" fo:background-color="#FFFFFF"/>
    </style:style>
    <style:style style:name="T6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1" style:parent-style-name="Основнойшрифтабзаца" style:family="text">
      <style:text-properties style:font-name="Palatino Linotype" style:font-style-complex="italic" fo:font-size="13pt" style:font-size-asian="13pt" style:font-size-complex="13pt" fo:background-color="#FFFFFF"/>
    </style:style>
    <style:style style:name="T72" style:parent-style-name="Основнойшрифтабзаца" style:family="text">
      <style:text-properties style:font-name="Palatino Linotype" style:font-style-complex="italic" fo:font-size="13pt" style:font-size-asian="13pt" style:font-size-complex="13pt" fo:background-color="#FFFFFF"/>
    </style:style>
    <style:style style:name="T73" style:parent-style-name="Основнойшрифтабзаца" style:family="text">
      <style:text-properties style:font-name="Palatino Linotype" fo:font-size="13pt" style:font-size-asian="13pt" style:font-size-complex="13pt" fo:background-color="#FFFFFF"/>
    </style:style>
    <style:style style:name="T7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6" style:parent-style-name="Основнойшрифтабзаца" style:family="text">
      <style:text-properties style:font-name="Palatino Linotype" style:font-style-complex="italic" fo:font-size="13pt" style:font-size-asian="13pt" style:font-size-complex="13pt" fo:background-color="#FFFFFF"/>
    </style:style>
    <style:style style:name="T7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P79" style:parent-style-name="PreformattedText" style:family="paragraph">
      <style:paragraph-properties fo:margin-top="0.0395in" fo:text-indent="0.1965in"/>
      <style:text-properties style:font-name="Palatino Linotype" fo:font-size="13pt" style:font-size-asian="13pt" style:font-size-complex="13pt" fo:background-color="#FFFFFF"/>
    </style:style>
    <style:style style:name="P80"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81" style:parent-style-name="Standard" style:family="paragraph">
      <style:paragraph-properties fo:margin-top="0.0395in" fo:text-indent="0.1965in"/>
    </style:style>
    <style:style style:name="T8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P158" style:parent-style-name="Standard" style:family="paragraph">
      <style:paragraph-properties fo:margin-top="0.0395in" fo:text-indent="0.1965in"/>
      <style:text-properties style:font-name="Palatino Linotype" style:font-name-complex="Times New Roman" fo:font-size="13pt" style:font-size-asian="13pt" style:font-size-complex="13pt" fo:background-color="#FFFFFF"/>
    </style:style>
    <style:style style:name="P159"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0"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1"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2"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3" style:parent-style-name="Standard" style:family="paragraph">
      <style:paragraph-properties fo:margin-top="0.0395in"/>
    </style:style>
    <style:style style:name="T164" style:parent-style-name="Основнойшрифтабзаца" style:family="text">
      <style:text-properties style:font-name="Palatino Linotype" fo:color="#000000" fo:font-size="13pt" style:font-size-asian="13pt" style:font-size-complex="13pt" fo:background-color="#FFFFFF"/>
    </style:style>
    <style:style style:name="T165" style:parent-style-name="Основнойшрифтабзаца" style:family="text">
      <style:text-properties style:font-name="Palatino Linotype" fo:font-size="13pt" style:font-size-asian="13pt" style:font-size-complex="13pt" fo:background-color="#FFFFFF"/>
    </style:style>
    <style:style style:name="T166" style:parent-style-name="Основнойшрифтабзаца" style:family="text">
      <style:text-properties style:font-name="Palatino Linotype" fo:font-size="13pt" style:font-size-asian="13pt" style:font-size-complex="13pt" fo:background-color="#FFFFFF"/>
    </style:style>
    <style:style style:name="T167" style:parent-style-name="Основнойшрифтабзаца" style:family="text">
      <style:text-properties style:font-name="Palatino Linotype" fo:color="#000000" fo:font-size="13pt" style:font-size-asian="13pt" style:font-size-complex="13pt" fo:background-color="#FFFFFF"/>
    </style:style>
    <style:style style:name="T168" style:parent-style-name="Основнойшрифтабзаца" style:family="text">
      <style:text-properties style:font-name="Palatino Linotype" fo:color="#000000" fo:font-size="13pt" style:font-size-asian="13pt" style:font-size-complex="13pt" fo:background-color="#FFFFFF"/>
    </style:style>
    <style:style style:name="T169" style:parent-style-name="Основнойшрифтабзаца" style:family="text">
      <style:text-properties style:font-name="Palatino Linotype" fo:color="#000000" fo:font-size="13pt" style:font-size-asian="13pt" style:font-size-complex="13pt" fo:background-color="#FFFFFF"/>
    </style:style>
    <style:style style:name="T170" style:parent-style-name="Основнойшрифтабзаца" style:family="text">
      <style:text-properties style:font-name="Palatino Linotype" fo:color="#000000" fo:font-size="13pt" style:font-size-asian="13pt" style:font-size-complex="13pt" fo:background-color="#FFFFFF"/>
    </style:style>
    <style:style style:name="T171" style:parent-style-name="Основнойшрифтабзаца" style:family="text">
      <style:text-properties style:font-name="Palatino Linotype" fo:font-size="13pt" style:font-size-asian="13pt" style:font-size-complex="13pt" fo:background-color="#FFFFFF"/>
    </style:style>
    <style:style style:name="T172" style:parent-style-name="Основнойшрифтабзаца" style:family="text">
      <style:text-properties style:font-name="Palatino Linotype" fo:font-size="13pt" style:font-size-asian="13pt" style:font-size-complex="13pt" fo:background-color="#FFFFFF"/>
    </style:style>
    <style:style style:name="T173" style:parent-style-name="Основнойшрифтабзаца" style:family="text">
      <style:text-properties style:font-name="Palatino Linotype" fo:color="#000000" fo:font-size="13pt" style:font-size-asian="13pt" style:font-size-complex="13pt" fo:background-color="#FFFFFF"/>
    </style:style>
    <style:style style:name="T174" style:parent-style-name="Основнойшрифтабзаца" style:family="text">
      <style:text-properties style:font-name="Palatino Linotype" fo:font-size="13pt" style:font-size-asian="13pt" style:font-size-complex="13pt" fo:background-color="#FFFFFF"/>
    </style:style>
    <style:style style:name="T175" style:parent-style-name="Основнойшрифтабзаца" style:family="text">
      <style:text-properties style:font-name="Palatino Linotype" fo:font-size="13pt" style:font-size-asian="13pt" style:font-size-complex="13pt" fo:background-color="#FFFFFF"/>
    </style:style>
    <style:style style:name="T176" style:parent-style-name="Основнойшрифтабзаца" style:family="text">
      <style:text-properties style:font-name="Palatino Linotype" fo:color="#000000" fo:font-size="13pt" style:font-size-asian="13pt" style:font-size-complex="13pt" fo:background-color="#FFFFFF"/>
    </style:style>
    <style:style style:name="T177" style:parent-style-name="Основнойшрифтабзаца" style:family="text">
      <style:text-properties style:font-name="Palatino Linotype" fo:color="#000000" fo:font-size="13pt" style:font-size-asian="13pt" style:font-size-complex="13pt" fo:background-color="#FFFFFF"/>
    </style:style>
    <style:style style:name="T178" style:parent-style-name="Основнойшрифтабзаца" style:family="text">
      <style:text-properties style:font-name="Palatino Linotype" fo:color="#000000" fo:font-size="13pt" style:font-size-asian="13pt" style:font-size-complex="13pt" fo:background-color="#FFFFFF"/>
    </style:style>
    <style:style style:name="T179" style:parent-style-name="Основнойшрифтабзаца" style:family="text">
      <style:text-properties style:font-name="Palatino Linotype" fo:color="#000000" fo:font-size="13pt" style:font-size-asian="13pt" style:font-size-complex="13pt" fo:background-color="#FFFFFF"/>
    </style:style>
    <style:style style:name="T180" style:parent-style-name="Основнойшрифтабзаца" style:family="text">
      <style:text-properties style:font-name="Palatino Linotype" fo:font-size="13pt" style:font-size-asian="13pt" style:font-size-complex="13pt" fo:background-color="#FFFFFF"/>
    </style:style>
    <style:style style:name="T181" style:parent-style-name="Основнойшрифтабзаца" style:family="text">
      <style:text-properties style:font-name="Palatino Linotype" fo:color="#000000" fo:font-size="13pt" style:font-size-asian="13pt" style:font-size-complex="13pt" fo:background-color="#FFFFFF"/>
    </style:style>
    <style:style style:name="T182" style:parent-style-name="Основнойшрифтабзаца" style:family="text">
      <style:text-properties style:font-name="Palatino Linotype" fo:color="#000000" fo:font-size="13pt" style:font-size-asian="13pt" style:font-size-complex="13pt" fo:background-color="#FFFFFF"/>
    </style:style>
    <style:style style:name="T183" style:parent-style-name="Основнойшрифтабзаца" style:family="text">
      <style:text-properties style:font-name="Palatino Linotype" fo:font-size="13pt" style:font-size-asian="13pt" style:font-size-complex="13pt" fo:background-color="#FFFFFF"/>
    </style:style>
    <style:style style:name="T184" style:parent-style-name="Основнойшрифтабзаца" style:family="text">
      <style:text-properties style:font-name="Palatino Linotype" fo:color="#000000" fo:font-size="13pt" style:font-size-asian="13pt" style:font-size-complex="13pt" fo:background-color="#FFFFFF"/>
    </style:style>
    <style:style style:name="T185" style:parent-style-name="Основнойшрифтабзаца" style:family="text">
      <style:text-properties style:font-name="Palatino Linotype" fo:color="#000000" fo:font-size="13pt" style:font-size-asian="13pt" style:font-size-complex="13pt" fo:background-color="#FFFFFF"/>
    </style:style>
    <style:style style:name="T186" style:parent-style-name="Основнойшрифтабзаца" style:family="text">
      <style:text-properties style:font-name="Palatino Linotype" fo:color="#000000" fo:font-size="13pt" style:font-size-asian="13pt" style:font-size-complex="13pt" fo:background-color="#FFFFFF"/>
    </style:style>
    <style:style style:name="T187" style:parent-style-name="Основнойшрифтабзаца" style:family="text">
      <style:text-properties style:font-name="Palatino Linotype" fo:font-size="13pt" style:font-size-asian="13pt" style:font-size-complex="13pt" fo:background-color="#FFFFFF"/>
    </style:style>
    <style:style style:name="T188" style:parent-style-name="Основнойшрифтабзаца" style:family="text">
      <style:text-properties style:font-name="Palatino Linotype" fo:font-size="13pt" style:font-size-asian="13pt" style:font-size-complex="13pt" fo:background-color="#FFFFFF"/>
    </style:style>
    <style:style style:name="T189" style:parent-style-name="Основнойшрифтабзаца" style:family="text">
      <style:text-properties style:font-name="Palatino Linotype" fo:color="#000000" fo:font-size="13pt" style:font-size-asian="13pt" style:font-size-complex="13pt" fo:background-color="#FFFFFF"/>
    </style:style>
    <style:style style:name="T190" style:parent-style-name="Основнойшрифтабзаца" style:family="text">
      <style:text-properties style:font-name="Palatino Linotype" fo:font-size="13pt" style:font-size-asian="13pt" style:font-size-complex="13pt" fo:background-color="#FFFFFF"/>
    </style:style>
    <style:style style:name="T191" style:parent-style-name="Основнойшрифтабзаца" style:family="text">
      <style:text-properties style:font-name="Palatino Linotype" fo:font-size="13pt" style:font-size-asian="13pt" style:font-size-complex="13pt" fo:background-color="#FFFFFF"/>
    </style:style>
    <style:style style:name="T192" style:parent-style-name="Основнойшрифтабзаца" style:family="text">
      <style:text-properties style:font-name="Palatino Linotype" fo:color="#000000" fo:font-size="13pt" style:font-size-asian="13pt" style:font-size-complex="13pt" fo:background-color="#FFFFFF"/>
    </style:style>
    <style:style style:name="T193" style:parent-style-name="Основнойшрифтабзаца" style:family="text">
      <style:text-properties style:font-name="Palatino Linotype" fo:font-size="13pt" style:font-size-asian="13pt" style:font-size-complex="13pt" fo:background-color="#FFFFFF"/>
    </style:style>
    <style:style style:name="T194" style:parent-style-name="Основнойшрифтабзаца" style:family="text">
      <style:text-properties style:font-name="Palatino Linotype" fo:color="#000000" fo:font-size="13pt" style:font-size-asian="13pt" style:font-size-complex="13pt" fo:background-color="#FFFFFF"/>
    </style:style>
    <style:style style:name="T195" style:parent-style-name="Основнойшрифтабзаца" style:family="text">
      <style:text-properties style:font-name="Palatino Linotype" fo:font-size="13pt" style:font-size-asian="13pt" style:font-size-complex="13pt" fo:background-color="#FFFFFF"/>
    </style:style>
    <style:style style:name="T196" style:parent-style-name="Основнойшрифтабзаца" style:family="text">
      <style:text-properties style:font-name="Palatino Linotype" fo:color="#000000" fo:font-size="13pt" style:font-size-asian="13pt" style:font-size-complex="13pt" fo:background-color="#FFFFFF"/>
    </style:style>
    <style:style style:name="T197" style:parent-style-name="Основнойшрифтабзаца" style:family="text">
      <style:text-properties style:font-name="Palatino Linotype" fo:color="#000000" fo:font-size="13pt" style:font-size-asian="13pt" style:font-size-complex="13pt" fo:background-color="#FFFFFF"/>
    </style:style>
    <style:style style:name="T198" style:parent-style-name="Основнойшрифтабзаца" style:family="text">
      <style:text-properties style:font-name="Palatino Linotype" fo:font-size="13pt" style:font-size-asian="13pt" style:font-size-complex="13pt" fo:background-color="#FFFFFF"/>
    </style:style>
    <style:style style:name="T199" style:parent-style-name="Основнойшрифтабзаца" style:family="text">
      <style:text-properties style:font-name="Palatino Linotype" fo:color="#000000" fo:font-size="13pt" style:font-size-asian="13pt" style:font-size-complex="13pt" fo:background-color="#FFFFFF"/>
    </style:style>
    <style:style style:name="T200" style:parent-style-name="Основнойшрифтабзаца" style:family="text">
      <style:text-properties style:font-name="Palatino Linotype" fo:color="#000000" fo:font-size="13pt" style:font-size-asian="13pt" style:font-size-complex="13pt" fo:background-color="#FFFFFF"/>
    </style:style>
    <style:style style:name="T201" style:parent-style-name="Основнойшрифтабзаца" style:family="text">
      <style:text-properties style:font-name="Palatino Linotype" fo:font-size="13pt" style:font-size-asian="13pt" style:font-size-complex="13pt" fo:background-color="#FFFFFF"/>
    </style:style>
    <style:style style:name="T202" style:parent-style-name="Основнойшрифтабзаца" style:family="text">
      <style:text-properties style:font-name="Palatino Linotype" fo:color="#000000" fo:font-size="13pt" style:font-size-asian="13pt" style:font-size-complex="13pt" fo:background-color="#FFFFFF"/>
    </style:style>
    <style:style style:name="T203" style:parent-style-name="Основнойшрифтабзаца" style:family="text">
      <style:text-properties style:font-name="Palatino Linotype" fo:font-size="13pt" style:font-size-asian="13pt" style:font-size-complex="13pt" fo:background-color="#FFFFFF"/>
    </style:style>
    <style:style style:name="T204" style:parent-style-name="Основнойшрифтабзаца" style:family="text">
      <style:text-properties style:font-name="Palatino Linotype" fo:color="#000000" fo:font-size="13pt" style:font-size-asian="13pt" style:font-size-complex="13pt" fo:background-color="#FFFFFF"/>
    </style:style>
    <style:style style:name="T205" style:parent-style-name="Основнойшрифтабзаца" style:family="text">
      <style:text-properties style:font-name="Palatino Linotype" fo:color="#000000" fo:font-size="13pt" style:font-size-asian="13pt" style:font-size-complex="13pt" fo:background-color="#FFFFFF"/>
    </style:style>
    <style:style style:name="T206" style:parent-style-name="Основнойшрифтабзаца" style:family="text">
      <style:text-properties style:font-name="Palatino Linotype" fo:font-size="13pt" style:font-size-asian="13pt" style:font-size-complex="13pt" fo:background-color="#FFFFFF"/>
    </style:style>
    <style:style style:name="T207" style:parent-style-name="Основнойшрифтабзаца" style:family="text">
      <style:text-properties style:font-name="Palatino Linotype" fo:color="#000000" fo:font-size="13pt" style:font-size-asian="13pt" style:font-size-complex="13pt" fo:background-color="#FFFFFF"/>
    </style:style>
    <style:style style:name="T208" style:parent-style-name="Основнойшрифтабзаца" style:family="text">
      <style:text-properties style:font-name="Palatino Linotype" fo:color="#000000" fo:font-size="13pt" style:font-size-asian="13pt" style:font-size-complex="13pt" fo:background-color="#FFFFFF"/>
    </style:style>
    <style:style style:name="T209" style:parent-style-name="Основнойшрифтабзаца" style:family="text">
      <style:text-properties style:font-name="Palatino Linotype" fo:font-size="13pt" style:font-size-asian="13pt" style:font-size-complex="13pt" fo:background-color="#FFFFFF"/>
    </style:style>
    <style:style style:name="T210" style:parent-style-name="Основнойшрифтабзаца" style:family="text">
      <style:text-properties style:font-name="Palatino Linotype" fo:color="#000000" fo:font-size="13pt" style:font-size-asian="13pt" style:font-size-complex="13pt" fo:background-color="#FFFFFF"/>
    </style:style>
    <style:style style:name="T211" style:parent-style-name="Основнойшрифтабзаца" style:family="text">
      <style:text-properties style:font-name="Palatino Linotype" fo:font-size="13pt" style:font-size-asian="13pt" style:font-size-complex="13pt" fo:background-color="#FFFFFF"/>
    </style:style>
    <style:style style:name="T212" style:parent-style-name="Основнойшрифтабзаца" style:family="text">
      <style:text-properties style:font-name="Palatino Linotype" fo:color="#000000" fo:font-size="13pt" style:font-size-asian="13pt" style:font-size-complex="13pt" fo:background-color="#FFFFFF"/>
    </style:style>
    <style:style style:name="T213" style:parent-style-name="Основнойшрифтабзаца" style:family="text">
      <style:text-properties style:font-name="Palatino Linotype" fo:color="#000000" fo:font-size="13pt" style:font-size-asian="13pt" style:font-size-complex="13pt" fo:background-color="#FFFFFF"/>
    </style:style>
    <style:style style:name="T214" style:parent-style-name="Основнойшрифтабзаца" style:family="text">
      <style:text-properties style:font-name="Palatino Linotype" fo:font-size="13pt" style:font-size-asian="13pt" style:font-size-complex="13pt" fo:background-color="#FFFFFF"/>
    </style:style>
    <style:style style:name="T215" style:parent-style-name="Основнойшрифтабзаца" style:family="text">
      <style:text-properties style:font-name="Palatino Linotype" fo:color="#000000" fo:font-size="13pt" style:font-size-asian="13pt" style:font-size-complex="13pt" fo:background-color="#FFFFFF"/>
    </style:style>
    <style:style style:name="T216" style:parent-style-name="Основнойшрифтабзаца" style:family="text">
      <style:text-properties style:font-name="Palatino Linotype" fo:color="#000000" fo:font-size="13pt" style:font-size-asian="13pt" style:font-size-complex="13pt" fo:background-color="#FFFFFF"/>
    </style:style>
    <style:style style:name="T217" style:parent-style-name="Основнойшрифтабзаца" style:family="text">
      <style:text-properties style:font-name="Palatino Linotype" fo:font-size="13pt" style:font-size-asian="13pt" style:font-size-complex="13pt" fo:background-color="#FFFFFF"/>
    </style:style>
    <style:style style:name="T218" style:parent-style-name="Основнойшрифтабзаца" style:family="text">
      <style:text-properties style:font-name="Palatino Linotype" fo:color="#000000" fo:font-size="13pt" style:font-size-asian="13pt" style:font-size-complex="13pt" fo:background-color="#FFFFFF"/>
    </style:style>
    <style:style style:name="T219" style:parent-style-name="Основнойшрифтабзаца" style:family="text">
      <style:text-properties style:font-name="Palatino Linotype" fo:color="#000000" fo:font-size="13pt" style:font-size-asian="13pt" style:font-size-complex="13pt" fo:background-color="#FFFFFF"/>
    </style:style>
    <style:style style:name="T220" style:parent-style-name="Основнойшрифтабзаца" style:family="text">
      <style:text-properties style:font-name="Palatino Linotype" fo:font-size="13pt" style:font-size-asian="13pt" style:font-size-complex="13pt" fo:background-color="#FFFFFF"/>
    </style:style>
    <style:style style:name="T221" style:parent-style-name="Основнойшрифтабзаца" style:family="text">
      <style:text-properties style:font-name="Palatino Linotype" fo:font-size="13pt" style:font-size-asian="13pt" style:font-size-complex="13pt" fo:background-color="#FFFFFF"/>
    </style:style>
    <style:style style:name="T222" style:parent-style-name="Основнойшрифтабзаца" style:family="text">
      <style:text-properties style:font-name="Palatino Linotype" fo:color="#000000" fo:font-size="13pt" style:font-size-asian="13pt" style:font-size-complex="13pt" fo:background-color="#FFFFFF"/>
    </style:style>
    <style:style style:name="T223" style:parent-style-name="Основнойшрифтабзаца" style:family="text">
      <style:text-properties style:font-name="Palatino Linotype" fo:font-size="13pt" style:font-size-asian="13pt" style:font-size-complex="13pt" fo:background-color="#FFFFFF"/>
    </style:style>
    <style:style style:name="T224" style:parent-style-name="Основнойшрифтабзаца" style:family="text">
      <style:text-properties style:font-name="Palatino Linotype" fo:color="#000000" fo:font-size="13pt" style:font-size-asian="13pt" style:font-size-complex="13pt" fo:background-color="#FFFFFF"/>
    </style:style>
    <style:style style:name="T225" style:parent-style-name="Основнойшрифтабзаца" style:family="text">
      <style:text-properties style:font-name="Palatino Linotype" fo:color="#000000" fo:font-size="13pt" style:font-size-asian="13pt" style:font-size-complex="13pt" fo:background-color="#FFFFFF"/>
    </style:style>
    <style:style style:name="T226" style:parent-style-name="Основнойшрифтабзаца" style:family="text">
      <style:text-properties style:font-name="Palatino Linotype" fo:font-size="13pt" style:font-size-asian="13pt" style:font-size-complex="13pt" fo:background-color="#FFFFFF"/>
    </style:style>
    <style:style style:name="T227" style:parent-style-name="Основнойшрифтабзаца" style:family="text">
      <style:text-properties style:font-name="Palatino Linotype" fo:color="#000000" fo:font-size="13pt" style:font-size-asian="13pt" style:font-size-complex="13pt" fo:background-color="#FFFFFF"/>
    </style:style>
    <style:style style:name="T228" style:parent-style-name="Основнойшрифтабзаца" style:family="text">
      <style:text-properties style:font-name="Palatino Linotype" fo:color="#000000" fo:font-size="13pt" style:font-size-asian="13pt" style:font-size-complex="13pt" fo:background-color="#FFFFFF"/>
    </style:style>
    <style:style style:name="T229" style:parent-style-name="Основнойшрифтабзаца" style:family="text">
      <style:text-properties style:font-name="Palatino Linotype" fo:color="#000000" fo:font-size="13pt" style:font-size-asian="13pt" style:font-size-complex="13pt" fo:background-color="#FFFFFF"/>
    </style:style>
    <style:style style:name="T230" style:parent-style-name="Основнойшрифтабзаца" style:family="text">
      <style:text-properties style:font-name="Palatino Linotype" fo:font-size="13pt" style:font-size-asian="13pt" style:font-size-complex="13pt" fo:background-color="#FFFFFF"/>
    </style:style>
    <style:style style:name="T231" style:parent-style-name="Основнойшрифтабзаца" style:family="text">
      <style:text-properties style:font-name="Palatino Linotype" fo:color="#000000" fo:font-size="13pt" style:font-size-asian="13pt" style:font-size-complex="13pt" fo:background-color="#FFFFFF"/>
    </style:style>
    <style:style style:name="T232" style:parent-style-name="Основнойшрифтабзаца" style:family="text">
      <style:text-properties style:font-name="Palatino Linotype" fo:color="#000000" fo:font-size="13pt" style:font-size-asian="13pt" style:font-size-complex="13pt" fo:background-color="#FFFFFF"/>
    </style:style>
    <style:style style:name="T233" style:parent-style-name="Основнойшрифтабзаца" style:family="text">
      <style:text-properties style:font-name="Palatino Linotype" fo:font-size="13pt" style:font-size-asian="13pt" style:font-size-complex="13pt" fo:background-color="#FFFFFF"/>
    </style:style>
    <style:style style:name="T234" style:parent-style-name="Основнойшрифтабзаца" style:family="text">
      <style:text-properties style:font-name="Palatino Linotype" fo:color="#000000" fo:font-size="13pt" style:font-size-asian="13pt" style:font-size-complex="13pt" fo:background-color="#FFFFFF"/>
    </style:style>
    <style:style style:name="T235" style:parent-style-name="Основнойшрифтабзаца" style:family="text">
      <style:text-properties style:font-name="Palatino Linotype" fo:font-size="13pt" style:font-size-asian="13pt" style:font-size-complex="13pt" fo:background-color="#FFFFFF"/>
    </style:style>
    <style:style style:name="T236" style:parent-style-name="Основнойшрифтабзаца" style:family="text">
      <style:text-properties style:font-name="Palatino Linotype" fo:color="#000000" fo:font-size="13pt" style:font-size-asian="13pt" style:font-size-complex="13pt" fo:background-color="#FFFFFF"/>
    </style:style>
    <style:style style:name="T237" style:parent-style-name="Основнойшрифтабзаца" style:family="text">
      <style:text-properties style:font-name="Palatino Linotype" fo:color="#000000" fo:font-size="13pt" style:font-size-asian="13pt" style:font-size-complex="13pt" fo:background-color="#FFFFFF"/>
    </style:style>
    <style:style style:name="T238" style:parent-style-name="Основнойшрифтабзаца" style:family="text">
      <style:text-properties style:font-name="Palatino Linotype" fo:color="#000000" fo:font-size="13pt" style:font-size-asian="13pt" style:font-size-complex="13pt" fo:background-color="#FFFFFF"/>
    </style:style>
    <style:style style:name="T239" style:parent-style-name="Основнойшрифтабзаца" style:family="text">
      <style:text-properties style:font-name="Palatino Linotype" fo:font-size="13pt" style:font-size-asian="13pt" style:font-size-complex="13pt" fo:background-color="#FFFFFF"/>
    </style:style>
    <style:style style:name="T240" style:parent-style-name="Основнойшрифтабзаца" style:family="text">
      <style:text-properties style:font-name="Palatino Linotype" fo:color="#000000" fo:font-size="13pt" style:font-size-asian="13pt" style:font-size-complex="13pt" fo:background-color="#FFFFFF"/>
    </style:style>
    <style:style style:name="T241" style:parent-style-name="Основнойшрифтабзаца" style:family="text">
      <style:text-properties style:font-name="Palatino Linotype" fo:font-size="13pt" style:font-size-asian="13pt" style:font-size-complex="13pt" fo:background-color="#FFFFFF"/>
    </style:style>
    <style:style style:name="T242" style:parent-style-name="Основнойшрифтабзаца" style:family="text">
      <style:text-properties style:font-name="Palatino Linotype" fo:color="#000000" fo:font-size="13pt" style:font-size-asian="13pt" style:font-size-complex="13pt" fo:background-color="#FFFFFF"/>
    </style:style>
    <style:style style:name="T243" style:parent-style-name="Основнойшрифтабзаца" style:family="text">
      <style:text-properties style:font-name="Palatino Linotype" fo:font-size="13pt" style:font-size-asian="13pt" style:font-size-complex="13pt" fo:background-color="#FFFFFF"/>
    </style:style>
    <style:style style:name="T244" style:parent-style-name="Основнойшрифтабзаца" style:family="text">
      <style:text-properties style:font-name="Palatino Linotype" fo:color="#000000" fo:font-size="13pt" style:font-size-asian="13pt" style:font-size-complex="13pt" fo:background-color="#FFFFFF"/>
    </style:style>
    <style:style style:name="T245" style:parent-style-name="Основнойшрифтабзаца" style:family="text">
      <style:text-properties style:font-name="Palatino Linotype" fo:color="#000000" fo:font-size="13pt" style:font-size-asian="13pt" style:font-size-complex="13pt" fo:background-color="#FFFFFF"/>
    </style:style>
    <style:style style:name="T246" style:parent-style-name="Основнойшрифтабзаца" style:family="text">
      <style:text-properties style:font-name="Palatino Linotype" fo:color="#000000" fo:font-size="13pt" style:font-size-asian="13pt" style:font-size-complex="13pt" fo:background-color="#FFFFFF"/>
    </style:style>
    <style:style style:name="P247"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248"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249" style:parent-style-name="Standard" style:family="paragraph">
      <style:paragraph-properties fo:margin-top="0.0395in" fo:text-indent="0.1965in"/>
    </style:style>
    <style:style style:name="T25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51" style:parent-style-name="Основнойшрифтабзаца" style:family="text">
      <style:text-properties style:font-name="Palatino Linotype" fo:color="#000000" fo:font-size="13pt" style:font-size-asian="13pt" style:font-size-complex="13pt" fo:background-color="#FFFFFF"/>
    </style:style>
    <style:style style:name="T252" style:parent-style-name="Основнойшрифтабзаца" style:family="text">
      <style:text-properties style:font-name="Palatino Linotype" fo:color="#000000" fo:font-size="13pt" style:font-size-asian="13pt" style:font-size-complex="13pt" fo:background-color="#FFFFFF"/>
    </style:style>
    <style:style style:name="T253" style:parent-style-name="Основнойшрифтабзаца" style:family="text">
      <style:text-properties style:font-name="Palatino Linotype" fo:color="#000000" fo:font-size="13pt" style:font-size-asian="13pt" style:font-size-complex="13pt" fo:background-color="#FFFFFF"/>
    </style:style>
    <style:style style:name="P25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5" style:parent-style-name="Standard" style:family="paragraph">
      <style:paragraph-properties fo:text-align="center" fo:margin-top="0.0395in" fo:text-indent="0.1965in"/>
      <style:text-properties style:font-name="Palatino Linotype" fo:color="#000000" fo:font-size="13pt" style:font-size-asian="13pt" style:font-size-complex="13pt" fo:background-color="#FFFFFF"/>
    </style:style>
    <style:style style:name="P26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7"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88"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89"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0"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1" style:parent-style-name="Standard" style:family="paragraph">
      <style:paragraph-properties fo:text-align="center" fo:margin-top="0.0395in"/>
      <style:text-properties style:font-name="Palatino Linotype" style:font-name-complex="Times New Roman" fo:color="#000000" fo:font-size="13pt" style:font-size-asian="13pt" style:font-size-complex="13pt" fo:background-color="#FFFFFF"/>
    </style:style>
    <style:style style:name="P292" style:parent-style-name="Standard" style:family="paragraph">
      <style:paragraph-properties fo:margin-top="0.0395in"/>
    </style:style>
    <style:style style:name="T29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94" style:parent-style-name="Основнойшрифтабзаца" style:family="text">
      <style:text-properties style:font-name="Palatino Linotype" fo:color="#000000" fo:font-size="13pt" style:font-size-asian="13pt" style:font-size-complex="13pt" fo:background-color="#FFFFFF"/>
    </style:style>
    <style:style style:name="T295" style:parent-style-name="Основнойшрифтабзаца" style:family="text">
      <style:text-properties style:font-name="Palatino Linotype" fo:font-size="13pt" style:font-size-asian="13pt" style:font-size-complex="13pt" fo:background-color="#FFFFFF"/>
    </style:style>
    <style:style style:name="T296" style:parent-style-name="Основнойшрифтабзаца" style:family="text">
      <style:text-properties style:font-name="Palatino Linotype" fo:font-size="13pt" style:font-size-asian="13pt" style:font-size-complex="13pt" fo:background-color="#FFFFFF"/>
    </style:style>
    <style:style style:name="T297" style:parent-style-name="Основнойшрифтабзаца" style:family="text">
      <style:text-properties style:font-name="Palatino Linotype" fo:color="#000000" fo:font-size="13pt" style:font-size-asian="13pt" style:font-size-complex="13pt" fo:background-color="#FFFFFF"/>
    </style:style>
    <style:style style:name="T298" style:parent-style-name="Основнойшрифтабзаца" style:family="text">
      <style:text-properties style:font-name="Palatino Linotype" fo:color="#000000" fo:font-size="13pt" style:font-size-asian="13pt" style:font-size-complex="13pt" fo:background-color="#FFFFFF"/>
    </style:style>
    <style:style style:name="T299" style:parent-style-name="Основнойшрифтабзаца" style:family="text">
      <style:text-properties style:font-name="Palatino Linotype" fo:color="#000000" fo:font-size="13pt" style:font-size-asian="13pt" style:font-size-complex="13pt" fo:background-color="#FFFFFF"/>
    </style:style>
    <style:style style:name="T300" style:parent-style-name="Основнойшрифтабзаца" style:family="text">
      <style:text-properties style:font-name="Palatino Linotype" fo:color="#000000" fo:font-size="13pt" style:font-size-asian="13pt" style:font-size-complex="13pt" fo:background-color="#FFFFFF"/>
    </style:style>
    <style:style style:name="T301" style:parent-style-name="Основнойшрифтабзаца" style:family="text">
      <style:text-properties style:font-name="Palatino Linotype" fo:color="#000000" fo:font-size="13pt" style:font-size-asian="13pt" style:font-size-complex="13pt" fo:background-color="#FFFFFF"/>
    </style:style>
    <style:style style:name="T302" style:parent-style-name="Основнойшрифтабзаца" style:family="text">
      <style:text-properties style:font-name="Palatino Linotype" fo:color="#000000" fo:font-size="13pt" style:font-size-asian="13pt" style:font-size-complex="13pt" fo:background-color="#FFFFFF"/>
    </style:style>
    <style:style style:name="P30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8" style:parent-style-name="Standard" style:family="paragraph">
      <style:paragraph-properties fo:text-align="center" fo:margin-top="0.0395in"/>
      <style:text-properties style:font-name="Palatino Linotype" fo:color="#000000" fo:font-size="13pt" style:font-size-asian="13pt" style:font-size-complex="13pt" fo:background-color="#FFFFFF"/>
    </style:style>
    <style:style style:name="P34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6" style:parent-style-name="Standard" style:family="paragraph">
      <style:paragraph-properties fo:margin-top="0.0395in" fo:text-indent="0.4923in"/>
      <style:text-properties style:font-name="Palatino Linotype" fo:color="#000000" fo:font-size="13pt" style:font-size-asian="13pt" style:font-size-complex="13pt" fo:background-color="#FFFFFF"/>
    </style:style>
    <style:style style:name="P4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7" style:parent-style-name="Standard" style:family="paragraph">
      <style:paragraph-properties fo:margin-top="0.0395in"/>
    </style:style>
    <style:style style:name="P418" style:parent-style-name="Standard" style:family="paragraph">
      <style:paragraph-properties fo:margin-top="0.0395in"/>
    </style:style>
    <style:style style:name="P419" style:parent-style-name="Standard" style:family="paragraph">
      <style:paragraph-properties fo:margin-top="0.0395in"/>
    </style:style>
    <style:style style:name="P420" style:parent-style-name="Standard" style:family="paragraph">
      <style:paragraph-properties fo:margin-top="0.0395in"/>
    </style:style>
    <style:style style:name="P421" style:parent-style-name="Standard" style:family="paragraph">
      <style:paragraph-properties fo:margin-top="0.0395in"/>
    </style:style>
    <style:style style:name="P422" style:parent-style-name="Standard" style:family="paragraph">
      <style:paragraph-properties fo:margin-top="0.0395in"/>
    </style:style>
    <style:style style:name="P423" style:parent-style-name="Standard" style:family="paragraph">
      <style:paragraph-properties fo:margin-top="0.0395in"/>
    </style:style>
    <style:style style:name="P424" style:parent-style-name="Standard" style:family="paragraph">
      <style:paragraph-properties fo:margin-top="0.0395in"/>
    </style:style>
    <style:style style:name="P425" style:parent-style-name="Standard" style:family="paragraph">
      <style:paragraph-properties fo:margin-top="0.0395in"/>
    </style:style>
    <style:style style:name="P426" style:parent-style-name="Standard" style:family="paragraph">
      <style:paragraph-properties fo:margin-top="0.0395in"/>
    </style:style>
    <style:style style:name="P427" style:parent-style-name="Standard" style:family="paragraph">
      <style:paragraph-properties fo:margin-top="0.0395in"/>
    </style:style>
    <style:style style:name="P428" style:parent-style-name="Standard" style:family="paragraph">
      <style:paragraph-properties fo:margin-top="0.0395in"/>
    </style:style>
    <style:style style:name="P429" style:parent-style-name="Standard" style:family="paragraph">
      <style:paragraph-properties fo:margin-top="0.0395in"/>
    </style:style>
    <style:style style:name="P430"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431"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432" style:parent-style-name="Standard" style:family="paragraph">
      <style:paragraph-properties fo:margin-top="0.0395in" fo:text-indent="0.1965in"/>
    </style:style>
    <style:style style:name="T433" style:parent-style-name="Основнойшрифтабзаца" style:family="text">
      <style:text-properties style:font-name="Palatino Linotype" fo:color="#000000" fo:font-size="13pt" style:font-size-asian="13pt" style:font-size-complex="13pt" fo:background-color="#FFFFFF"/>
    </style:style>
    <style:style style:name="T434" style:parent-style-name="Основнойшрифтабзаца" style:family="text">
      <style:text-properties style:font-name="Palatino Linotype" fo:color="#000000" fo:font-size="13pt" style:font-size-asian="13pt" style:font-size-complex="13pt" fo:background-color="#FFFFFF"/>
    </style:style>
    <style:style style:name="T435" style:parent-style-name="Основнойшрифтабзаца" style:family="text">
      <style:text-properties style:font-name="Palatino Linotype" fo:color="#000000" fo:font-size="13pt" style:font-size-asian="13pt" style:font-size-complex="13pt" fo:background-color="#FFFFFF"/>
    </style:style>
    <style:style style:name="T436" style:parent-style-name="Основнойшрифтабзаца" style:family="text">
      <style:text-properties style:font-name="Palatino Linotype" fo:color="#000000" fo:font-size="13pt" style:font-size-asian="13pt" style:font-size-complex="13pt" fo:background-color="#FFFFFF"/>
    </style:style>
    <style:style style:name="T437" style:parent-style-name="Основнойшрифтабзаца" style:family="text">
      <style:text-properties style:font-name="Palatino Linotype" fo:font-size="13pt" style:font-size-asian="13pt" style:font-size-complex="13pt" fo:background-color="#FFFFFF"/>
    </style:style>
    <style:style style:name="T438" style:parent-style-name="Основнойшрифтабзаца" style:family="text">
      <style:text-properties style:font-name="Palatino Linotype" fo:color="#000000" fo:font-size="13pt" style:font-size-asian="13pt" style:font-size-complex="13pt" fo:background-color="#FFFFFF"/>
    </style:style>
    <style:style style:name="T439" style:parent-style-name="Основнойшрифтабзаца" style:family="text">
      <style:text-properties style:font-name="Palatino Linotype" fo:color="#000000" fo:font-size="13pt" style:font-size-asian="13pt" style:font-size-complex="13pt" fo:background-color="#FFFFFF"/>
    </style:style>
    <style:style style:name="T440" style:parent-style-name="Основнойшрифтабзаца" style:family="text">
      <style:text-properties style:font-name="Palatino Linotype" fo:color="#000000" fo:font-size="13pt" style:font-size-asian="13pt" style:font-size-complex="13pt" fo:background-color="#FFFFFF"/>
    </style:style>
    <style:style style:name="T441" style:parent-style-name="Основнойшрифтабзаца" style:family="text">
      <style:text-properties style:font-name="Palatino Linotype" fo:font-size="13pt" style:font-size-asian="13pt" style:font-size-complex="13pt" fo:background-color="#FFFFFF"/>
    </style:style>
    <style:style style:name="T442" style:parent-style-name="Основнойшрифтабзаца" style:family="text">
      <style:text-properties style:font-name="Palatino Linotype" fo:color="#000000" fo:font-size="13pt" style:font-size-asian="13pt" style:font-size-complex="13pt" fo:background-color="#FFFFFF"/>
    </style:style>
    <style:style style:name="T443" style:parent-style-name="Основнойшрифтабзаца" style:family="text">
      <style:text-properties style:font-name="Palatino Linotype" fo:color="#000000" fo:font-size="13pt" style:font-size-asian="13pt" style:font-size-complex="13pt" fo:background-color="#FFFFFF"/>
    </style:style>
    <style:style style:name="T444" style:parent-style-name="Основнойшрифтабзаца" style:family="text">
      <style:text-properties style:font-name="Palatino Linotype" fo:color="#000000" fo:font-size="13pt" style:font-size-asian="13pt" style:font-size-complex="13pt" fo:background-color="#FFFFFF"/>
    </style:style>
    <style:style style:name="T445" style:parent-style-name="Основнойшрифтабзаца" style:family="text">
      <style:text-properties style:font-name="Palatino Linotype" fo:font-size="13pt" style:font-size-asian="13pt" style:font-size-complex="13pt" fo:background-color="#FFFFFF"/>
    </style:style>
    <style:style style:name="T446" style:parent-style-name="Основнойшрифтабзаца" style:family="text">
      <style:text-properties style:font-name="Palatino Linotype" fo:color="#000000" fo:font-size="13pt" style:font-size-asian="13pt" style:font-size-complex="13pt" fo:background-color="#FFFFFF"/>
    </style:style>
    <style:style style:name="T447" style:parent-style-name="Основнойшрифтабзаца" style:family="text">
      <style:text-properties style:font-name="Palatino Linotype" fo:color="#000000" fo:font-size="13pt" style:font-size-asian="13pt" style:font-size-complex="13pt" fo:background-color="#FFFFFF"/>
    </style:style>
    <style:style style:name="T448" style:parent-style-name="Основнойшрифтабзаца" style:family="text">
      <style:text-properties style:font-name="Palatino Linotype" fo:font-size="13pt" style:font-size-asian="13pt" style:font-size-complex="13pt" fo:background-color="#FFFFFF"/>
    </style:style>
    <style:style style:name="T449" style:parent-style-name="Основнойшрифтабзаца" style:family="text">
      <style:text-properties style:font-name="Palatino Linotype" fo:color="#000000" fo:font-size="13pt" style:font-size-asian="13pt" style:font-size-complex="13pt" fo:background-color="#FFFFFF"/>
    </style:style>
    <style:style style:name="T450" style:parent-style-name="Основнойшрифтабзаца" style:family="text">
      <style:text-properties style:font-name="Palatino Linotype" fo:font-size="13pt" style:font-size-asian="13pt" style:font-size-complex="13pt" fo:background-color="#FFFFFF"/>
    </style:style>
    <style:style style:name="T451" style:parent-style-name="Основнойшрифтабзаца" style:family="text">
      <style:text-properties style:font-name="Palatino Linotype" fo:color="#000000" fo:font-size="13pt" style:font-size-asian="13pt" style:font-size-complex="13pt" fo:background-color="#FFFFFF"/>
    </style:style>
    <style:style style:name="T452" style:parent-style-name="Основнойшрифтабзаца" style:family="text">
      <style:text-properties style:font-name="Palatino Linotype" fo:font-size="13pt" style:font-size-asian="13pt" style:font-size-complex="13pt" fo:background-color="#FFFFFF"/>
    </style:style>
    <style:style style:name="T453" style:parent-style-name="Основнойшрифтабзаца" style:family="text">
      <style:text-properties style:font-name="Palatino Linotype" fo:color="#000000" fo:font-size="13pt" style:font-size-asian="13pt" style:font-size-complex="13pt" fo:background-color="#FFFFFF"/>
    </style:style>
    <style:style style:name="T454" style:parent-style-name="Основнойшрифтабзаца" style:family="text">
      <style:text-properties style:font-name="Palatino Linotype" fo:color="#000000" fo:font-size="13pt" style:font-size-asian="13pt" style:font-size-complex="13pt" fo:background-color="#FFFFFF"/>
    </style:style>
    <style:style style:name="T455" style:parent-style-name="Основнойшрифтабзаца" style:family="text">
      <style:text-properties style:font-name="Palatino Linotype" fo:color="#000000" fo:font-size="13pt" style:font-size-asian="13pt" style:font-size-complex="13pt" fo:background-color="#FFFFFF"/>
    </style:style>
    <style:style style:name="T456" style:parent-style-name="Основнойшрифтабзаца" style:family="text">
      <style:text-properties style:font-name="Palatino Linotype" fo:font-size="13pt" style:font-size-asian="13pt" style:font-size-complex="13pt" fo:background-color="#FFFFFF"/>
    </style:style>
    <style:style style:name="T457" style:parent-style-name="Основнойшрифтабзаца" style:family="text">
      <style:text-properties style:font-name="Palatino Linotype" fo:color="#000000" fo:font-size="13pt" style:font-size-asian="13pt" style:font-size-complex="13pt" fo:background-color="#FFFFFF"/>
    </style:style>
    <style:style style:name="T458" style:parent-style-name="Основнойшрифтабзаца" style:family="text">
      <style:text-properties style:font-name="Palatino Linotype" fo:font-size="13pt" style:font-size-asian="13pt" style:font-size-complex="13pt" fo:background-color="#FFFFFF"/>
    </style:style>
    <style:style style:name="T459" style:parent-style-name="Основнойшрифтабзаца" style:family="text">
      <style:text-properties style:font-name="Palatino Linotype" fo:color="#000000" fo:font-size="13pt" style:font-size-asian="13pt" style:font-size-complex="13pt" fo:background-color="#FFFFFF"/>
    </style:style>
    <style:style style:name="T460" style:parent-style-name="Основнойшрифтабзаца" style:family="text">
      <style:text-properties style:font-name="Palatino Linotype" fo:color="#000000" fo:font-size="13pt" style:font-size-asian="13pt" style:font-size-complex="13pt" fo:background-color="#FFFFFF"/>
    </style:style>
    <style:style style:name="T461" style:parent-style-name="Основнойшрифтабзаца" style:family="text">
      <style:text-properties style:font-name="Palatino Linotype" fo:font-size="13pt" style:font-size-asian="13pt" style:font-size-complex="13pt" fo:background-color="#FFFFFF"/>
    </style:style>
    <style:style style:name="T462" style:parent-style-name="Основнойшрифтабзаца" style:family="text">
      <style:text-properties style:font-name="Palatino Linotype" fo:color="#000000" fo:font-size="13pt" style:font-size-asian="13pt" style:font-size-complex="13pt" fo:background-color="#FFFFFF"/>
    </style:style>
    <style:style style:name="T463" style:parent-style-name="Основнойшрифтабзаца" style:family="text">
      <style:text-properties style:font-name="Palatino Linotype" fo:font-size="13pt" style:font-size-asian="13pt" style:font-size-complex="13pt" fo:background-color="#FFFFFF"/>
    </style:style>
    <style:style style:name="T464" style:parent-style-name="Основнойшрифтабзаца" style:family="text">
      <style:text-properties style:font-name="Palatino Linotype" fo:color="#000000" fo:font-size="13pt" style:font-size-asian="13pt" style:font-size-complex="13pt" fo:background-color="#FFFFFF"/>
    </style:style>
    <style:style style:name="T465" style:parent-style-name="Основнойшрифтабзаца" style:family="text">
      <style:text-properties style:font-name="Palatino Linotype" fo:font-size="13pt" style:font-size-asian="13pt" style:font-size-complex="13pt" fo:background-color="#FFFFFF"/>
    </style:style>
    <style:style style:name="T466" style:parent-style-name="Основнойшрифтабзаца" style:family="text">
      <style:text-properties style:font-name="Palatino Linotype" fo:color="#000000" fo:font-size="13pt" style:font-size-asian="13pt" style:font-size-complex="13pt" fo:background-color="#FFFFFF"/>
    </style:style>
    <style:style style:name="T467" style:parent-style-name="Основнойшрифтабзаца" style:family="text">
      <style:text-properties style:font-name="Palatino Linotype" fo:color="#000000" fo:font-size="13pt" style:font-size-asian="13pt" style:font-size-complex="13pt" fo:background-color="#FFFFFF"/>
    </style:style>
    <style:style style:name="T468" style:parent-style-name="Основнойшрифтабзаца" style:family="text">
      <style:text-properties style:font-name="Palatino Linotype" fo:font-size="13pt" style:font-size-asian="13pt" style:font-size-complex="13pt" fo:background-color="#FFFFFF"/>
    </style:style>
    <style:style style:name="T469" style:parent-style-name="Основнойшрифтабзаца" style:family="text">
      <style:text-properties style:font-name="Palatino Linotype" fo:color="#000000" fo:font-size="13pt" style:font-size-asian="13pt" style:font-size-complex="13pt" fo:background-color="#FFFFFF"/>
    </style:style>
    <style:style style:name="T470" style:parent-style-name="Основнойшрифтабзаца" style:family="text">
      <style:text-properties style:font-name="Palatino Linotype" fo:color="#000000" fo:font-size="13pt" style:font-size-asian="13pt" style:font-size-complex="13pt" fo:background-color="#FFFFFF"/>
    </style:style>
    <style:style style:name="T471" style:parent-style-name="Основнойшрифтабзаца" style:family="text">
      <style:text-properties style:font-name="Palatino Linotype" fo:font-size="13pt" style:font-size-asian="13pt" style:font-size-complex="13pt" fo:background-color="#FFFFFF"/>
    </style:style>
    <style:style style:name="T472" style:parent-style-name="Основнойшрифтабзаца" style:family="text">
      <style:text-properties style:font-name="Palatino Linotype" fo:color="#000000" fo:font-size="13pt" style:font-size-asian="13pt" style:font-size-complex="13pt" fo:background-color="#FFFFFF"/>
    </style:style>
    <style:style style:name="T473" style:parent-style-name="Основнойшрифтабзаца" style:family="text">
      <style:text-properties style:font-name="Palatino Linotype" fo:font-size="13pt" style:font-size-asian="13pt" style:font-size-complex="13pt" fo:background-color="#FFFFFF"/>
    </style:style>
    <style:style style:name="T474" style:parent-style-name="Основнойшрифтабзаца" style:family="text">
      <style:text-properties style:font-name="Palatino Linotype" fo:color="#000000" fo:font-size="13pt" style:font-size-asian="13pt" style:font-size-complex="13pt" fo:background-color="#FFFFFF"/>
    </style:style>
    <style:style style:name="T475" style:parent-style-name="Основнойшрифтабзаца" style:family="text">
      <style:text-properties style:font-name="Palatino Linotype" fo:font-size="13pt" style:font-size-asian="13pt" style:font-size-complex="13pt" fo:background-color="#FFFFFF"/>
    </style:style>
    <style:style style:name="T476" style:parent-style-name="Основнойшрифтабзаца" style:family="text">
      <style:text-properties style:font-name="Palatino Linotype" fo:color="#000000" fo:font-size="13pt" style:font-size-asian="13pt" style:font-size-complex="13pt" fo:background-color="#FFFFFF"/>
    </style:style>
    <style:style style:name="T477" style:parent-style-name="Основнойшрифтабзаца" style:family="text">
      <style:text-properties style:font-name="Palatino Linotype" fo:font-size="13pt" style:font-size-asian="13pt" style:font-size-complex="13pt" fo:background-color="#FFFFFF"/>
    </style:style>
    <style:style style:name="T478" style:parent-style-name="Основнойшрифтабзаца" style:family="text">
      <style:text-properties style:font-name="Palatino Linotype" fo:color="#000000" fo:font-size="13pt" style:font-size-asian="13pt" style:font-size-complex="13pt" fo:background-color="#FFFFFF"/>
    </style:style>
    <style:style style:name="T479" style:parent-style-name="Основнойшрифтабзаца" style:family="text">
      <style:text-properties style:font-name="Palatino Linotype" fo:font-size="13pt" style:font-size-asian="13pt" style:font-size-complex="13pt" fo:background-color="#FFFFFF"/>
    </style:style>
    <style:style style:name="T480" style:parent-style-name="Основнойшрифтабзаца" style:family="text">
      <style:text-properties style:font-name="Palatino Linotype" fo:color="#000000" fo:font-size="13pt" style:font-size-asian="13pt" style:font-size-complex="13pt" fo:background-color="#FFFFFF"/>
    </style:style>
    <style:style style:name="T481" style:parent-style-name="Основнойшрифтабзаца" style:family="text">
      <style:text-properties style:font-name="Palatino Linotype" fo:color="#000000" fo:font-size="13pt" style:font-size-asian="13pt" style:font-size-complex="13pt" fo:background-color="#FFFFFF"/>
    </style:style>
    <style:style style:name="T482" style:parent-style-name="Основнойшрифтабзаца" style:family="text">
      <style:text-properties style:font-name="Palatino Linotype" fo:font-size="13pt" style:font-size-asian="13pt" style:font-size-complex="13pt" fo:background-color="#FFFFFF"/>
    </style:style>
    <style:style style:name="T483" style:parent-style-name="Основнойшрифтабзаца" style:family="text">
      <style:text-properties style:font-name="Palatino Linotype" fo:color="#000000" fo:font-size="13pt" style:font-size-asian="13pt" style:font-size-complex="13pt" fo:background-color="#FFFFFF"/>
    </style:style>
    <style:style style:name="T484" style:parent-style-name="Основнойшрифтабзаца" style:family="text">
      <style:text-properties style:font-name="Palatino Linotype" fo:color="#000000" fo:font-size="13pt" style:font-size-asian="13pt" style:font-size-complex="13pt" fo:background-color="#FFFFFF"/>
    </style:style>
    <style:style style:name="T485" style:parent-style-name="Основнойшрифтабзаца" style:family="text">
      <style:text-properties style:font-name="Palatino Linotype" fo:font-size="13pt" style:font-size-asian="13pt" style:font-size-complex="13pt" fo:background-color="#FFFFFF"/>
    </style:style>
    <style:style style:name="T486" style:parent-style-name="Основнойшрифтабзаца" style:family="text">
      <style:text-properties style:font-name="Palatino Linotype" fo:color="#000000" fo:font-size="13pt" style:font-size-asian="13pt" style:font-size-complex="13pt" fo:background-color="#FFFFFF"/>
    </style:style>
    <style:style style:name="T487" style:parent-style-name="Основнойшрифтабзаца" style:family="text">
      <style:text-properties style:font-name="Palatino Linotype" fo:font-size="13pt" style:font-size-asian="13pt" style:font-size-complex="13pt" fo:background-color="#FFFFFF"/>
    </style:style>
    <style:style style:name="T488" style:parent-style-name="Основнойшрифтабзаца" style:family="text">
      <style:text-properties style:font-name="Palatino Linotype" fo:color="#000000" fo:font-size="13pt" style:font-size-asian="13pt" style:font-size-complex="13pt" fo:background-color="#FFFFFF"/>
    </style:style>
    <style:style style:name="T489" style:parent-style-name="Основнойшрифтабзаца" style:family="text">
      <style:text-properties style:font-name="Palatino Linotype" fo:font-size="13pt" style:font-size-asian="13pt" style:font-size-complex="13pt" fo:background-color="#FFFFFF"/>
    </style:style>
    <style:style style:name="T490" style:parent-style-name="Основнойшрифтабзаца" style:family="text">
      <style:text-properties style:font-name="Palatino Linotype" fo:color="#000000" fo:font-size="13pt" style:font-size-asian="13pt" style:font-size-complex="13pt" fo:background-color="#FFFFFF"/>
    </style:style>
    <style:style style:name="T491" style:parent-style-name="Основнойшрифтабзаца" style:family="text">
      <style:text-properties style:font-name="Palatino Linotype" fo:font-size="13pt" style:font-size-asian="13pt" style:font-size-complex="13pt" fo:background-color="#FFFFFF"/>
    </style:style>
    <style:style style:name="T492" style:parent-style-name="Основнойшрифтабзаца" style:family="text">
      <style:text-properties style:font-name="Palatino Linotype" fo:font-size="13pt" style:font-size-asian="13pt" style:font-size-complex="13pt" fo:background-color="#FFFFFF"/>
    </style:style>
    <style:style style:name="T493" style:parent-style-name="Основнойшрифтабзаца" style:family="text">
      <style:text-properties style:font-name="Palatino Linotype" fo:color="#000000" fo:font-size="13pt" style:font-size-asian="13pt" style:font-size-complex="13pt" fo:background-color="#FFFFFF"/>
    </style:style>
    <style:style style:name="T494" style:parent-style-name="Основнойшрифтабзаца" style:family="text">
      <style:text-properties style:font-name="Palatino Linotype" fo:color="#000000" fo:font-size="13pt" style:font-size-asian="13pt" style:font-size-complex="13pt" fo:background-color="#FFFFFF"/>
    </style:style>
    <style:style style:name="T495" style:parent-style-name="Основнойшрифтабзаца" style:family="text">
      <style:text-properties style:font-name="Palatino Linotype" fo:color="#000000" fo:font-size="13pt" style:font-size-asian="13pt" style:font-size-complex="13pt" fo:background-color="#FFFFFF"/>
    </style:style>
    <style:style style:name="T496" style:parent-style-name="Основнойшрифтабзаца" style:family="text">
      <style:text-properties style:font-name="Palatino Linotype" fo:color="#000000" fo:font-size="13pt" style:font-size-asian="13pt" style:font-size-complex="13pt" fo:background-color="#FFFFFF"/>
    </style:style>
    <style:style style:name="T497" style:parent-style-name="Основнойшрифтабзаца" style:family="text">
      <style:text-properties style:font-name="Palatino Linotype" fo:font-size="13pt" style:font-size-asian="13pt" style:font-size-complex="13pt" fo:background-color="#FFFFFF"/>
    </style:style>
    <style:style style:name="T498" style:parent-style-name="Основнойшрифтабзаца" style:family="text">
      <style:text-properties style:font-name="Palatino Linotype" fo:color="#000000" fo:font-size="13pt" style:font-size-asian="13pt" style:font-size-complex="13pt" fo:background-color="#FFFFFF"/>
    </style:style>
    <style:style style:name="T499" style:parent-style-name="Основнойшрифтабзаца" style:family="text">
      <style:text-properties style:font-name="Palatino Linotype" fo:font-size="13pt" style:font-size-asian="13pt" style:font-size-complex="13pt" fo:background-color="#FFFFFF"/>
    </style:style>
    <style:style style:name="T500" style:parent-style-name="Основнойшрифтабзаца" style:family="text">
      <style:text-properties style:font-name="Palatino Linotype" fo:font-size="13pt" style:font-size-asian="13pt" style:font-size-complex="13pt" fo:background-color="#FFFFFF"/>
    </style:style>
    <style:style style:name="T501" style:parent-style-name="Основнойшрифтабзаца" style:family="text">
      <style:text-properties style:font-name="Palatino Linotype" fo:color="#000000" fo:font-size="13pt" style:font-size-asian="13pt" style:font-size-complex="13pt" fo:background-color="#FFFFFF"/>
    </style:style>
    <style:style style:name="T502" style:parent-style-name="Основнойшрифтабзаца" style:family="text">
      <style:text-properties style:font-name="Palatino Linotype" fo:color="#000000" fo:font-size="13pt" style:font-size-asian="13pt" style:font-size-complex="13pt" fo:background-color="#FFFFFF"/>
    </style:style>
    <style:style style:name="T503" style:parent-style-name="Основнойшрифтабзаца" style:family="text">
      <style:text-properties style:font-name="Palatino Linotype" fo:font-size="13pt" style:font-size-asian="13pt" style:font-size-complex="13pt" fo:background-color="#FFFFFF"/>
    </style:style>
    <style:style style:name="T504" style:parent-style-name="Основнойшрифтабзаца" style:family="text">
      <style:text-properties style:font-name="Palatino Linotype" fo:color="#000000" fo:font-size="13pt" style:font-size-asian="13pt" style:font-size-complex="13pt" fo:background-color="#FFFFFF"/>
    </style:style>
    <style:style style:name="T505" style:parent-style-name="Основнойшрифтабзаца" style:family="text">
      <style:text-properties style:font-name="Palatino Linotype" fo:color="#000000" fo:font-size="13pt" style:font-size-asian="13pt" style:font-size-complex="13pt" fo:background-color="#FFFFFF"/>
    </style:style>
    <style:style style:name="T506" style:parent-style-name="Основнойшрифтабзаца" style:family="text">
      <style:text-properties style:font-name="Palatino Linotype" fo:font-size="13pt" style:font-size-asian="13pt" style:font-size-complex="13pt" fo:background-color="#FFFFFF"/>
    </style:style>
    <style:style style:name="T507" style:parent-style-name="Основнойшрифтабзаца" style:family="text">
      <style:text-properties style:font-name="Palatino Linotype" fo:color="#000000" fo:font-size="13pt" style:font-size-asian="13pt" style:font-size-complex="13pt" fo:background-color="#FFFFFF"/>
    </style:style>
    <style:style style:name="T508" style:parent-style-name="Основнойшрифтабзаца" style:family="text">
      <style:text-properties style:font-name="Palatino Linotype" fo:font-size="13pt" style:font-size-asian="13pt" style:font-size-complex="13pt" fo:background-color="#FFFFFF"/>
    </style:style>
    <style:style style:name="T509" style:parent-style-name="Основнойшрифтабзаца" style:family="text">
      <style:text-properties style:font-name="Palatino Linotype" fo:color="#000000" fo:font-size="13pt" style:font-size-asian="13pt" style:font-size-complex="13pt" fo:background-color="#FFFFFF"/>
    </style:style>
    <style:style style:name="T510" style:parent-style-name="Основнойшрифтабзаца" style:family="text">
      <style:text-properties style:font-name="Palatino Linotype" fo:font-size="13pt" style:font-size-asian="13pt" style:font-size-complex="13pt" fo:background-color="#FFFFFF"/>
    </style:style>
    <style:style style:name="T511" style:parent-style-name="Основнойшрифтабзаца" style:family="text">
      <style:text-properties style:font-name="Palatino Linotype" fo:color="#000000" fo:font-size="13pt" style:font-size-asian="13pt" style:font-size-complex="13pt" fo:background-color="#FFFFFF"/>
    </style:style>
    <style:style style:name="T512" style:parent-style-name="Основнойшрифтабзаца" style:family="text">
      <style:text-properties style:font-name="Palatino Linotype" fo:font-size="13pt" style:font-size-asian="13pt" style:font-size-complex="13pt" fo:background-color="#FFFFFF"/>
    </style:style>
    <style:style style:name="T513" style:parent-style-name="Основнойшрифтабзаца" style:family="text">
      <style:text-properties style:font-name="Palatino Linotype" fo:color="#000000" fo:font-size="13pt" style:font-size-asian="13pt" style:font-size-complex="13pt" fo:background-color="#FFFFFF"/>
    </style:style>
    <style:style style:name="T514" style:parent-style-name="Основнойшрифтабзаца" style:family="text">
      <style:text-properties style:font-name="Palatino Linotype" fo:color="#000000" fo:font-size="13pt" style:font-size-asian="13pt" style:font-size-complex="13pt" fo:background-color="#FFFFFF"/>
    </style:style>
    <style:style style:name="T515" style:parent-style-name="Основнойшрифтабзаца" style:family="text">
      <style:text-properties style:font-name="Palatino Linotype" fo:font-size="13pt" style:font-size-asian="13pt" style:font-size-complex="13pt" fo:background-color="#FFFFFF"/>
    </style:style>
    <style:style style:name="T516" style:parent-style-name="Основнойшрифтабзаца" style:family="text">
      <style:text-properties style:font-name="Palatino Linotype" fo:color="#000000" fo:font-size="13pt" style:font-size-asian="13pt" style:font-size-complex="13pt" fo:background-color="#FFFFFF"/>
    </style:style>
    <style:style style:name="T517" style:parent-style-name="Основнойшрифтабзаца" style:family="text">
      <style:text-properties style:font-name="Palatino Linotype" fo:font-size="13pt" style:font-size-asian="13pt" style:font-size-complex="13pt" fo:background-color="#FFFFFF"/>
    </style:style>
    <style:style style:name="T518" style:parent-style-name="Основнойшрифтабзаца" style:family="text">
      <style:text-properties style:font-name="Palatino Linotype" fo:color="#000000" fo:font-size="13pt" style:font-size-asian="13pt" style:font-size-complex="13pt" fo:background-color="#FFFFFF"/>
    </style:style>
    <style:style style:name="T519" style:parent-style-name="Основнойшрифтабзаца" style:family="text">
      <style:text-properties style:font-name="Palatino Linotype" fo:color="#000000" fo:font-size="13pt" style:font-size-asian="13pt" style:font-size-complex="13pt" fo:background-color="#FFFFFF"/>
    </style:style>
    <style:style style:name="T520" style:parent-style-name="Основнойшрифтабзаца" style:family="text">
      <style:text-properties style:font-name="Palatino Linotype" fo:font-size="13pt" style:font-size-asian="13pt" style:font-size-complex="13pt" fo:background-color="#FFFFFF"/>
    </style:style>
    <style:style style:name="T521" style:parent-style-name="Основнойшрифтабзаца" style:family="text">
      <style:text-properties style:font-name="Palatino Linotype" fo:color="#000000" fo:font-size="13pt" style:font-size-asian="13pt" style:font-size-complex="13pt" fo:background-color="#FFFFFF"/>
    </style:style>
    <style:style style:name="T522" style:parent-style-name="Основнойшрифтабзаца" style:family="text">
      <style:text-properties style:font-name="Palatino Linotype" fo:color="#000000" fo:font-size="13pt" style:font-size-asian="13pt" style:font-size-complex="13pt" fo:background-color="#FFFFFF"/>
    </style:style>
    <style:style style:name="T523" style:parent-style-name="Основнойшрифтабзаца" style:family="text">
      <style:text-properties style:font-name="Palatino Linotype" fo:font-size="13pt" style:font-size-asian="13pt" style:font-size-complex="13pt" fo:background-color="#FFFFFF"/>
    </style:style>
    <style:style style:name="T524" style:parent-style-name="Основнойшрифтабзаца" style:family="text">
      <style:text-properties style:font-name="Palatino Linotype" fo:color="#000000" fo:font-size="13pt" style:font-size-asian="13pt" style:font-size-complex="13pt" fo:background-color="#FFFFFF"/>
    </style:style>
    <style:style style:name="T525" style:parent-style-name="Основнойшрифтабзаца" style:family="text">
      <style:text-properties style:font-name="Palatino Linotype" fo:font-size="13pt" style:font-size-asian="13pt" style:font-size-complex="13pt" fo:background-color="#FFFFFF"/>
    </style:style>
    <style:style style:name="T526" style:parent-style-name="Основнойшрифтабзаца" style:family="text">
      <style:text-properties style:font-name="Palatino Linotype" fo:color="#000000" fo:font-size="13pt" style:font-size-asian="13pt" style:font-size-complex="13pt" fo:background-color="#FFFFFF"/>
    </style:style>
    <style:style style:name="T527" style:parent-style-name="Основнойшрифтабзаца" style:family="text">
      <style:text-properties style:font-name="Palatino Linotype" fo:font-size="13pt" style:font-size-asian="13pt" style:font-size-complex="13pt" fo:background-color="#FFFFFF"/>
    </style:style>
    <style:style style:name="T528" style:parent-style-name="Основнойшрифтабзаца" style:family="text">
      <style:text-properties style:font-name="Palatino Linotype" fo:color="#000000" fo:font-size="13pt" style:font-size-asian="13pt" style:font-size-complex="13pt" fo:background-color="#FFFFFF"/>
    </style:style>
    <style:style style:name="T529" style:parent-style-name="Основнойшрифтабзаца" style:family="text">
      <style:text-properties style:font-name="Palatino Linotype" fo:font-size="13pt" style:font-size-asian="13pt" style:font-size-complex="13pt" fo:background-color="#FFFFFF"/>
    </style:style>
    <style:style style:name="T530" style:parent-style-name="Основнойшрифтабзаца" style:family="text">
      <style:text-properties style:font-name="Palatino Linotype" fo:color="#000000" fo:font-size="13pt" style:font-size-asian="13pt" style:font-size-complex="13pt" fo:background-color="#FFFFFF"/>
    </style:style>
    <style:style style:name="T531" style:parent-style-name="Основнойшрифтабзаца" style:family="text">
      <style:text-properties style:font-name="Palatino Linotype" fo:font-size="13pt" style:font-size-asian="13pt" style:font-size-complex="13pt" fo:background-color="#FFFFFF"/>
    </style:style>
    <style:style style:name="T532" style:parent-style-name="Основнойшрифтабзаца" style:family="text">
      <style:text-properties style:font-name="Palatino Linotype" fo:color="#000000" fo:font-size="13pt" style:font-size-asian="13pt" style:font-size-complex="13pt" fo:background-color="#FFFFFF"/>
    </style:style>
    <style:style style:name="T533" style:parent-style-name="Основнойшрифтабзаца" style:family="text">
      <style:text-properties style:font-name="Palatino Linotype" fo:color="#000000" fo:font-size="13pt" style:font-size-asian="13pt" style:font-size-complex="13pt" fo:background-color="#FFFFFF"/>
    </style:style>
    <style:style style:name="T534" style:parent-style-name="Основнойшрифтабзаца" style:family="text">
      <style:text-properties style:font-name="Palatino Linotype" fo:font-size="13pt" style:font-size-asian="13pt" style:font-size-complex="13pt" fo:background-color="#FFFFFF"/>
    </style:style>
    <style:style style:name="T535" style:parent-style-name="Основнойшрифтабзаца" style:family="text">
      <style:text-properties style:font-name="Palatino Linotype" fo:color="#000000" fo:font-size="13pt" style:font-size-asian="13pt" style:font-size-complex="13pt" fo:background-color="#FFFFFF"/>
    </style:style>
    <style:style style:name="T536" style:parent-style-name="Основнойшрифтабзаца" style:family="text">
      <style:text-properties style:font-name="Palatino Linotype" fo:font-size="13pt" style:font-size-asian="13pt" style:font-size-complex="13pt" fo:background-color="#FFFFFF"/>
    </style:style>
    <style:style style:name="T537" style:parent-style-name="Основнойшрифтабзаца" style:family="text">
      <style:text-properties style:font-name="Palatino Linotype" fo:color="#000000" fo:font-size="13pt" style:font-size-asian="13pt" style:font-size-complex="13pt" fo:background-color="#FFFFFF"/>
    </style:style>
    <style:style style:name="T538" style:parent-style-name="Основнойшрифтабзаца" style:family="text">
      <style:text-properties style:font-name="Palatino Linotype" fo:font-size="13pt" style:font-size-asian="13pt" style:font-size-complex="13pt" fo:background-color="#FFFFFF"/>
    </style:style>
    <style:style style:name="T539" style:parent-style-name="Основнойшрифтабзаца" style:family="text">
      <style:text-properties style:font-name="Palatino Linotype" fo:color="#000000" fo:font-size="13pt" style:font-size-asian="13pt" style:font-size-complex="13pt" fo:background-color="#FFFFFF"/>
    </style:style>
    <style:style style:name="T540" style:parent-style-name="Основнойшрифтабзаца" style:family="text">
      <style:text-properties style:font-name="Palatino Linotype" fo:font-size="13pt" style:font-size-asian="13pt" style:font-size-complex="13pt" fo:background-color="#FFFFFF"/>
    </style:style>
    <style:style style:name="T541" style:parent-style-name="Основнойшрифтабзаца" style:family="text">
      <style:text-properties style:font-name="Palatino Linotype" fo:color="#000000" fo:font-size="13pt" style:font-size-asian="13pt" style:font-size-complex="13pt" fo:background-color="#FFFFFF"/>
    </style:style>
    <style:style style:name="T542" style:parent-style-name="Основнойшрифтабзаца" style:family="text">
      <style:text-properties style:font-name="Palatino Linotype" fo:color="#000000" fo:font-size="13pt" style:font-size-asian="13pt" style:font-size-complex="13pt" fo:background-color="#FFFFFF"/>
    </style:style>
    <style:style style:name="T543" style:parent-style-name="Основнойшрифтабзаца" style:family="text">
      <style:text-properties style:font-name="Palatino Linotype" fo:font-size="13pt" style:font-size-asian="13pt" style:font-size-complex="13pt" fo:background-color="#FFFFFF"/>
    </style:style>
    <style:style style:name="T544" style:parent-style-name="Основнойшрифтабзаца" style:family="text">
      <style:text-properties style:font-name="Palatino Linotype" fo:color="#000000" fo:font-size="13pt" style:font-size-asian="13pt" style:font-size-complex="13pt" fo:background-color="#FFFFFF"/>
    </style:style>
    <style:style style:name="T545" style:parent-style-name="Основнойшрифтабзаца" style:family="text">
      <style:text-properties style:font-name="Palatino Linotype" fo:font-size="13pt" style:font-size-asian="13pt" style:font-size-complex="13pt" fo:background-color="#FFFFFF"/>
    </style:style>
    <style:style style:name="T546" style:parent-style-name="Основнойшрифтабзаца" style:family="text">
      <style:text-properties style:font-name="Palatino Linotype" fo:color="#000000" fo:font-size="13pt" style:font-size-asian="13pt" style:font-size-complex="13pt" fo:background-color="#FFFFFF"/>
    </style:style>
    <style:style style:name="T547" style:parent-style-name="Основнойшрифтабзаца" style:family="text">
      <style:text-properties style:font-name="Palatino Linotype" fo:font-size="13pt" style:font-size-asian="13pt" style:font-size-complex="13pt" fo:background-color="#FFFFFF"/>
    </style:style>
    <style:style style:name="T548" style:parent-style-name="Основнойшрифтабзаца" style:family="text">
      <style:text-properties style:font-name="Palatino Linotype" fo:color="#000000" fo:font-size="13pt" style:font-size-asian="13pt" style:font-size-complex="13pt" fo:background-color="#FFFFFF"/>
    </style:style>
    <style:style style:name="T549" style:parent-style-name="Основнойшрифтабзаца" style:family="text">
      <style:text-properties style:font-name="Palatino Linotype" fo:font-size="13pt" style:font-size-asian="13pt" style:font-size-complex="13pt" fo:background-color="#FFFFFF"/>
    </style:style>
    <style:style style:name="T550" style:parent-style-name="Основнойшрифтабзаца" style:family="text">
      <style:text-properties style:font-name="Palatino Linotype" fo:color="#000000" fo:font-size="13pt" style:font-size-asian="13pt" style:font-size-complex="13pt" fo:background-color="#FFFFFF"/>
    </style:style>
    <style:style style:name="T551" style:parent-style-name="Основнойшрифтабзаца" style:family="text">
      <style:text-properties style:font-name="Palatino Linotype" fo:color="#000000" fo:font-size="13pt" style:font-size-asian="13pt" style:font-size-complex="13pt" fo:background-color="#FFFFFF"/>
    </style:style>
    <style:style style:name="T552" style:parent-style-name="Основнойшрифтабзаца" style:family="text">
      <style:text-properties style:font-name="Palatino Linotype" fo:font-size="13pt" style:font-size-asian="13pt" style:font-size-complex="13pt" fo:background-color="#FFFFFF"/>
    </style:style>
    <style:style style:name="T553" style:parent-style-name="Основнойшрифтабзаца" style:family="text">
      <style:text-properties style:font-name="Palatino Linotype" fo:color="#000000" fo:font-size="13pt" style:font-size-asian="13pt" style:font-size-complex="13pt" fo:background-color="#FFFFFF"/>
    </style:style>
    <style:style style:name="T554" style:parent-style-name="Основнойшрифтабзаца" style:family="text">
      <style:text-properties style:font-name="Palatino Linotype" fo:font-size="13pt" style:font-size-asian="13pt" style:font-size-complex="13pt" fo:background-color="#FFFFFF"/>
    </style:style>
    <style:style style:name="T555" style:parent-style-name="Основнойшрифтабзаца" style:family="text">
      <style:text-properties style:font-name="Palatino Linotype" fo:color="#000000" fo:font-size="13pt" style:font-size-asian="13pt" style:font-size-complex="13pt" fo:background-color="#FFFFFF"/>
    </style:style>
    <style:style style:name="T556" style:parent-style-name="Основнойшрифтабзаца" style:family="text">
      <style:text-properties style:font-name="Palatino Linotype" fo:color="#000000" fo:font-size="13pt" style:font-size-asian="13pt" style:font-size-complex="13pt" fo:background-color="#FFFFFF"/>
    </style:style>
    <style:style style:name="T557" style:parent-style-name="Основнойшрифтабзаца" style:family="text">
      <style:text-properties style:font-name="Palatino Linotype" fo:font-size="13pt" style:font-size-asian="13pt" style:font-size-complex="13pt" fo:background-color="#FFFFFF"/>
    </style:style>
    <style:style style:name="T558" style:parent-style-name="Основнойшрифтабзаца" style:family="text">
      <style:text-properties style:font-name="Palatino Linotype" fo:color="#000000" fo:font-size="13pt" style:font-size-asian="13pt" style:font-size-complex="13pt" fo:background-color="#FFFFFF"/>
    </style:style>
    <style:style style:name="T559" style:parent-style-name="Основнойшрифтабзаца" style:family="text">
      <style:text-properties style:font-name="Palatino Linotype" fo:font-size="13pt" style:font-size-asian="13pt" style:font-size-complex="13pt" fo:background-color="#FFFFFF"/>
    </style:style>
    <style:style style:name="T560" style:parent-style-name="Основнойшрифтабзаца" style:family="text">
      <style:text-properties style:font-name="Palatino Linotype" fo:color="#000000" fo:font-size="13pt" style:font-size-asian="13pt" style:font-size-complex="13pt" fo:background-color="#FFFFFF"/>
    </style:style>
    <style:style style:name="T561" style:parent-style-name="Основнойшрифтабзаца" style:family="text">
      <style:text-properties style:font-name="Palatino Linotype" fo:color="#000000" fo:font-size="13pt" style:font-size-asian="13pt" style:font-size-complex="13pt" fo:background-color="#FFFFFF"/>
    </style:style>
    <style:style style:name="T562" style:parent-style-name="Основнойшрифтабзаца" style:family="text">
      <style:text-properties style:font-name="Palatino Linotype" fo:font-size="13pt" style:font-size-asian="13pt" style:font-size-complex="13pt" fo:background-color="#FFFFFF"/>
    </style:style>
    <style:style style:name="T563" style:parent-style-name="Основнойшрифтабзаца" style:family="text">
      <style:text-properties style:font-name="Palatino Linotype" fo:color="#000000" fo:font-size="13pt" style:font-size-asian="13pt" style:font-size-complex="13pt" fo:background-color="#FFFFFF"/>
    </style:style>
    <style:style style:name="T564" style:parent-style-name="Основнойшрифтабзаца" style:family="text">
      <style:text-properties style:font-name="Palatino Linotype" fo:font-size="13pt" style:font-size-asian="13pt" style:font-size-complex="13pt" fo:background-color="#FFFFFF"/>
    </style:style>
    <style:style style:name="T565" style:parent-style-name="Основнойшрифтабзаца" style:family="text">
      <style:text-properties style:font-name="Palatino Linotype" fo:color="#000000" fo:font-size="13pt" style:font-size-asian="13pt" style:font-size-complex="13pt" fo:background-color="#FFFFFF"/>
    </style:style>
    <style:style style:name="T566" style:parent-style-name="Основнойшрифтабзаца" style:family="text">
      <style:text-properties style:font-name="Palatino Linotype" fo:font-size="13pt" style:font-size-asian="13pt" style:font-size-complex="13pt" fo:background-color="#FFFFFF"/>
    </style:style>
    <style:style style:name="T567" style:parent-style-name="Основнойшрифтабзаца" style:family="text">
      <style:text-properties style:font-name="Palatino Linotype" fo:color="#000000" fo:font-size="13pt" style:font-size-asian="13pt" style:font-size-complex="13pt" fo:background-color="#FFFFFF"/>
    </style:style>
    <style:style style:name="T568" style:parent-style-name="Основнойшрифтабзаца" style:family="text">
      <style:text-properties style:font-name="Palatino Linotype" fo:color="#000000" fo:font-size="13pt" style:font-size-asian="13pt" style:font-size-complex="13pt" fo:background-color="#FFFFFF"/>
    </style:style>
    <style:style style:name="T569" style:parent-style-name="Основнойшрифтабзаца" style:family="text">
      <style:text-properties style:font-name="Palatino Linotype" fo:font-size="13pt" style:font-size-asian="13pt" style:font-size-complex="13pt" fo:background-color="#FFFFFF"/>
    </style:style>
    <style:style style:name="T570" style:parent-style-name="Основнойшрифтабзаца" style:family="text">
      <style:text-properties style:font-name="Palatino Linotype" fo:color="#000000" fo:font-size="13pt" style:font-size-asian="13pt" style:font-size-complex="13pt" fo:background-color="#FFFFFF"/>
    </style:style>
    <style:style style:name="T571" style:parent-style-name="Основнойшрифтабзаца" style:family="text">
      <style:text-properties style:font-name="Palatino Linotype" fo:font-size="13pt" style:font-size-asian="13pt" style:font-size-complex="13pt" fo:background-color="#FFFFFF"/>
    </style:style>
    <style:style style:name="T572" style:parent-style-name="Основнойшрифтабзаца" style:family="text">
      <style:text-properties style:font-name="Palatino Linotype" fo:color="#000000" fo:font-size="13pt" style:font-size-asian="13pt" style:font-size-complex="13pt" fo:background-color="#FFFFFF"/>
    </style:style>
    <style:style style:name="T573" style:parent-style-name="Основнойшрифтабзаца" style:family="text">
      <style:text-properties style:font-name="Palatino Linotype" fo:font-size="13pt" style:font-size-asian="13pt" style:font-size-complex="13pt" fo:background-color="#FFFFFF"/>
    </style:style>
    <style:style style:name="T574" style:parent-style-name="Основнойшрифтабзаца" style:family="text">
      <style:text-properties style:font-name="Palatino Linotype" fo:color="#000000" fo:font-size="13pt" style:font-size-asian="13pt" style:font-size-complex="13pt" fo:background-color="#FFFFFF"/>
    </style:style>
    <style:style style:name="T575" style:parent-style-name="Основнойшрифтабзаца" style:family="text">
      <style:text-properties style:font-name="Palatino Linotype" fo:font-size="13pt" style:font-size-asian="13pt" style:font-size-complex="13pt" fo:background-color="#FFFFFF"/>
    </style:style>
    <style:style style:name="T576" style:parent-style-name="Основнойшрифтабзаца" style:family="text">
      <style:text-properties style:font-name="Palatino Linotype" fo:color="#000000" fo:font-size="13pt" style:font-size-asian="13pt" style:font-size-complex="13pt" fo:background-color="#FFFFFF"/>
    </style:style>
    <style:style style:name="T577" style:parent-style-name="Основнойшрифтабзаца" style:family="text">
      <style:text-properties style:font-name="Palatino Linotype" fo:font-size="13pt" style:font-size-asian="13pt" style:font-size-complex="13pt" fo:background-color="#FFFFFF"/>
    </style:style>
    <style:style style:name="T578" style:parent-style-name="Основнойшрифтабзаца" style:family="text">
      <style:text-properties style:font-name="Palatino Linotype" fo:color="#000000" fo:font-size="13pt" style:font-size-asian="13pt" style:font-size-complex="13pt" fo:background-color="#FFFFFF"/>
    </style:style>
    <style:style style:name="T579" style:parent-style-name="Основнойшрифтабзаца" style:family="text">
      <style:text-properties style:font-name="Palatino Linotype" fo:font-size="13pt" style:font-size-asian="13pt" style:font-size-complex="13pt" fo:background-color="#FFFFFF"/>
    </style:style>
    <style:style style:name="T580" style:parent-style-name="Основнойшрифтабзаца" style:family="text">
      <style:text-properties style:font-name="Palatino Linotype" fo:color="#000000" fo:font-size="13pt" style:font-size-asian="13pt" style:font-size-complex="13pt" fo:background-color="#FFFFFF"/>
    </style:style>
    <style:style style:name="T581" style:parent-style-name="Основнойшрифтабзаца" style:family="text">
      <style:text-properties style:font-name="Palatino Linotype" fo:font-size="13pt" style:font-size-asian="13pt" style:font-size-complex="13pt" fo:background-color="#FFFFFF"/>
    </style:style>
    <style:style style:name="T582" style:parent-style-name="Основнойшрифтабзаца" style:family="text">
      <style:text-properties style:font-name="Palatino Linotype" fo:color="#000000" fo:font-size="13pt" style:font-size-asian="13pt" style:font-size-complex="13pt" fo:background-color="#FFFFFF"/>
    </style:style>
    <style:style style:name="T583" style:parent-style-name="Основнойшрифтабзаца" style:family="text">
      <style:text-properties style:font-name="Palatino Linotype" fo:color="#000000" fo:font-size="13pt" style:font-size-asian="13pt" style:font-size-complex="13pt" fo:background-color="#FFFFFF"/>
    </style:style>
    <style:style style:name="T584" style:parent-style-name="Основнойшрифтабзаца" style:family="text">
      <style:text-properties style:font-name="Palatino Linotype" fo:font-size="13pt" style:font-size-asian="13pt" style:font-size-complex="13pt" fo:background-color="#FFFFFF"/>
    </style:style>
    <style:style style:name="T585" style:parent-style-name="Основнойшрифтабзаца" style:family="text">
      <style:text-properties style:font-name="Palatino Linotype" fo:color="#000000" fo:font-size="13pt" style:font-size-asian="13pt" style:font-size-complex="13pt" fo:background-color="#FFFFFF"/>
    </style:style>
    <style:style style:name="T586" style:parent-style-name="Основнойшрифтабзаца" style:family="text">
      <style:text-properties style:font-name="Palatino Linotype" fo:font-size="13pt" style:font-size-asian="13pt" style:font-size-complex="13pt" fo:background-color="#FFFFFF"/>
    </style:style>
    <style:style style:name="T587" style:parent-style-name="Основнойшрифтабзаца" style:family="text">
      <style:text-properties style:font-name="Palatino Linotype" fo:color="#000000" fo:font-size="13pt" style:font-size-asian="13pt" style:font-size-complex="13pt" fo:background-color="#FFFFFF"/>
    </style:style>
    <style:style style:name="T588" style:parent-style-name="Основнойшрифтабзаца" style:family="text">
      <style:text-properties style:font-name="Palatino Linotype" fo:font-size="13pt" style:font-size-asian="13pt" style:font-size-complex="13pt" fo:background-color="#FFFFFF"/>
    </style:style>
    <style:style style:name="T589" style:parent-style-name="Основнойшрифтабзаца" style:family="text">
      <style:text-properties style:font-name="Palatino Linotype" fo:color="#000000" fo:font-size="13pt" style:font-size-asian="13pt" style:font-size-complex="13pt" fo:background-color="#FFFFFF"/>
    </style:style>
    <style:style style:name="T590" style:parent-style-name="Основнойшрифтабзаца" style:family="text">
      <style:text-properties style:font-name="Palatino Linotype" fo:font-size="13pt" style:font-size-asian="13pt" style:font-size-complex="13pt" fo:background-color="#FFFFFF"/>
    </style:style>
    <style:style style:name="T591" style:parent-style-name="Основнойшрифтабзаца" style:family="text">
      <style:text-properties style:font-name="Palatino Linotype" fo:color="#000000" fo:font-size="13pt" style:font-size-asian="13pt" style:font-size-complex="13pt" fo:background-color="#FFFFFF"/>
    </style:style>
    <style:style style:name="T592" style:parent-style-name="Основнойшрифтабзаца" style:family="text">
      <style:text-properties style:font-name="Palatino Linotype" fo:color="#000000" fo:font-size="13pt" style:font-size-asian="13pt" style:font-size-complex="13pt" fo:background-color="#FFFFFF"/>
    </style:style>
    <style:style style:name="T593" style:parent-style-name="Основнойшрифтабзаца" style:family="text">
      <style:text-properties style:font-name="Palatino Linotype" fo:font-size="13pt" style:font-size-asian="13pt" style:font-size-complex="13pt" fo:background-color="#FFFFFF"/>
    </style:style>
    <style:style style:name="T594" style:parent-style-name="Основнойшрифтабзаца" style:family="text">
      <style:text-properties style:font-name="Palatino Linotype" fo:color="#000000" fo:font-size="13pt" style:font-size-asian="13pt" style:font-size-complex="13pt" fo:background-color="#FFFFFF"/>
    </style:style>
    <style:style style:name="T595" style:parent-style-name="Основнойшрифтабзаца" style:family="text">
      <style:text-properties style:font-name="Palatino Linotype" fo:color="#000000" fo:font-size="13pt" style:font-size-asian="13pt" style:font-size-complex="13pt" fo:background-color="#FFFFFF"/>
    </style:style>
    <style:style style:name="T596" style:parent-style-name="Основнойшрифтабзаца" style:family="text">
      <style:text-properties style:font-name="Palatino Linotype" fo:color="#000000" fo:font-size="13pt" style:font-size-asian="13pt" style:font-size-complex="13pt" fo:background-color="#FFFFFF"/>
    </style:style>
    <style:style style:name="T597" style:parent-style-name="Основнойшрифтабзаца" style:family="text">
      <style:text-properties style:font-name="Palatino Linotype" fo:font-size="13pt" style:font-size-asian="13pt" style:font-size-complex="13pt" fo:background-color="#FFFFFF"/>
    </style:style>
    <style:style style:name="T598" style:parent-style-name="Основнойшрифтабзаца" style:family="text">
      <style:text-properties style:font-name="Palatino Linotype" fo:color="#000000" fo:font-size="13pt" style:font-size-asian="13pt" style:font-size-complex="13pt" fo:background-color="#FFFFFF"/>
    </style:style>
    <style:style style:name="T599" style:parent-style-name="Основнойшрифтабзаца" style:family="text">
      <style:text-properties style:font-name="Palatino Linotype" fo:font-size="13pt" style:font-size-asian="13pt" style:font-size-complex="13pt" fo:background-color="#FFFFFF"/>
    </style:style>
    <style:style style:name="T600" style:parent-style-name="Основнойшрифтабзаца" style:family="text">
      <style:text-properties style:font-name="Palatino Linotype" fo:color="#000000" fo:font-size="13pt" style:font-size-asian="13pt" style:font-size-complex="13pt" fo:background-color="#FFFFFF"/>
    </style:style>
    <style:style style:name="T601" style:parent-style-name="Основнойшрифтабзаца" style:family="text">
      <style:text-properties style:font-name="Palatino Linotype" fo:font-size="13pt" style:font-size-asian="13pt" style:font-size-complex="13pt" fo:background-color="#FFFFFF"/>
    </style:style>
    <style:style style:name="T602" style:parent-style-name="Основнойшрифтабзаца" style:family="text">
      <style:text-properties style:font-name="Palatino Linotype" fo:color="#000000" fo:font-size="13pt" style:font-size-asian="13pt" style:font-size-complex="13pt" fo:background-color="#FFFFFF"/>
    </style:style>
    <style:style style:name="T603" style:parent-style-name="Основнойшрифтабзаца" style:family="text">
      <style:text-properties style:font-name="Palatino Linotype" fo:color="#000000" fo:font-size="13pt" style:font-size-asian="13pt" style:font-size-complex="13pt" fo:background-color="#FFFFFF"/>
    </style:style>
    <style:style style:name="T604" style:parent-style-name="Основнойшрифтабзаца" style:family="text">
      <style:text-properties style:font-name="Palatino Linotype" fo:font-size="13pt" style:font-size-asian="13pt" style:font-size-complex="13pt" fo:background-color="#FFFFFF"/>
    </style:style>
    <style:style style:name="T605" style:parent-style-name="Основнойшрифтабзаца" style:family="text">
      <style:text-properties style:font-name="Palatino Linotype" fo:color="#000000" fo:font-size="13pt" style:font-size-asian="13pt" style:font-size-complex="13pt" fo:background-color="#FFFFFF"/>
    </style:style>
    <style:style style:name="T606" style:parent-style-name="Основнойшрифтабзаца" style:family="text">
      <style:text-properties style:font-name="Palatino Linotype" fo:font-size="13pt" style:font-size-asian="13pt" style:font-size-complex="13pt" fo:background-color="#FFFFFF"/>
    </style:style>
    <style:style style:name="T607" style:parent-style-name="Основнойшрифтабзаца" style:family="text">
      <style:text-properties style:font-name="Palatino Linotype" fo:color="#000000" fo:font-size="13pt" style:font-size-asian="13pt" style:font-size-complex="13pt" fo:background-color="#FFFFFF"/>
    </style:style>
    <style:style style:name="T608" style:parent-style-name="Основнойшрифтабзаца" style:family="text">
      <style:text-properties style:font-name="Palatino Linotype" fo:font-size="13pt" style:font-size-asian="13pt" style:font-size-complex="13pt" fo:background-color="#FFFFFF"/>
    </style:style>
    <style:style style:name="T609" style:parent-style-name="Основнойшрифтабзаца" style:family="text">
      <style:text-properties style:font-name="Palatino Linotype" fo:color="#000000" fo:font-size="13pt" style:font-size-asian="13pt" style:font-size-complex="13pt" fo:background-color="#FFFFFF"/>
    </style:style>
    <style:style style:name="T610" style:parent-style-name="Основнойшрифтабзаца" style:family="text">
      <style:text-properties style:font-name="Palatino Linotype" fo:color="#000000" fo:font-size="13pt" style:font-size-asian="13pt" style:font-size-complex="13pt" fo:background-color="#FFFFFF"/>
    </style:style>
    <style:style style:name="T611" style:parent-style-name="Основнойшрифтабзаца" style:family="text">
      <style:text-properties style:font-name="Palatino Linotype" fo:color="#000000" fo:font-size="13pt" style:font-size-asian="13pt" style:font-size-complex="13pt" fo:background-color="#FFFFFF"/>
    </style:style>
    <style:style style:name="T612" style:parent-style-name="Основнойшрифтабзаца" style:family="text">
      <style:text-properties style:font-name="Palatino Linotype" fo:color="#000000" fo:font-size="13pt" style:font-size-asian="13pt" style:font-size-complex="13pt" fo:background-color="#FFFFFF"/>
    </style:style>
    <style:style style:name="T613" style:parent-style-name="Основнойшрифтабзаца" style:family="text">
      <style:text-properties style:font-name="Palatino Linotype" fo:font-size="13pt" style:font-size-asian="13pt" style:font-size-complex="13pt" fo:background-color="#FFFFFF"/>
    </style:style>
    <style:style style:name="T614" style:parent-style-name="Основнойшрифтабзаца" style:family="text">
      <style:text-properties style:font-name="Palatino Linotype" fo:color="#000000" fo:font-size="13pt" style:font-size-asian="13pt" style:font-size-complex="13pt" fo:background-color="#FFFFFF"/>
    </style:style>
    <style:style style:name="T615" style:parent-style-name="Основнойшрифтабзаца" style:family="text">
      <style:text-properties style:font-name="Palatino Linotype" fo:color="#000000" fo:font-size="13pt" style:font-size-asian="13pt" style:font-size-complex="13pt" fo:background-color="#FFFFFF"/>
    </style:style>
    <style:style style:name="T616" style:parent-style-name="Основнойшрифтабзаца" style:family="text">
      <style:text-properties style:font-name="Palatino Linotype" fo:color="#000000" fo:font-size="13pt" style:font-size-asian="13pt" style:font-size-complex="13pt" fo:background-color="#FFFFFF"/>
    </style:style>
    <style:style style:name="T617" style:parent-style-name="Основнойшрифтабзаца" style:family="text">
      <style:text-properties style:font-name="Palatino Linotype" fo:font-size="13pt" style:font-size-asian="13pt" style:font-size-complex="13pt" fo:background-color="#FFFFFF"/>
    </style:style>
    <style:style style:name="T618" style:parent-style-name="Основнойшрифтабзаца" style:family="text">
      <style:text-properties style:font-name="Palatino Linotype" fo:color="#000000" fo:font-size="13pt" style:font-size-asian="13pt" style:font-size-complex="13pt" fo:background-color="#FFFFFF"/>
    </style:style>
    <style:style style:name="T619" style:parent-style-name="Основнойшрифтабзаца" style:family="text">
      <style:text-properties style:font-name="Palatino Linotype" fo:color="#000000" fo:font-size="13pt" style:font-size-asian="13pt" style:font-size-complex="13pt" fo:background-color="#FFFFFF"/>
    </style:style>
    <style:style style:name="T620" style:parent-style-name="Основнойшрифтабзаца" style:family="text">
      <style:text-properties style:font-name="Palatino Linotype" fo:font-size="13pt" style:font-size-asian="13pt" style:font-size-complex="13pt" fo:background-color="#FFFFFF"/>
    </style:style>
    <style:style style:name="T621" style:parent-style-name="Основнойшрифтабзаца" style:family="text">
      <style:text-properties style:font-name="Palatino Linotype" fo:color="#000000" fo:font-size="13pt" style:font-size-asian="13pt" style:font-size-complex="13pt" fo:background-color="#FFFFFF"/>
    </style:style>
    <style:style style:name="T622" style:parent-style-name="Основнойшрифтабзаца" style:family="text">
      <style:text-properties style:font-name="Palatino Linotype" fo:color="#000000" fo:font-size="13pt" style:font-size-asian="13pt" style:font-size-complex="13pt" fo:background-color="#FFFFFF"/>
    </style:style>
    <style:style style:name="T623" style:parent-style-name="Основнойшрифтабзаца" style:family="text">
      <style:text-properties style:font-name="Palatino Linotype" fo:color="#000000" fo:font-size="13pt" style:font-size-asian="13pt" style:font-size-complex="13pt" fo:background-color="#FFFFFF"/>
    </style:style>
    <style:style style:name="T624" style:parent-style-name="Основнойшрифтабзаца" style:family="text">
      <style:text-properties style:font-name="Palatino Linotype" fo:font-size="13pt" style:font-size-asian="13pt" style:font-size-complex="13pt" fo:background-color="#FFFFFF"/>
    </style:style>
    <style:style style:name="T625" style:parent-style-name="Основнойшрифтабзаца" style:family="text">
      <style:text-properties style:font-name="Palatino Linotype" fo:color="#000000" fo:font-size="13pt" style:font-size-asian="13pt" style:font-size-complex="13pt" fo:background-color="#FFFFFF"/>
    </style:style>
    <style:style style:name="T626" style:parent-style-name="Основнойшрифтабзаца" style:family="text">
      <style:text-properties style:font-name="Palatino Linotype" fo:font-size="13pt" style:font-size-asian="13pt" style:font-size-complex="13pt" fo:background-color="#FFFFFF"/>
    </style:style>
    <style:style style:name="T627" style:parent-style-name="Основнойшрифтабзаца" style:family="text">
      <style:text-properties style:font-name="Palatino Linotype" fo:color="#000000" fo:font-size="13pt" style:font-size-asian="13pt" style:font-size-complex="13pt" fo:background-color="#FFFFFF"/>
    </style:style>
    <style:style style:name="T628" style:parent-style-name="Основнойшрифтабзаца" style:family="text">
      <style:text-properties style:font-name="Palatino Linotype" fo:color="#000000" fo:font-size="13pt" style:font-size-asian="13pt" style:font-size-complex="13pt" fo:background-color="#FFFFFF"/>
    </style:style>
    <style:style style:name="T629" style:parent-style-name="Основнойшрифтабзаца" style:family="text">
      <style:text-properties style:font-name="Palatino Linotype" fo:font-size="13pt" style:font-size-asian="13pt" style:font-size-complex="13pt" fo:background-color="#FFFFFF"/>
    </style:style>
    <style:style style:name="T630" style:parent-style-name="Основнойшрифтабзаца" style:family="text">
      <style:text-properties style:font-name="Palatino Linotype" fo:color="#000000" fo:font-size="13pt" style:font-size-asian="13pt" style:font-size-complex="13pt" fo:background-color="#FFFFFF"/>
    </style:style>
    <style:style style:name="T631" style:parent-style-name="Основнойшрифтабзаца" style:family="text">
      <style:text-properties style:font-name="Palatino Linotype" fo:font-size="13pt" style:font-size-asian="13pt" style:font-size-complex="13pt" fo:background-color="#FFFFFF"/>
    </style:style>
    <style:style style:name="T632" style:parent-style-name="Основнойшрифтабзаца" style:family="text">
      <style:text-properties style:font-name="Palatino Linotype" fo:color="#000000" fo:font-size="13pt" style:font-size-asian="13pt" style:font-size-complex="13pt" fo:background-color="#FFFFFF"/>
    </style:style>
    <style:style style:name="T633" style:parent-style-name="Основнойшрифтабзаца" style:family="text">
      <style:text-properties style:font-name="Palatino Linotype" fo:font-size="13pt" style:font-size-asian="13pt" style:font-size-complex="13pt" fo:background-color="#FFFFFF"/>
    </style:style>
    <style:style style:name="T634" style:parent-style-name="Основнойшрифтабзаца" style:family="text">
      <style:text-properties style:font-name="Palatino Linotype" fo:color="#000000" fo:font-size="13pt" style:font-size-asian="13pt" style:font-size-complex="13pt" fo:background-color="#FFFFFF"/>
    </style:style>
    <style:style style:name="T635" style:parent-style-name="Основнойшрифтабзаца" style:family="text">
      <style:text-properties style:font-name="Palatino Linotype" fo:font-size="13pt" style:font-size-asian="13pt" style:font-size-complex="13pt" fo:background-color="#FFFFFF"/>
    </style:style>
    <style:style style:name="T636" style:parent-style-name="Основнойшрифтабзаца" style:family="text">
      <style:text-properties style:font-name="Palatino Linotype" fo:color="#000000" fo:font-size="13pt" style:font-size-asian="13pt" style:font-size-complex="13pt" fo:background-color="#FFFFFF"/>
    </style:style>
    <style:style style:name="T637" style:parent-style-name="Основнойшрифтабзаца" style:family="text">
      <style:text-properties style:font-name="Palatino Linotype" fo:font-size="13pt" style:font-size-asian="13pt" style:font-size-complex="13pt" fo:background-color="#FFFFFF"/>
    </style:style>
    <style:style style:name="T638" style:parent-style-name="Основнойшрифтабзаца" style:family="text">
      <style:text-properties style:font-name="Palatino Linotype" fo:color="#000000" fo:font-size="13pt" style:font-size-asian="13pt" style:font-size-complex="13pt" fo:background-color="#FFFFFF"/>
    </style:style>
    <style:style style:name="T639" style:parent-style-name="Основнойшрифтабзаца" style:family="text">
      <style:text-properties style:font-name="Palatino Linotype" fo:color="#000000" fo:font-size="13pt" style:font-size-asian="13pt" style:font-size-complex="13pt" fo:background-color="#FFFFFF"/>
    </style:style>
    <style:style style:name="T640" style:parent-style-name="Основнойшрифтабзаца" style:family="text">
      <style:text-properties style:font-name="Palatino Linotype" fo:font-size="13pt" style:font-size-asian="13pt" style:font-size-complex="13pt" fo:background-color="#FFFFFF"/>
    </style:style>
    <style:style style:name="T641" style:parent-style-name="Основнойшрифтабзаца" style:family="text">
      <style:text-properties style:font-name="Palatino Linotype" fo:color="#000000" fo:font-size="13pt" style:font-size-asian="13pt" style:font-size-complex="13pt" fo:background-color="#FFFFFF"/>
    </style:style>
    <style:style style:name="T642" style:parent-style-name="Основнойшрифтабзаца" style:family="text">
      <style:text-properties style:font-name="Palatino Linotype" fo:font-size="13pt" style:font-size-asian="13pt" style:font-size-complex="13pt" fo:background-color="#FFFFFF"/>
    </style:style>
    <style:style style:name="T643" style:parent-style-name="Основнойшрифтабзаца" style:family="text">
      <style:text-properties style:font-name="Palatino Linotype" fo:color="#000000" fo:font-size="13pt" style:font-size-asian="13pt" style:font-size-complex="13pt" fo:background-color="#FFFFFF"/>
    </style:style>
    <style:style style:name="T644" style:parent-style-name="Основнойшрифтабзаца" style:family="text">
      <style:text-properties style:font-name="Palatino Linotype" fo:color="#000000" fo:font-size="13pt" style:font-size-asian="13pt" style:font-size-complex="13pt" fo:background-color="#FFFFFF"/>
    </style:style>
    <style:style style:name="T645" style:parent-style-name="Основнойшрифтабзаца" style:family="text">
      <style:text-properties style:font-name="Palatino Linotype" fo:font-size="13pt" style:font-size-asian="13pt" style:font-size-complex="13pt" fo:background-color="#FFFFFF"/>
    </style:style>
    <style:style style:name="T646" style:parent-style-name="Основнойшрифтабзаца" style:family="text">
      <style:text-properties style:font-name="Palatino Linotype" fo:color="#000000" fo:font-size="13pt" style:font-size-asian="13pt" style:font-size-complex="13pt" fo:background-color="#FFFFFF"/>
    </style:style>
    <style:style style:name="T647" style:parent-style-name="Основнойшрифтабзаца" style:family="text">
      <style:text-properties style:font-name="Palatino Linotype" fo:font-size="13pt" style:font-size-asian="13pt" style:font-size-complex="13pt" fo:background-color="#FFFFFF"/>
    </style:style>
    <style:style style:name="T648" style:parent-style-name="Основнойшрифтабзаца" style:family="text">
      <style:text-properties style:font-name="Palatino Linotype" fo:color="#000000" fo:font-size="13pt" style:font-size-asian="13pt" style:font-size-complex="13pt" fo:background-color="#FFFFFF"/>
    </style:style>
    <style:style style:name="T649" style:parent-style-name="Основнойшрифтабзаца" style:family="text">
      <style:text-properties style:font-name="Palatino Linotype" fo:font-size="13pt" style:font-size-asian="13pt" style:font-size-complex="13pt" fo:background-color="#FFFFFF"/>
    </style:style>
    <style:style style:name="T650" style:parent-style-name="Основнойшрифтабзаца" style:family="text">
      <style:text-properties style:font-name="Palatino Linotype" fo:color="#000000" fo:font-size="13pt" style:font-size-asian="13pt" style:font-size-complex="13pt" fo:background-color="#FFFFFF"/>
    </style:style>
    <style:style style:name="T651" style:parent-style-name="Основнойшрифтабзаца" style:family="text">
      <style:text-properties style:font-name="Palatino Linotype" fo:font-size="13pt" style:font-size-asian="13pt" style:font-size-complex="13pt" fo:background-color="#FFFFFF"/>
    </style:style>
    <style:style style:name="T652" style:parent-style-name="Основнойшрифтабзаца" style:family="text">
      <style:text-properties style:font-name="Palatino Linotype" fo:color="#000000" fo:font-size="13pt" style:font-size-asian="13pt" style:font-size-complex="13pt" fo:background-color="#FFFFFF"/>
    </style:style>
    <style:style style:name="T653" style:parent-style-name="Основнойшрифтабзаца" style:family="text">
      <style:text-properties style:font-name="Palatino Linotype" fo:font-size="13pt" style:font-size-asian="13pt" style:font-size-complex="13pt" fo:background-color="#FFFFFF"/>
    </style:style>
    <style:style style:name="T654" style:parent-style-name="Основнойшрифтабзаца" style:family="text">
      <style:text-properties style:font-name="Palatino Linotype" fo:color="#000000" fo:font-size="13pt" style:font-size-asian="13pt" style:font-size-complex="13pt" fo:background-color="#FFFFFF"/>
    </style:style>
    <style:style style:name="T655" style:parent-style-name="Основнойшрифтабзаца" style:family="text">
      <style:text-properties style:font-name="Palatino Linotype" fo:font-size="13pt" style:font-size-asian="13pt" style:font-size-complex="13pt" fo:background-color="#FFFFFF"/>
    </style:style>
    <style:style style:name="T656" style:parent-style-name="Основнойшрифтабзаца" style:family="text">
      <style:text-properties style:font-name="Palatino Linotype" fo:color="#000000" fo:font-size="13pt" style:font-size-asian="13pt" style:font-size-complex="13pt" fo:background-color="#FFFFFF"/>
    </style:style>
    <style:style style:name="T657" style:parent-style-name="Основнойшрифтабзаца" style:family="text">
      <style:text-properties style:font-name="Palatino Linotype" fo:color="#000000" fo:font-size="13pt" style:font-size-asian="13pt" style:font-size-complex="13pt" fo:background-color="#FFFFFF"/>
    </style:style>
    <style:style style:name="T658" style:parent-style-name="Основнойшрифтабзаца" style:family="text">
      <style:text-properties style:font-name="Palatino Linotype" fo:font-size="13pt" style:font-size-asian="13pt" style:font-size-complex="13pt" fo:background-color="#FFFFFF"/>
    </style:style>
    <style:style style:name="T659" style:parent-style-name="Основнойшрифтабзаца" style:family="text">
      <style:text-properties style:font-name="Palatino Linotype" fo:color="#000000" fo:font-size="13pt" style:font-size-asian="13pt" style:font-size-complex="13pt" fo:background-color="#FFFFFF"/>
    </style:style>
    <style:style style:name="T660" style:parent-style-name="Основнойшрифтабзаца" style:family="text">
      <style:text-properties style:font-name="Palatino Linotype" fo:color="#000000" fo:font-size="13pt" style:font-size-asian="13pt" style:font-size-complex="13pt" fo:background-color="#FFFFFF"/>
    </style:style>
    <style:style style:name="T661" style:parent-style-name="Основнойшрифтабзаца" style:family="text">
      <style:text-properties style:font-name="Palatino Linotype" fo:font-size="13pt" style:font-size-asian="13pt" style:font-size-complex="13pt" fo:background-color="#FFFFFF"/>
    </style:style>
    <style:style style:name="T662" style:parent-style-name="Основнойшрифтабзаца" style:family="text">
      <style:text-properties style:font-name="Palatino Linotype" fo:color="#000000" fo:font-size="13pt" style:font-size-asian="13pt" style:font-size-complex="13pt" fo:background-color="#FFFFFF"/>
    </style:style>
    <style:style style:name="T663" style:parent-style-name="Основнойшрифтабзаца" style:family="text">
      <style:text-properties style:font-name="Palatino Linotype" fo:font-size="13pt" style:font-size-asian="13pt" style:font-size-complex="13pt" fo:background-color="#FFFFFF"/>
    </style:style>
    <style:style style:name="T664" style:parent-style-name="Основнойшрифтабзаца" style:family="text">
      <style:text-properties style:font-name="Palatino Linotype" fo:color="#000000" fo:font-size="13pt" style:font-size-asian="13pt" style:font-size-complex="13pt" fo:background-color="#FFFFFF"/>
    </style:style>
    <style:style style:name="T665" style:parent-style-name="Основнойшрифтабзаца" style:family="text">
      <style:text-properties style:font-name="Palatino Linotype" fo:font-size="13pt" style:font-size-asian="13pt" style:font-size-complex="13pt" fo:background-color="#FFFFFF"/>
    </style:style>
    <style:style style:name="T666" style:parent-style-name="Основнойшрифтабзаца" style:family="text">
      <style:text-properties style:font-name="Palatino Linotype" fo:color="#000000" fo:font-size="13pt" style:font-size-asian="13pt" style:font-size-complex="13pt" fo:background-color="#FFFFFF"/>
    </style:style>
    <style:style style:name="T667" style:parent-style-name="Основнойшрифтабзаца" style:family="text">
      <style:text-properties style:font-name="Palatino Linotype" fo:color="#000000" fo:font-size="13pt" style:font-size-asian="13pt" style:font-size-complex="13pt" fo:background-color="#FFFFFF"/>
    </style:style>
    <style:style style:name="T668" style:parent-style-name="Основнойшрифтабзаца" style:family="text">
      <style:text-properties style:font-name="Palatino Linotype" fo:font-size="13pt" style:font-size-asian="13pt" style:font-size-complex="13pt" fo:background-color="#FFFFFF"/>
    </style:style>
    <style:style style:name="T669" style:parent-style-name="Основнойшрифтабзаца" style:family="text">
      <style:text-properties style:font-name="Palatino Linotype" fo:color="#000000" fo:font-size="13pt" style:font-size-asian="13pt" style:font-size-complex="13pt" fo:background-color="#FFFFFF"/>
    </style:style>
    <style:style style:name="T670" style:parent-style-name="Основнойшрифтабзаца" style:family="text">
      <style:text-properties style:font-name="Palatino Linotype" fo:font-size="13pt" style:font-size-asian="13pt" style:font-size-complex="13pt" fo:background-color="#FFFFFF"/>
    </style:style>
    <style:style style:name="T671" style:parent-style-name="Основнойшрифтабзаца" style:family="text">
      <style:text-properties style:font-name="Palatino Linotype" fo:color="#000000" fo:font-size="13pt" style:font-size-asian="13pt" style:font-size-complex="13pt" fo:background-color="#FFFFFF"/>
    </style:style>
    <style:style style:name="T672" style:parent-style-name="Основнойшрифтабзаца" style:family="text">
      <style:text-properties style:font-name="Palatino Linotype" fo:font-size="13pt" style:font-size-asian="13pt" style:font-size-complex="13pt" fo:background-color="#FFFFFF"/>
    </style:style>
    <style:style style:name="T673" style:parent-style-name="Основнойшрифтабзаца" style:family="text">
      <style:text-properties style:font-name="Palatino Linotype" fo:color="#000000" fo:font-size="13pt" style:font-size-asian="13pt" style:font-size-complex="13pt" fo:background-color="#FFFFFF"/>
    </style:style>
    <style:style style:name="T674" style:parent-style-name="Основнойшрифтабзаца" style:family="text">
      <style:text-properties style:font-name="Palatino Linotype" fo:color="#000000" fo:font-size="13pt" style:font-size-asian="13pt" style:font-size-complex="13pt" fo:background-color="#FFFFFF"/>
    </style:style>
    <style:style style:name="T675" style:parent-style-name="Основнойшрифтабзаца" style:family="text">
      <style:text-properties style:font-name="Palatino Linotype" fo:font-size="13pt" style:font-size-asian="13pt" style:font-size-complex="13pt" fo:background-color="#FFFFFF"/>
    </style:style>
    <style:style style:name="T676" style:parent-style-name="Основнойшрифтабзаца" style:family="text">
      <style:text-properties style:font-name="Palatino Linotype" fo:color="#000000" fo:font-size="13pt" style:font-size-asian="13pt" style:font-size-complex="13pt" fo:background-color="#FFFFFF"/>
    </style:style>
    <style:style style:name="T677" style:parent-style-name="Основнойшрифтабзаца" style:family="text">
      <style:text-properties style:font-name="Palatino Linotype" fo:font-size="13pt" style:font-size-asian="13pt" style:font-size-complex="13pt" fo:background-color="#FFFFFF"/>
    </style:style>
    <style:style style:name="T678" style:parent-style-name="Основнойшрифтабзаца" style:family="text">
      <style:text-properties style:font-name="Palatino Linotype" fo:color="#000000" fo:font-size="13pt" style:font-size-asian="13pt" style:font-size-complex="13pt" fo:background-color="#FFFFFF"/>
    </style:style>
    <style:style style:name="T679" style:parent-style-name="Основнойшрифтабзаца" style:family="text">
      <style:text-properties style:font-name="Palatino Linotype" fo:font-size="13pt" style:font-size-asian="13pt" style:font-size-complex="13pt" fo:background-color="#FFFFFF"/>
    </style:style>
    <style:style style:name="T680" style:parent-style-name="Основнойшрифтабзаца" style:family="text">
      <style:text-properties style:font-name="Palatino Linotype" fo:color="#000000" fo:font-size="13pt" style:font-size-asian="13pt" style:font-size-complex="13pt" fo:background-color="#FFFFFF"/>
    </style:style>
    <style:style style:name="T681" style:parent-style-name="Основнойшрифтабзаца" style:family="text">
      <style:text-properties style:font-name="Palatino Linotype" fo:font-size="13pt" style:font-size-asian="13pt" style:font-size-complex="13pt" fo:background-color="#FFFFFF"/>
    </style:style>
    <style:style style:name="T682" style:parent-style-name="Основнойшрифтабзаца" style:family="text">
      <style:text-properties style:font-name="Palatino Linotype" fo:color="#000000" fo:font-size="13pt" style:font-size-asian="13pt" style:font-size-complex="13pt" fo:background-color="#FFFFFF"/>
    </style:style>
    <style:style style:name="T683" style:parent-style-name="Основнойшрифтабзаца" style:family="text">
      <style:text-properties style:font-name="Palatino Linotype" fo:color="#000000" fo:font-size="13pt" style:font-size-asian="13pt" style:font-size-complex="13pt" fo:background-color="#FFFFFF"/>
    </style:style>
    <style:style style:name="T684" style:parent-style-name="Основнойшрифтабзаца" style:family="text">
      <style:text-properties style:font-name="Palatino Linotype" fo:font-size="13pt" style:font-size-asian="13pt" style:font-size-complex="13pt" fo:background-color="#FFFFFF"/>
    </style:style>
    <style:style style:name="T685" style:parent-style-name="Основнойшрифтабзаца" style:family="text">
      <style:text-properties style:font-name="Palatino Linotype" fo:color="#000000" fo:font-size="13pt" style:font-size-asian="13pt" style:font-size-complex="13pt" fo:background-color="#FFFFFF"/>
    </style:style>
    <style:style style:name="T686" style:parent-style-name="Основнойшрифтабзаца" style:family="text">
      <style:text-properties style:font-name="Palatino Linotype" fo:font-size="13pt" style:font-size-asian="13pt" style:font-size-complex="13pt" fo:background-color="#FFFFFF"/>
    </style:style>
    <style:style style:name="T687" style:parent-style-name="Основнойшрифтабзаца" style:family="text">
      <style:text-properties style:font-name="Palatino Linotype" fo:color="#000000" fo:font-size="13pt" style:font-size-asian="13pt" style:font-size-complex="13pt" fo:background-color="#FFFFFF"/>
    </style:style>
    <style:style style:name="T688" style:parent-style-name="Основнойшрифтабзаца" style:family="text">
      <style:text-properties style:font-name="Palatino Linotype" fo:color="#000000" fo:font-size="13pt" style:font-size-asian="13pt" style:font-size-complex="13pt" fo:background-color="#FFFFFF"/>
    </style:style>
    <style:style style:name="T689" style:parent-style-name="Основнойшрифтабзаца" style:family="text">
      <style:text-properties style:font-name="Palatino Linotype" fo:font-size="13pt" style:font-size-asian="13pt" style:font-size-complex="13pt" fo:background-color="#FFFFFF"/>
    </style:style>
    <style:style style:name="T690" style:parent-style-name="Основнойшрифтабзаца" style:family="text">
      <style:text-properties style:font-name="Palatino Linotype" fo:color="#000000" fo:font-size="13pt" style:font-size-asian="13pt" style:font-size-complex="13pt" fo:background-color="#FFFFFF"/>
    </style:style>
    <style:style style:name="T691" style:parent-style-name="Основнойшрифтабзаца" style:family="text">
      <style:text-properties style:font-name="Palatino Linotype" fo:font-size="13pt" style:font-size-asian="13pt" style:font-size-complex="13pt" fo:background-color="#FFFFFF"/>
    </style:style>
    <style:style style:name="T692" style:parent-style-name="Основнойшрифтабзаца" style:family="text">
      <style:text-properties style:font-name="Palatino Linotype" fo:color="#000000" fo:font-size="13pt" style:font-size-asian="13pt" style:font-size-complex="13pt" fo:background-color="#FFFFFF"/>
    </style:style>
    <style:style style:name="T693" style:parent-style-name="Основнойшрифтабзаца" style:family="text">
      <style:text-properties style:font-name="Palatino Linotype" fo:font-size="13pt" style:font-size-asian="13pt" style:font-size-complex="13pt" fo:background-color="#FFFFFF"/>
    </style:style>
    <style:style style:name="T694" style:parent-style-name="Основнойшрифтабзаца" style:family="text">
      <style:text-properties style:font-name="Palatino Linotype" fo:color="#000000" fo:font-size="13pt" style:font-size-asian="13pt" style:font-size-complex="13pt" fo:background-color="#FFFFFF"/>
    </style:style>
    <style:style style:name="T695" style:parent-style-name="Основнойшрифтабзаца" style:family="text">
      <style:text-properties style:font-name="Palatino Linotype" fo:color="#000000" fo:font-size="13pt" style:font-size-asian="13pt" style:font-size-complex="13pt" fo:background-color="#FFFFFF"/>
    </style:style>
    <style:style style:name="T696" style:parent-style-name="Основнойшрифтабзаца" style:family="text">
      <style:text-properties style:font-name="Palatino Linotype" fo:font-size="13pt" style:font-size-asian="13pt" style:font-size-complex="13pt" fo:background-color="#FFFFFF"/>
    </style:style>
    <style:style style:name="T697" style:parent-style-name="Основнойшрифтабзаца" style:family="text">
      <style:text-properties style:font-name="Palatino Linotype" fo:color="#000000" fo:font-size="13pt" style:font-size-asian="13pt" style:font-size-complex="13pt" fo:background-color="#FFFFFF"/>
    </style:style>
    <style:style style:name="T698" style:parent-style-name="Основнойшрифтабзаца" style:family="text">
      <style:text-properties style:font-name="Palatino Linotype" fo:font-size="13pt" style:font-size-asian="13pt" style:font-size-complex="13pt" fo:background-color="#FFFFFF"/>
    </style:style>
    <style:style style:name="T699" style:parent-style-name="Основнойшрифтабзаца" style:family="text">
      <style:text-properties style:font-name="Palatino Linotype" fo:color="#000000" fo:font-size="13pt" style:font-size-asian="13pt" style:font-size-complex="13pt" fo:background-color="#FFFFFF"/>
    </style:style>
    <style:style style:name="T700" style:parent-style-name="Основнойшрифтабзаца" style:family="text">
      <style:text-properties style:font-name="Palatino Linotype" fo:color="#000000" fo:font-size="13pt" style:font-size-asian="13pt" style:font-size-complex="13pt" fo:background-color="#FFFFFF"/>
    </style:style>
    <style:style style:name="T701" style:parent-style-name="Основнойшрифтабзаца" style:family="text">
      <style:text-properties style:font-name="Palatino Linotype" fo:font-size="13pt" style:font-size-asian="13pt" style:font-size-complex="13pt" fo:background-color="#FFFFFF"/>
    </style:style>
    <style:style style:name="T702" style:parent-style-name="Основнойшрифтабзаца" style:family="text">
      <style:text-properties style:font-name="Palatino Linotype" fo:color="#000000" fo:font-size="13pt" style:font-size-asian="13pt" style:font-size-complex="13pt" fo:background-color="#FFFFFF"/>
    </style:style>
    <style:style style:name="T703" style:parent-style-name="Основнойшрифтабзаца" style:family="text">
      <style:text-properties style:font-name="Palatino Linotype" fo:font-size="13pt" style:font-size-asian="13pt" style:font-size-complex="13pt" fo:background-color="#FFFFFF"/>
    </style:style>
    <style:style style:name="T704" style:parent-style-name="Основнойшрифтабзаца" style:family="text">
      <style:text-properties style:font-name="Palatino Linotype" fo:color="#000000" fo:font-size="13pt" style:font-size-asian="13pt" style:font-size-complex="13pt" fo:background-color="#FFFFFF"/>
    </style:style>
    <style:style style:name="T705" style:parent-style-name="Основнойшрифтабзаца" style:family="text">
      <style:text-properties style:font-name="Palatino Linotype" fo:font-size="13pt" style:font-size-asian="13pt" style:font-size-complex="13pt" fo:background-color="#FFFFFF"/>
    </style:style>
    <style:style style:name="T706" style:parent-style-name="Основнойшрифтабзаца" style:family="text">
      <style:text-properties style:font-name="Palatino Linotype" fo:color="#000000" fo:font-size="13pt" style:font-size-asian="13pt" style:font-size-complex="13pt" fo:background-color="#FFFFFF"/>
    </style:style>
    <style:style style:name="T707" style:parent-style-name="Основнойшрифтабзаца" style:family="text">
      <style:text-properties style:font-name="Palatino Linotype" fo:color="#000000" fo:font-size="13pt" style:font-size-asian="13pt" style:font-size-complex="13pt" fo:background-color="#FFFFFF"/>
    </style:style>
    <style:style style:name="T708" style:parent-style-name="Основнойшрифтабзаца" style:family="text">
      <style:text-properties style:font-name="Palatino Linotype" fo:font-size="13pt" style:font-size-asian="13pt" style:font-size-complex="13pt" fo:background-color="#FFFFFF"/>
    </style:style>
    <style:style style:name="T709" style:parent-style-name="Основнойшрифтабзаца" style:family="text">
      <style:text-properties style:font-name="Palatino Linotype" fo:color="#000000" fo:font-size="13pt" style:font-size-asian="13pt" style:font-size-complex="13pt" fo:background-color="#FFFFFF"/>
    </style:style>
    <style:style style:name="T710" style:parent-style-name="Основнойшрифтабзаца" style:family="text">
      <style:text-properties style:font-name="Palatino Linotype" fo:font-size="13pt" style:font-size-asian="13pt" style:font-size-complex="13pt" fo:background-color="#FFFFFF"/>
    </style:style>
    <style:style style:name="T711" style:parent-style-name="Основнойшрифтабзаца" style:family="text">
      <style:text-properties style:font-name="Palatino Linotype" fo:color="#000000" fo:font-size="13pt" style:font-size-asian="13pt" style:font-size-complex="13pt" fo:background-color="#FFFFFF"/>
    </style:style>
    <style:style style:name="T712" style:parent-style-name="Основнойшрифтабзаца" style:family="text">
      <style:text-properties style:font-name="Palatino Linotype" fo:font-size="13pt" style:font-size-asian="13pt" style:font-size-complex="13pt" fo:background-color="#FFFFFF"/>
    </style:style>
    <style:style style:name="T713" style:parent-style-name="Основнойшрифтабзаца" style:family="text">
      <style:text-properties style:font-name="Palatino Linotype" fo:color="#000000" fo:font-size="13pt" style:font-size-asian="13pt" style:font-size-complex="13pt" fo:background-color="#FFFFFF"/>
    </style:style>
    <style:style style:name="T714" style:parent-style-name="Основнойшрифтабзаца" style:family="text">
      <style:text-properties style:font-name="Palatino Linotype" fo:color="#000000" fo:font-size="13pt" style:font-size-asian="13pt" style:font-size-complex="13pt" fo:background-color="#FFFFFF"/>
    </style:style>
    <style:style style:name="T715" style:parent-style-name="Основнойшрифтабзаца" style:family="text">
      <style:text-properties style:font-name="Palatino Linotype" fo:color="#000000" fo:font-size="13pt" style:font-size-asian="13pt" style:font-size-complex="13pt" fo:background-color="#FFFFFF"/>
    </style:style>
    <style:style style:name="T716" style:parent-style-name="Основнойшрифтабзаца" style:family="text">
      <style:text-properties style:font-name="Palatino Linotype" fo:font-size="13pt" style:font-size-asian="13pt" style:font-size-complex="13pt" fo:background-color="#FFFFFF"/>
    </style:style>
    <style:style style:name="T717" style:parent-style-name="Основнойшрифтабзаца" style:family="text">
      <style:text-properties style:font-name="Palatino Linotype" fo:color="#000000" fo:font-size="13pt" style:font-size-asian="13pt" style:font-size-complex="13pt" fo:background-color="#FFFFFF"/>
    </style:style>
    <style:style style:name="T718" style:parent-style-name="Основнойшрифтабзаца" style:family="text">
      <style:text-properties style:font-name="Palatino Linotype" fo:font-size="13pt" style:font-size-asian="13pt" style:font-size-complex="13pt" fo:background-color="#FFFFFF"/>
    </style:style>
    <style:style style:name="T719" style:parent-style-name="Основнойшрифтабзаца" style:family="text">
      <style:text-properties style:font-name="Palatino Linotype" fo:color="#000000" fo:font-size="13pt" style:font-size-asian="13pt" style:font-size-complex="13pt" fo:background-color="#FFFFFF"/>
    </style:style>
    <style:style style:name="T720" style:parent-style-name="Основнойшрифтабзаца" style:family="text">
      <style:text-properties style:font-name="Palatino Linotype" fo:color="#000000" fo:font-size="13pt" style:font-size-asian="13pt" style:font-size-complex="13pt" fo:background-color="#FFFFFF"/>
    </style:style>
    <style:style style:name="T721" style:parent-style-name="Основнойшрифтабзаца" style:family="text">
      <style:text-properties style:font-name="Palatino Linotype" fo:color="#000000" fo:font-size="13pt" style:font-size-asian="13pt" style:font-size-complex="13pt" fo:background-color="#FFFFFF"/>
    </style:style>
    <style:style style:name="T722" style:parent-style-name="Основнойшрифтабзаца" style:family="text">
      <style:text-properties style:font-name="Palatino Linotype" fo:font-size="13pt" style:font-size-asian="13pt" style:font-size-complex="13pt" fo:background-color="#FFFFFF"/>
    </style:style>
    <style:style style:name="T723" style:parent-style-name="Основнойшрифтабзаца" style:family="text">
      <style:text-properties style:font-name="Palatino Linotype" fo:color="#000000" fo:font-size="13pt" style:font-size-asian="13pt" style:font-size-complex="13pt" fo:background-color="#FFFFFF"/>
    </style:style>
    <style:style style:name="T724" style:parent-style-name="Основнойшрифтабзаца" style:family="text">
      <style:text-properties style:font-name="Palatino Linotype" fo:font-size="13pt" style:font-size-asian="13pt" style:font-size-complex="13pt" fo:background-color="#FFFFFF"/>
    </style:style>
    <style:style style:name="T725" style:parent-style-name="Основнойшрифтабзаца" style:family="text">
      <style:text-properties style:font-name="Palatino Linotype" fo:color="#000000" fo:font-size="13pt" style:font-size-asian="13pt" style:font-size-complex="13pt" fo:background-color="#FFFFFF"/>
    </style:style>
  </office:automatic-styles>
  <office:body>
    <office:text text:use-soft-page-breaks="true">
      <text:p text:style-name="P1"><text:a xlink:href="https://ficbook.net/pairings/Каллисто,%20Вар,%20Спирит,%20Нияз,%20Гард,%20Вики,%20Лексия,%20Диззи" office:target-frame-name="_top" xlink:show="replace"><text:span text:style-name="T2">Каллисто, Вар, Спирит, Нияз, Гард, Вики, Лексия, Диззи</text:span></text:a></text:p>
      <text:p text:style-name="P3"/>
      <text:p text:style-name="P4">В этой книге рассказывается<text:s/>о мире, который люди создали сами. Мир образов, выдумок, фантазий. В частности, можно придумать персонажей, которые якобы погибли, но не знают об этом, и могут подумать, что они находятся в чистилище. Или можно придумать персонажей, которые якобы являются<text:s/>проводниками в наш мир – они проводят «мертвые» души. Можно придумать богов. Можно придумать персонажей, которые будут думать, что они знают, где они находятся, и зачем они здесь. Это позволяет написать даже вторую часть Легендариума.</text:p>
      <text:p text:style-name="P5"/>
      <text:p text:style-name="P6">НЕ ЛАГЕРЬ, А САНАТОРИЙ. НЕ ОТРЯДЫ, А ГРУППЫ.</text:p>
      <text:p text:style-name="P7">НИЯЗ – В КАЧЕСТВЕ ВРАЧЕБНОЙ ПРАКТИКИ</text:p>
      <text:p text:style-name="P8">АЮНА – ЛЕЧЕНИЕ В РАМКАХ ПРОГРАММЫ ВОССТАНОВЛЕНИЯ ПАМЯТИ</text:p>
      <text:p text:style-name="P9">КАЛЛИСТО – ПРОВЕСТИ ЛЮДЕЙ ЧЕРЕЗ ИХ ИСТОРИЮ</text:p>
      <text:p text:style-name="P10">ВАР – ТОЖЕ НА ЛЕЧЕНИИ</text:p>
      <text:p text:style-name="P11">ВЛАДИК СВЯЩЕННИК</text:p>
      <text:p text:style-name="P12">СПИРИТ ПО ФАНУ</text:p>
      <text:p text:style-name="P13">ВИКИ – ПСИХОЛОГИЧЕСКИЕ КОНСУЛЬТАЦИИ</text:p>
      <text:p text:style-name="P14"/>
      <text:p text:style-name="P15">ДИЗЗИ – ПОДОЗРЕНИЕ НА ШИЗОФРЕНИЮ?</text:p>
      <text:p text:style-name="P16"/>
      <text:p text:style-name="P17">Мотивы попасть в лагерь:</text:p>
      <text:p text:style-name="P18">Нияз – надеялась прижиться в новом обществе, жить с папой, найти друзей.<text:s/></text:p>
      <text:p text:style-name="P19">Аюна – хотела собрать команду для того, чтобы отправиться в путешествие и найти ее семью (родителей)</text:p>
      <text:p text:style-name="P20">Каллисто – увидеть всё<text:s/>своими глазами, провести людей через их историю, пожить в своих фантазиях, покопаться в себе.</text:p>
      <text:p text:style-name="P21">Вар – хотел избавиться от своих демонов. Хочет дойти до долины богов.</text:p>
      <text:p text:style-name="P22">Владик – ученик священника, хотел помочь нашей команде избавиться от своих грехов. И Вару в<text:s/>частности.</text:p>
      <text:p text:style-name="P23">Спирит – просто развлекался и залетел по приколу.</text:p>
      <text:p text:style-name="P24">Вики – хочет понять, как жить после смерти своей наставницы, ищет общения, друзей. Хочет избавиться от чувства тоски.</text:p>
      <text:p text:style-name="P25"/>
      <text:p text:style-name="P26">Диззи – ей нужны были демоны Вара<text:s/></text:p>
      <text:p text:style-name="P27"/>
      <text:p text:style-name="P28">Мотивы уйти из лагеря:</text:p>
      <text:p text:style-name="P29">Нияз – мама написала ей письмо, в котором сказала, что беременна, ей нужна помощь, она простила Ниязку и просит ее вернуться.</text:p>
      <text:p text:style-name="P30">Аюна – ищет родителей.</text:p>
      <text:p text:style-name="P31">Каллисто – проводник.</text:p>
      <text:p text:style-name="P32">Вар – ему нужно дойти до долины богов, но по дороге решил заглянуть к .</text:p>
      <text:p text:style-name="P33">Владик – ну понятно, помочь</text:p>
      <text:p text:style-name="P34">Спирит – по фану</text:p>
      <text:p text:style-name="P35">Вики – ну, прогуляться мне не повредит</text:p>
      <text:p text:style-name="P36"/>
      <text:p text:style-name="P37">Диззи – по-прежнему нужны демоны Вара, но она говорит, что хочет избавиться от своего проклятия, и поэтому сначала мы пошли к вожаку лесных волков.</text:p>
      <text:p text:style-name="P38"/>
      <text:p text:style-name="P39">Поездка</text:p>
      <text:p text:style-name="P40"/>
      <text:p text:style-name="P41"><text:span text:style-name="T42"><text:tab/></text:span><text:span text:style-name="T43">Тем днем Вар, Каллисто и Спирит сели на<text:s/></text:span><text:span text:style-name="T44">задних сидениях в автобусе. Воздух внутри был пыльным, и большинство ребят дышали через платки, шарфы и банданы. Высохшие деревья плохо закрывали автобус от испепеляющих лучей солнца. Время тянулось удивительно долго, и компании уже наскучило ждать окончан</text:span><text:span text:style-name="T45">ия разборок водителя с заправщиком.</text:span><text:span text:style-name="T46"><text:line-break/></text:span><text:span text:style-name="T47">– Я знаю довольно забавную игру. К счастью, я захватил блокнот и несколько ручек, вам должно понравиться... – сказал высокий и худой парень, проглотив несколько букв, и наклонился к рюкзаку, лежавшему у него в ногах. Он<text:s/></text:span><text:span text:style-name="T48">сидел у окна, и сквозь него светило яркое июньское солнце.</text:span><text:span text:style-name="T49"><text:line-break/></text:span><text:span text:style-name="T50">– Спасибо, Спирит, нам твои земные игры ни к чему, пробормотал Вар, с опаской косясь на паренька, вытаскивавшего провизию и складывавшего ее прямо на пол. Серое пальто Спирита сложилось большой скл</text:span><text:span text:style-name="T51">адкой в районе плеч, джинсы грязного цвета поднялись до середины щиколотки, продемонстрировав носки разного цвета, гордо выглядывавшие из кроссовок.</text:span><text:span text:style-name="T52"><text:line-break/></text:span><text:span text:style-name="T53">– О, нет, я вас уверяю, это весело! - возразил Спирит, заправил темные длинные волосы за ухо и вынырнул из<text:s/></text:span><text:span text:style-name="T54">рюкзака с помятым блокнотом в руках. Сидевшие спереди девушки встали, бросили озлобленный взгляд на Спирита и пересели на другие места: этот парень вел себя неуклюже и постоянно задевал их кресла. Вар и Каллисто переглянулись. Спирит, не обратив внимания н</text:span><text:span text:style-name="T55">а девушек, попытался поправить пальто, съехавшее вниз по левой руке, но безуспешно. Каллисто пожала плечами. Вар покрепче сжал свою корягу длиной почти в человеческий рост.</text:span><text:span text:style-name="T56"><text:line-break/></text:span><text:span text:style-name="T57"><text:tab/></text:span><text:span text:style-name="T58">Похоже, занятия этого парня оставили след на его внешности. Руки Вара были перебин</text:span><text:span text:style-name="T59">тованы до локтей, как будто он скрывал шрамы. Его накидка из козьей шерсти во многих местах была неаккуратно заштопана. Льняная серая рубаха выцвела от постоянной носки и частой стирки, а на кожаных сапогах отклеивались подошвы. Темно-зеленые штаны поддерж</text:span><text:span text:style-name="T60">ивались узким поясом, на который крепилось несколько мешочков и довольно длинный нож, предназначенный явно не для еды.<text:s/></text:span><text:span text:style-name="T61"><text:line-break/></text:span><text:span text:style-name="T62">– Итак, - Спирит раздал ручки и воодушевленно начал объяснять. - Эта игра называется по-разному: японская «го», русские «городки», у мен</text:span><text:span text:style-name="T63">я это прост точки. Цель игры — завоевать как можно больше теххитории. Для этого нужно пытаться окружать чужие точки, вот так, - Спирит показал схему на уголке листочка. - Игра заканчивается, когда на листе уже нет места. Затем подсчитываем очки.</text:span><text:span text:style-name="T64"><text:line-break/></text:span><text:span text:style-name="T65">– Хорошо,<text:s/></text:span><text:span text:style-name="T66">начинаю, - сказала Каллисто так громко, что на ее голос обернулись даже взрослые сопровождающие с первых рядов автобуса. Она закатала рукава синей свободной рубашки, подтянула блокнот к себе и поставила в центре листка зеленую точку. Понаблюдав за мыслител</text:span><text:span text:style-name="T67">ьными муками Вара, Каллисто зевнула, прикрыв рот правой рукой, испачканной чем-то черным. Люди в автобусе почти не разговаривали, был слышен только хруст сухариков и шуршание пластиковых пакетиков. Каллисто поставила еще одну точку, посягнув на владения Сп</text:span><text:span text:style-name="T68">ирита, и достала из кармана бежевых штанов небольшое яблоко. Чего только не было в ее многочисленных карманах: из одного торчали мятые листочки, другой смешно выпучился под давлением по меньшей мере трех яблок, третий был продырявлен сломанными перьями...<text:s/></text:span><text:span text:style-name="T69">Неведомым образом несколько перьев оказалось и в светлых волосах Каллисто, которые были небрежно скомканы и перевязаны резинкой. И хотя Каллисто проводила настоящие военные баталии, откусывая по кусочкам территории своих соперников, на ее лице застыл отсут</text:span><text:span text:style-name="T70">ствующий взгляд.</text:span><text:span text:style-name="T71"><text:line-break/></text:span><text:span text:style-name="T72"><text:tab/></text:span><text:span text:style-name="T73">Водитель наконец договорился о маршруте с напарником из второго автобуса и зашел внутрь. Поговорив о чем-то со взрослыми, он велел всем пристегнуться и завел двигатель.<text:s/></text:span><text:span text:style-name="T74">Автобус дрогнул и тронулся. Они поехали по междугородней трассе. Эта<text:s/></text:span><text:span text:style-name="T75">страна славилась разбитыми дорогами, поэтому через каждые 15 метров автобус занимался физкультурой, проваливаясь в очередную яму и выбираясь из неё.</text:span><text:span text:style-name="T76"><text:line-break/></text:span><text:span text:style-name="T77">– Отлично, - простонал Вар, когда черная ручка в его руке снова сделала кляксу и продырявила лист. - Я тепе</text:span><text:span text:style-name="T78">рь могу ходить только черными дырами.</text:span></text:p>
      <text:p text:style-name="P79"/>
      <text:p text:style-name="P80">Учебный лагерь на побережье Катуни, 2 года назад</text:p>
      <text:p text:style-name="P81"><text:span text:style-name="T82"><text:tab/>Эрика</text:span><text:span text:style-name="T83"><text:s/>вышла из микроавтобуса. Спустившись по обледенелым ступенькам, она отошла в сторону и осмотрелась. Да уж, в этом поселке действительно очень красиво. Вдоль дорог</text:span><text:span text:style-name="T84">и росли сосны, чуть подальше было видно деревянные домики, двухэтажную столовую, за которой ревела горная река, а за рекой и соснами виднелись снежные вершины…</text:span><text:span text:style-name="T85"><text:line-break/></text:span><text:span text:style-name="T86"> — Впечатляет, да? — Толя, как всегда, подкрался незаметно. Постояв с довольной рожицей секунд<text:s/></text:span><text:span text:style-name="T87">пять, он пошел помогать остальным доставать бесконечные рюкзаки и сумки. Эри с улыбкой проводила его взглядом.</text:span><text:span text:style-name="T88"><text:line-break/></text:span><text:span text:style-name="T89">Через полчаса она вместе с Джесс уже стояла на пороге дома, в котором они проживут целый месяц, пока не закончится распределительный этап обучени</text:span><text:span text:style-name="T90">я. Как ей объяснили, в течение этого месяца учителя будут определять, в каком направлении дети будут учиться, и какие курсы посещать.</text:span><text:span text:style-name="T91"><text:line-break/></text:span><text:span text:style-name="T92"> — Как здорово, что здесь мы посещаем предметы, которые выбрали сами, — сказала Джессика и открыла деревянную дверь ключом</text:span><text:span text:style-name="T93">. Разувшись, девочки заскочили из коридора в номер. В следующую же секунду он наполнился восхищенными возгласами.</text:span><text:span text:style-name="T94"><text:line-break/></text:span><text:span text:style-name="T95">Пол был устлан рыжеватым деревянным паркетом, в комнате справа стояли две аккуратно застеленных синими покрывалами кровати с тумбочками. В зал</text:span><text:span text:style-name="T96">е стоял стол с двумя стульями, большой диван, телевизор и шкаф с зеркалом. Настолько простой, но аккуратной и уютной обстановки девочки еще никогда не видели.</text:span><text:span text:style-name="T97"><text:line-break/></text:span><text:span text:style-name="T98">Через час, когда все вещи были разобраны и разложены по местам, а Джесс сорвала 3 еловых веточки<text:s/></text:span><text:span text:style-name="T99">и поставила их в стакан на столе, в домик забежал Саша и, увидев, что Эри еще не вышла, раздраженно ударил рукой по стене:</text:span><text:span text:style-name="T100"><text:line-break/></text:span><text:span text:style-name="T101"> — Скорее, Эрика, сейчас будет лекция по астрономии! А ты обещала мне помочь с проектом! — и вылетел в коридор.</text:span><text:span text:style-name="T102"><text:line-break/></text:span><text:span text:style-name="T103"> — Черт! Я же не подг</text:span><text:span text:style-name="T104">отовилась! — Эри вылетела вслед за Сашей. Морозный воздух обжег ей руку, когда она распахнула дверь. — А тема какая?</text:span><text:span text:style-name="T105"><text:line-break/></text:span><text:span text:style-name="T106"> — Зодиакальные созвездия! — голос донесся из-за угла дома.</text:span><text:span text:style-name="T107"><text:line-break/></text:span><text:span text:style-name="T108"> — Спасибо. — уже спокойно ответила Эри. Уж она-то отлично знает эту тему…</text:span><text:span text:style-name="T109"><text:line-break/></text:span><text:span text:style-name="T110">Чере</text:span><text:span text:style-name="T111">з две минуты она зашла в класс и прошла за родную последнюю парту у окна, где ее дожидался Саша с ноутбуком. Эрика мельком глянула, что у Саши в презентации, и с абсолютно спокойной душой достала свои учебник и тетрадку по астрономии, попутно продумывая пл</text:span><text:span text:style-name="T112">ан своего ответа.</text:span><text:span text:style-name="T113"><text:line-break/></text:span><text:span text:style-name="T114">Прозвенел звонок. В класс зашел профессор и жестом позвал Эрику и Сашу к доске. Эри встала даже чуть раньше, чем ее позвали, и, встав лицом к классу, она начала рассказывать…</text:span><text:span text:style-name="T115"><text:line-break/></text:span><text:span text:style-name="T116">***</text:span><text:span text:style-name="T117"><text:line-break/></text:span><text:span text:style-name="T118"> — Эрика, ты смотришь на эту страницу уже 10 минут.</text:span><text:span text:style-name="T119"><text:line-break/></text:span><text:span text:style-name="T120">Она огл</text:span><text:span text:style-name="T121">янулась. Прошло 2 часа с тех пор, как она получила 5 за превосходный доклад по астрономии. Ей очень понравилось занятие, и дом, в который она только сегодня заехала, казался родным. Эрика словно чувствовала душу этого места: дома как будто живые, они были<text:s/></text:span><text:span text:style-name="T122">рады встречать гостей; скрипящий снег, свежий воздух — все располагало к себе.</text:span><text:span text:style-name="T123"><text:line-break/></text:span><text:span text:style-name="T124"> — Что ты такого интересного здесь нашла? — Саша встал с дивана и подошел к Эрике, сидящей за столом. Она читала энциклопедию о космосе, и остановилась на развороте со спутникам</text:span><text:span text:style-name="T125">и Юпитера.</text:span><text:span text:style-name="T126"><text:line-break/></text:span><text:span text:style-name="T127"> — Каллисто — четвертый спутник Юпитера, и по совместительству самое кратерированное тело Солнечной системы.</text:span><text:span text:style-name="T128"><text:line-break/></text:span><text:span text:style-name="T129">«Прямо как моя душа», — подумала Эрика, и тут же одернула себя за эту мысль: она не любила испытывать жалость к себе, и не позволяла дру</text:span><text:span text:style-name="T130">гим себя жалеть.</text:span><text:span text:style-name="T131"><text:line-break/></text:span><text:span text:style-name="T132"> — Выглядит красиво. Ты знаешь, что Каллисто была нимфой-спутницей охотницы Артемиды? Она дала обет вечно быть девушкой, но Зевс ее обманул и разделил с ней ложе. Она родила сына Арктура, и Зевс превратил ее в медведицу, чтобы спасти от ре</text:span><text:span text:style-name="T133">вности Геры. Как-то на охоте Арктур хотел убить медведицу, и Зевс отправил их обоих на небо, чтобы убийство не произошло. Так появились Большая Медведица и созвездие Волопаса. Они никогда не заходят за горизонт, потому что Гера запретила им омываться в вод</text:span><text:span text:style-name="T134">ах океана.</text:span><text:span text:style-name="T135"><text:line-break/></text:span><text:span text:style-name="T136">«Печальная история. Но меня никто не обманет»</text:span><text:span text:style-name="T137"><text:line-break/></text:span><text:span text:style-name="T138"> — Спутницы Артемиды были классными охотницами… Хотела бы я быть, как они.</text:span><text:span text:style-name="T139"><text:line-break/></text:span><text:span text:style-name="T140"> — Однако, надеюсь, ты не разделишь их судьбу. — Саша усмехнулся, и посмотрел на изображения других спутников. — Пожалуй, Ио</text:span><text:span text:style-name="T141"><text:s/>чем-то похож на пиццу.</text:span><text:span text:style-name="T142"><text:line-break/></text:span><text:span text:style-name="T143">Эрика расхохоталась. Ей нравились эти странности в восприятии людей: забавные сравнения, лестницы ассоциаций, а сама она очень любила игру слов. Многие слова она буквально разбирала на кусочки и смеялась над вариантами их происхожде</text:span><text:span text:style-name="T144">ния. Это касалось и иностранных языков: ей нравилось размышлять о схожести и различии мышления людей разных народов. Кровать — кров, ложка — накладывать, сумка — сума — денежная сумма, ведьма — ведать, знать — знатные люди, раскалывать — колышек — колышетс</text:span><text:span text:style-name="T145">я, постель — стелить… Это были лишь предположения, она редко их проверяла.</text:span><text:span text:style-name="T146"><text:line-break/></text:span><text:span text:style-name="T147"> — Ты помнишь, что сегодня запланирован поход? Нам покажут наскальные рисунки древних людей и замерзший водопад. А еще мы поднимемся на вершину горы!</text:span><text:span text:style-name="T148"><text:line-break/></text:span><text:span text:style-name="T149"> — Точно! А еще там будет самое</text:span><text:span text:style-name="T150"><text:s/>чистое озеро, которое никогда не замерзает! Ты помнишь, во сколько мы пойдем?</text:span><text:span text:style-name="T151"><text:line-break/></text:span><text:span text:style-name="T152"> — Через час мы собираемся у главного корпуса. Постой, Эрика, ты куда?!</text:span><text:span text:style-name="T153"><text:line-break/></text:span><text:span text:style-name="T154">В ней кипела жизнь: ее окружала живая история, к которой буквально можно было прикоснуться руками; друзья</text:span><text:span text:style-name="T155">, которым она доверяла; знания, к которым она стремилась… Впопыхах одевшись, она захватила с собой какие-то листочки и охапку ручек, которая лежала на столе. Застыв на секунду, она кинула ручки обратно и взяла карандаши и нож: ручки на морозе могли замерзн</text:span><text:span text:style-name="T156">уть. Саша не спрашивал, зачем ей все это: она не хотела упустить ни один из важных моментов, не хотела потерять ни одно воспоминание. Он оделся и вышел вслед за Эрикой. Он знал, куда она летит — в столовую, где сегодня кормят супом с фрикадельками, гречкой</text:span><text:span text:style-name="T157"><text:s/>с томатным соусом и ее любимым вишневым компотиком.</text:span></text:p>
      <text:p text:style-name="P158"/>
      <text:p text:style-name="P159"/>
      <text:p text:style-name="P160"/>
      <text:p text:style-name="P161">Не одна?</text:p>
      <text:p text:style-name="P162"/>
      <text:p text:style-name="P163"><text:span text:style-name="T164">– Дурдом какой-то!</text:span><text:span text:style-name="T165"><text:line-break/></text:span><text:span text:style-name="T166"><text:line-break/></text:span><text:span text:style-name="T167">Выдав эту фразу, Каллисто пнула металлическую ножку старой кровати. Во всех комнатах не было ничего лишнего. Стены, к которым нельзя прикасаться, потому что они покрыты<text:s/></text:span><text:span text:style-name="T168">дешевым красящим материалом, легко пачкающим одежду; одинокая картина с изображением какого-то очередного храма; две тумбочки, в которых обязательно сломана одна или две полки (или они вовсе отсутствуют); белый шкаф, внутри которого была пара вешалок; стол</text:span><text:span text:style-name="T169"><text:s/>и стул; две кровати, застеленные древними покрывалами; окно с дырявой москитной сеткой и занавески с какими-то замысловатыми цветочными узорами, как у всех бабушек. На этом описание интерьера комнаты заканчивается. В действительности в этом не было ничего</text:span><text:span text:style-name="T170"><text:s/>ненормального, весь день будет проходить в полевых условиях, на улице: тренировки, физическая работа... Нет, неприятное скрывалось с другой стороны. </text:span><text:span text:style-name="T171"><text:line-break/></text:span><text:span text:style-name="T172"><text:line-break/></text:span><text:span text:style-name="T173">Каллисто жила в комнате одна.</text:span><text:span text:style-name="T174"><text:line-break/></text:span><text:span text:style-name="T175"><text:line-break/></text:span><text:span text:style-name="T176">Участников лагеря разбили на 4 отряда жеребьевкой, и тех немногих людей,<text:s/></text:span><text:span text:style-name="T177">которых знала Каллисто, отделили от нее. И конечно, девушки расселялись так, чтобы в одной комнате жили знакомые. Каллисто положила шляпу на стол и медленно села на кровать. Словно в отчаянии, она опустила голову и несколько раз усиленно провела пальцами п</text:span><text:span text:style-name="T178">о лбу. Ее пребывание в лагере началось как нельзя хуже: потерялись какие-то документы, и ее могли выгнать отсюда обратно в город в любой момент. Она привыкла быть одна, в этом не было ничего страшного, но жить в комнате одной означало не прижиться в коллек</text:span><text:span text:style-name="T179">тиве, быть изгоем. А это не тот лагерь, в котором выживаешь в одиночку.</text:span><text:span text:style-name="T180"><text:line-break/></text:span><text:span text:style-name="T181">– Ну, зато ночью никто не будет мешать читать! - громко сказав это, Каллисто резко поднялась с кровати, открыла дверь комнаты и отправилась в другое крыло, к другому отряду, там, где б</text:span><text:span text:style-name="T182">ыли Вар и Спирит. В ее отряде не было людей, которые её хоть чем-то заинтересовали бы. Поплутав немного по коридорам, она бесцеремонно толкнула очередную белую дверь и, неправильно сделав шаг, зашла в комнату своих знакомых.</text:span><text:span text:style-name="T183"><text:line-break/></text:span><text:span text:style-name="T184">– Ёжики твороженки!!! - с этим<text:s/></text:span><text:span text:style-name="T185">многозначительным высказыванием Каллисто приземлилась рукой в тарелку с чипсами. Тарелка стояла на тумбочке, в которой, конечно же, была сломана хотя бы одна полка, и именно поэтому она опасно прогнулась под весом Каллисто. Поскорее убрав из тарелки руку,<text:s/></text:span><text:span text:style-name="T186">она выпрямила спину и поклонилась присутствующим. Секунду спустя она уже объедала чипсы с руки.</text:span><text:span text:style-name="T187"><text:line-break/></text:span><text:span text:style-name="T188"><text:line-break/></text:span><text:span text:style-name="T189">Вот так нелепо произошла ее первая встреча с Лиз.</text:span><text:span text:style-name="T190"><text:line-break/></text:span><text:span text:style-name="T191"><text:line-break/></text:span><text:span text:style-name="T192">***</text:span><text:span text:style-name="T193"><text:line-break/></text:span><text:span text:style-name="T194">– И как тебе?</text:span><text:span text:style-name="T195"><text:line-break/></text:span><text:span text:style-name="T196">Спирит озадаченно смотрел, как Каллисто без тени стеснения облизывает остатки соли с пальц</text:span><text:span text:style-name="T197">ев. Она что-то пробурчала в ответ. Спирит продолжил почесывать рыжие волосы Лизы. Та возобновила прерванный разговор:</text:span><text:span text:style-name="T198"><text:line-break/></text:span><text:span text:style-name="T199">– Не знаю, как вы, а я себе лисенка заведу, когда отдельно жить буду. Они такие милые! И классно улыбаются. С самого детства хочу лису, во</text:span><text:span text:style-name="T200">т, посмотри эти фотки... - Лиза достала из кроссовка телефон и протянула Вару. Тот начал листать фотографии. </text:span><text:span text:style-name="T201"><text:line-break/></text:span><text:span text:style-name="T202">– И ничего, что нам нужно было сдать телефоны? - подняв бровь, спросила Каллисто у стенки.</text:span><text:span text:style-name="T203"><text:line-break/></text:span><text:span text:style-name="T204">– А я сдала. Другой. - продолжая показывать фотографии,</text:span><text:span text:style-name="T205"><text:s/>отозвалась Лиз. - О, а это мы в Египет ездили, тут тоже много прикольных штук было..</text:span><text:span text:style-name="T206"><text:line-break/></text:span><text:span text:style-name="T207">– И все-таки это проявление дисциплины. Ответственность перед самим собой. - по-прежнему беседуя со стенкой, сказала Каллисто чуть строже. - Если требуют, чтобы их сдали,</text:span><text:span text:style-name="T208"><text:s/>значит это необходимо.</text:span><text:span text:style-name="T209"><text:line-break/></text:span><text:span text:style-name="T210">– Вообще, я согласен, - сказал Вар. - Но я не думаю, что она будет сидеть всю ночь в телефоне, справится как-нибудь.</text:span><text:span text:style-name="T211"><text:line-break/></text:span><text:span text:style-name="T212">Каллисто пожала плечами. В этот момент в комнату ворвалась девушка с длинными темными волосами, очень красиво завив</text:span><text:span text:style-name="T213">ающимися в большие кудри.</text:span><text:span text:style-name="T214"><text:line-break/></text:span><text:span text:style-name="T215">– Включайте креативность, я делаю ромашку с заданиями. Нужно чтоб в каждом лепестке, ну то есть задании, участвовало 2-3 человека. Мне осталось придумать 5 лепестков. В инете брать бесполезно. Если есть идейка хоть на один, скажит</text:span><text:span text:style-name="T216">е.. А то я уже все.</text:span><text:span text:style-name="T217"><text:line-break/></text:span><text:span text:style-name="T218">Все в комнате были ошарашены вихрем, вызванным внезапным появлением этой девушки. На них в прямом смысле обрушился быстрый и не очень разборчивый поток слов. Конечно, с речью Спирита это нельзя было сравнивать, но неудивительно, что в к</text:span><text:span text:style-name="T219">омнате резко повисла тишина.</text:span><text:span text:style-name="T220"><text:line-break/></text:span><text:span text:style-name="T221"><text:line-break/></text:span><text:span text:style-name="T222">– Прости, еще раз, что нужно сделать? По-моему тут никто ничего не понял. - первым подал голос Вар.</text:span><text:span text:style-name="T223"><text:line-break/></text:span><text:span text:style-name="T224">– Задание придумать! Которое будут выполнять несколько человек. Я уже записала несколько вариантов, вот, смотрите: устроить го</text:span><text:span text:style-name="T225">нки монетками, двигая их локтем. Или вот: с видом неандертальца залезть на стул, встать по стойке смирно и, чеканя слова как солдат, сказать самый милый комплимент вожатому. Можно забиться в угол в коридоре и заорать "у меня все хорошо!" </text:span><text:span text:style-name="T226"><text:line-break/></text:span><text:span text:style-name="T227">– Мне нравится ва</text:span><text:span text:style-name="T228">риант с коридором, - сказала Каллисто, впервые взглянув на говорившую девушку. Она была не очень высокого роста, с очень светлой кожей и красивыми темными глазами. Её лицо выглядело довольно живым, не таким, как у большинства людей. Она была одета в свобод</text:span><text:span text:style-name="T229">ную фиолетовую клетчатую рубашку и светлые джинсы.</text:span><text:span text:style-name="T230"><text:line-break/></text:span><text:span text:style-name="T231">– Есть ещё одна тема, - Вар вынырнул из глубины кровати и отодвинул телефон Лиз. - Берешь значит челика, показываешь его всем и уводишь в другую комнату. Вырезаешь поч... А нет, не то. В другой комнате что</text:span><text:span text:style-name="T232">-то в нем меняешь, приводишь обратно, а другие включают Шерлока и пытаются понять, что изменилось. Кстати, моего кота зовут Шерлок, ну вдруг кому-то интересно. </text:span><text:span text:style-name="T233"><text:line-break/></text:span><text:span text:style-name="T234">– Еще какие-нибудь идеи есть?.. - с оттенком разочарования в голосе спросила девушка.</text:span><text:span text:style-name="T235"><text:line-break/></text:span><text:span text:style-name="T236">– Можно у</text:span><text:span text:style-name="T237">строить сражение на бумажных мечах, - сказала Каллисто и достала откуда-то из многочисленных карманов кучу листочков. Взяв один и покрутив его в руках, она сложила плотненький бумажный меч. В следующую секунду этот меч полетел в голову Спирита. Тот удивлен</text:span><text:span text:style-name="T238">но отклонился в сторону. Лиз вскрикнула.</text:span><text:span text:style-name="T239"><text:line-break/></text:span><text:span text:style-name="T240">– Жестокие вы какие-то.. Ладно, спасибо, - девушка отвернулась и открыла дверь.</text:span><text:span text:style-name="T241"><text:line-break/></text:span><text:span text:style-name="T242">– Подожди! А зовут-то тебя как? - спросил Спирит.</text:span><text:span text:style-name="T243"><text:line-break/></text:span><text:span text:style-name="T244">– Ниязка. Можно просто Нияз. Но это неважно, я вообще из другого отряда. И откройте о</text:span><text:span text:style-name="T245">кно, у вас душно. - не поворачиваясь ответила девушка, и вышла из комнаты. Каллисто подошла к окну и, задумчиво осмотрев облупившуюся краску на деревянной раме, открыла форточку. На улице шел дождь. В комнату плавно заплыл поток свежего воздуха, вкусно пах</text:span><text:span text:style-name="T246">нущего асфальтом, мокрой землёй и хвойным лесом. Медленно вдохнув, Каллисто впервые за этот день расслабилась.</text:span></text:p>
      <text:p text:style-name="P247"><text:s/></text:p>
      <text:p text:style-name="P248">Тени</text:p>
      <text:p text:style-name="P249"><text:span text:style-name="T250"><text:tab/></text:span><text:span text:style-name="T251">Очередной темный переулок. От грязных кирпичных стен отражался громкий издевательский смех и улюлюканье. Нияз спряталась за стойкой<text:s/></text:span><text:span text:style-name="T252">заброшенного бара и быстро бросила сумку рядом. Она подняла небольшое облачко пыли, но оно успеет развеяться, когда подбегут злосчастные обидчики. Оперевшись левой рукой о грязный пол, она развернулась на коленках в сторону входа и чуть не ахнула от боли:<text:s/></text:span><text:span text:style-name="T253">она обо что-то порезалась. Через трещину в стойке было видно часть улицы. Три высоких парня со 2 курса гоготали и переворачивали огромные мусорные баки, ища девушку.<text:s/></text:span></text:p>
      <text:p text:style-name="P254">— Иди ко мне, чертова ведьма. Тебе не спрятаться! — один из парней, тот, что самый накачанный и одетый в маечку с облегающими штанишками, зашёл в помещение разрушенного бара. На деревянном полу валялись разбитые стекла, и этот шкаф в светлых кроссовках аккуратно переступал по осколкам, стараясь не поднимать пыль. Он брезгливо держал ладони на<text:s/>уровне плеч и прижимал локти к телу. Сердце Нияз бешено стучало. Она смотрела на одну из выломанных досок в полу: минутой ранее она слышала оттуда писк и какое-то шуршание. Нияз правой рукой тихо взяла кусок кирпича, валявшийся рядом с ней, и стала наблюдать за парнем. Нужно было, чтобы он повернулся спиной, и тогда…<text:s/></text:p>
      <text:p text:style-name="P255">— Все сюда! Я уверен, что она здесь! Обыщите другие комнаты, я не дам этому отродью уйти отсюда!<text:s/></text:p>
      <text:p text:style-name="P256">У Нияз почернело в глазах.<text:s/></text:p>
      <text:p text:style-name="P257">— Почему мы должны искать ее, пока ты тут стоишь? Вечно ты только<text:s/>приказываешь, — сказал другой парень в темных джинсах и облокотился о дверной проем. Он отряхнул пыль с рукава зелёной рубашки и скрестил руки на груди. Его приятель лихо перепрыгнул через подоконник и встал недалеко от барной стойки в ожидании ответа. Нияз задержала дыхание: главарь понизил голос.<text:s/></text:p>
      <text:p text:style-name="P258">— Потому что это из-за ее семьи за мной и моими пацанами таскаются эти сопли! Тебе повезло, за тобой не ходит по пятам темная жижа, она не ждёт, когда ты заснешь и когда ты проснешься. Ты и сам прекрасно знаешь,<text:s/>что они копошатся за нашими спинами, пока мы сидим в аудитории!<text:s/></text:p>
      <text:p text:style-name="P259">— Я думаю, ей это тоже не нравится. Не выглядит она счастливой. И если бы она могла что-то сделать…<text:s/></text:p>
      <text:p text:style-name="P260">— Она делает зло, и она такая несчастная, потому до сих пор не выжила нас со свету! Ты что, жалеть ее вздумал? Черта с два ее выходки будут сходить ей с рук. Это она призывает этих тварей! Нужно запугать девчонку как следует, она быстро спохватится и уберет их. Ищите, живо!<text:s/></text:p>
      <text:p text:style-name="P261">— Ты и сам не знаешь, что именно ты видел!<text:s/></text:p>
      <text:p text:style-name="P262">Нияз выловила момент, когда все парни отвернулись от барной стойки и кинула кирпич в дырку в полу. Ей повезло — она не задела соседних досок, в этом случае ее бы сразу обнаружили. Раздался неприятный треск и хрип. В следующее мгновение от места падения кирпича с громким писком разбежались крысы: их было так много, что пол буквально заходил ходуном от того, что под ним перемещается такое количество мерзких тел. Парни с почти девчачьим визгом убежали прочь. Нияз подождала пару минут, пока крысы убегут подальше, встала с корточек и ее<text:s/>затекшие ноги тут же подкосились от боли.<text:s/></text:p>
      <text:p text:style-name="P263">— Вот же унитаз на лыжах… Но, похоже, у того зеленого хотя бы мозги были.<text:s/></text:p>
      <text:p text:style-name="P264">Кровь из левой руки давно перестала идти, Нияз не так уж сильно поранилась. Она достала бутылку с водой и промыла порез. Стекла внутри не<text:s/>было. Ниязка немного потянула ноги, подобрала сумку и вышла из крысиного бара, направляясь к своему дому. К ней навстречу медленно ползли две темные желеобразные массы: они до сих пор догоняли своих объектов обожания. Почему они ходили следом за ними, Ниязка не знала, но выглядело это смешно. Хоть и жутковато.<text:s/></text:p>
      <text:p text:style-name="P265">***</text:p>
      <text:p text:style-name="P266">Часом позже Нияз зашла в дом, сбросила пыльные ботинки и поставила сумку на стул у двери. В коридоре летали вкусные запахи чабреца, свежих булочек, печеного картофеля. Кажется, мама сегодня постаралась на славу. Ниязка с улыбкой пошла за манящими ароматами на кухню. Чуть поскрипывающие холодные доски, задернутые занавески… Нияз подобрала и надела теплые вязаные носки, брошенные ею утром у входа в свою комнату. Она зашла на кухню. Было немного душно, она открыла окно и повернулась лицом к комнате. Четыре стула вокруг стола, стоящего на стареньком ковре. На клетчатой скатерти красовались булочки с корицей и две кружки с чаем, от которого шел пар. Нияз подошла к шкафу для посуды и взяла ложечку.<text:s/></text:p>
      <text:p text:style-name="P267">— Я<text:s/>приготовил чай с чабрецом, как ты любишь.<text:s/></text:p>
      <text:p text:style-name="P268">— Спасибо, пап. Это немного неожиданно.<text:s/></text:p>
      <text:p text:style-name="P269">Нияз смотрела, как папа заходит на кухню, подходит к духовке, берет вафельное полотенце и вынимает решетку с картошкой. Приятный жар быстро наполнил кухню. Худой мужчина достал из шкафа бутылку рыжикового масла и поставил ее рядом с плитой. Он устало сел на стул. Нияз села за стол рядом с папой и взяла в руки кружку с чаем. Папа Ниязки открыл бутылку с маслом и тонкими струйками полил хрустящую корочку картофеля.<text:s/></text:p>
      <text:p text:style-name="P270">- Я хотел<text:s/>тебя поздравить.<text:s/></text:p>
      <text:p text:style-name="P271">— С чем? Праздников не намечается.<text:s/></text:p>
      <text:p text:style-name="P272">— С началом новой жизни. Но сначала я спрошу тебя: как ты считаешь, почему тебя дразнят одноклассники?<text:s/></text:p>
      <text:p text:style-name="P273">Сколько ненависти и страха в их глазах, когда они слышат голос Нияз или видят ее в коридоре.<text:s/></text:p>
      <text:p text:style-name="P274">—<text:s/>Они говорят, что я сумасшедшая.<text:s/></text:p>
      <text:p text:style-name="P275">— А ты как думаешь?<text:s/></text:p>
      <text:p text:style-name="P276">— Даже если я сошла с ума, как я это пойму?<text:s/></text:p>
      <text:p text:style-name="P277">— Послушай, — он взял руки Нияз в свои и чуть придвинулся к ней. Что-то таинственное пряталось в этих сухих ладонях. — Знай, что никаких существ, которых ты<text:s/>иногда видишь, в реальности нет.<text:s/></text:p>
      <text:p text:style-name="P278">Стоявший рядом светлый туманный образ мамы потемнел. Парни, гнавшиеся за Ниязкой, явно тоже видели этих существ. Если это можно называть существами.<text:s/></text:p>
      <text:p text:style-name="P279">- Думаю, то, что ты видишь, это всего лишь то, что ты чувствуешь. Просто<text:s/>ты пока не научилась воспринимать людей как… людей. Вместе с их эмоциями. Их чувствами. Безумствующие тени это твой способ видеть мир.<text:s/></text:p>
      <text:p text:style-name="P280">Образ матери - непонимающей, не верящей своей дочери - тихо покачал головой. Нияз вздохнула.<text:s/></text:p>
      <text:p text:style-name="P281">- Но, на самом деле, я не<text:s/>за этим начал разговор. Мне на работе выдали путевку для тебя в военно-исторический лагерь. Вот, посмотри. Там от 18 до 25 лет.</text:p>
      <text:p text:style-name="P282">Ниязка взяла брошюру с описанием программы лагеря. Стрельба из лука, пушки, фехтование, готовка на улице, игры в лесу. Звучит интересно. Если только Ниязке не привидится какая-нибудь слизистая масса, которая хочет ее съесть. Пугающее зрелище, больше напоминающее сюжет для фильма, нежели реальный мир. Даже несмотря на то, что реальный мир выглядит для Ниязки так, словно он смешался<text:s/>с вымышленным.<text:s/></text:p>
      <text:p text:style-name="P283">- Ты думаешь, я справлюсь?<text:s/></text:p>
      <text:p text:style-name="P284">- Конечно. Тем более, тебя там никто не будет знать. Это твой шанс начать все сначала.<text:s/></text:p>
      <text:p text:style-name="P285">Уже прошел месяц с тех пор, как Ниязка переехала к папе в другой город, а мысли о маме по-прежнему не дают покоя. Такая крупная семейная ссора не могла не оставить след. И хотя мама звонила папе, извинялась, просила вернуться назад, Нияз продолжала держать ее номер в черном списке.</text:p>
      <text:p text:style-name="P286"/>
      <text:p text:style-name="P287"/>
      <text:p text:style-name="P288"/>
      <text:p text:style-name="P289"/>
      <text:p text:style-name="P290"/>
      <text:p text:style-name="P291">Первый обед</text:p>
      <text:p text:style-name="P292"><text:span text:style-name="T293"><text:s text:c="4"/>-<text:s/></text:span><text:span text:style-name="T294">Третий отряд, в колонну по два становись! - прогремел голос в коридоре.</text:span><text:span text:style-name="T295"><text:line-break/></text:span><text:span text:style-name="T296"><text:s text:c="4"/></text:span><text:span text:style-name="T297">- Кажется, кому-то пора в свое крыло. - Спирит наблюдал, как глаза Каллисто расширялись пропорционально количеству слов, долетавших из коридора. Она выбежала в коридор. Лиз неторопливо поднялась с кровати и, взмахнув длинными рыжими волосами, отправила</text:span><text:span text:style-name="T298">сь к своему отряду. Вар и Спирит вышли вслед за ней. В коридор лениво подтягивались члены отряда. Несколько человек вышли, уткнувшись в телефоны, забыв об элементарной осторожности в лагере. Двое парней гоготали в конце коридора и стояли отдельно от строя.</text:span><text:span text:style-name="T299"><text:s/>В одной из комнат, похоже, остались люди: оттуда доносился громкий смех и выкрики по меньшей мере пяти парней. Вожатый, собравший всех в коридоре, выглядел уверенным в себе. Всего вожатых было четверо: бородатые мускулистые дядьки, одетые в военном стиле.</text:span><text:span text:style-name="T300"><text:s/>На черной футболке вожатого третьего отряда было написано название лагеря: «Знамя Ермака». Вожатый держал в правой руке бейджик и пару больших липучек. «Даниил» - так было написано на бейджике. Вар едва успел прочитать имя вожатого, как тот резко сорвался</text:span><text:span text:style-name="T301"><text:s/>и, преодолев коридор широкими шагами, грубо толкнул дверь плечом. В крыле третьего отряда сразу стало тихо. Вар подобрался к Спириту и, встав рядом с ним, он увидел странную картину. Даниил молча собирал карты, а провинившиеся без слов помогали ему в этом</text:span><text:span text:style-name="T302">.<text:s/></text:span></text:p>
      <text:p text:style-name="P303">- Все построились? – спросил он, когда закончил собирать карты и вышел из комнаты. Отряд подровнялся. – Прямо ступай!<text:s/></text:p>
      <text:p text:style-name="P304">20 человек зашли в столовую. Там было много людей, а между столами сновали священники. <text:s/>Вар и Спирит подошли к столу и уже хотели было<text:s/>сесть, но священник, стоявший рядом, жестом попросил их встать, а затем повернулся к иконе и начал читать молитву. <text:s/>Голоса в столовой постепенно смолкли.</text:p>
      <text:p text:style-name="P305">Может придумать свою молитву своему Богу?</text:p>
      <text:p text:style-name="P306"/>
      <text:p text:style-name="P307">- Спирит!<text:s/></text:p>
      <text:p text:style-name="P308">- Что?</text:p>
      <text:p text:style-name="P309">- Перестань кривляться! - <text:s/>шикнул Вар. <text:s/>Он взволнованно искал кого-то, но никак не мог найти. Третий отряд. Из знакомых здесь только Спирит, хотя и его сложно назвать знакомым. <text:s/>Вар о нём знал не больше, чем видел. <text:s/>Похоже, этот человек побывал в мире духов. <text:s/>Много кто туда попадал, но Спириту удалось вернуться, и Вару выпала уникальная возможность поговорить с этим человеком. <text:s/>Этот худощавый парень... <text:s/>Он явно в первый раз живёт.<text:s/></text:p>
      <text:p text:style-name="P310">- <text:s/>Парень, у тебя всё в порядке?<text:s/></text:p>
      <text:p text:style-name="P311">Священник уже дочитал молитву и разрешил садиться, а Вар настолько крепко<text:s/>задумался, что не заметил этого. Буркнув что-то неопределённое в ответ священнику, Вар сел за стол и начал уплетать порцию варёной картошки с кусочком курицы.</text:p>
      <text:p text:style-name="P312">- Как приятно есть и не толстеть! - полудух дистрофичного телосложения откинулся на спинку стула.<text:s/>Вар обратил внимание, что Спирит откуда-то взял ещё одну порцию, которую тоже съел. Он осмотрелся: за их столом сидело по меньшей мере три девушки, которые воротили нос от поданной еды, и поэтому отдали свою порцию другим.</text:p>
      <text:p text:style-name="P313">- Слушай, Спирит, а как ты ешь?<text:s/>- <text:s/>спросил Вар, думая о том, что голодные люди - слабое звено в отряде.</text:p>
      <text:p text:style-name="P314">- В смысле "как"? А как вообще можно есть?</text:p>
      <text:p text:style-name="P315">Вар вздохнул. Спирит явно не понимал, что слишком отличается от остальных.<text:s/></text:p>
      <text:p text:style-name="P316">- Ну, то есть, ты ведь полудух? Или что-то вроде того? Как ты вообще можешь употреблять физическую пищу? Просто я не понимаю, как ты функционируешь...</text:p>
      <text:p text:style-name="P317">"Он что, робот, чтобы функционировать?"<text:s/></text:p>
      <text:p text:style-name="P318">- А, да я сам толком не знаю. Ну, там есть какие-то внутренние органы, вроде как людские. Еда, наверное, также переваривается, ну<text:s/>я сейчас посмотрю...</text:p>
      <text:p text:style-name="P319"><text:s/>Спирит вдруг неестественно изогнулся и опустил голову куда-то внутрь туловища, в области желудка.<text:s/></text:p>
      <text:p text:style-name="P320">- <text:s/>Чёрт возьми, прекрати! - Вар позеленел.</text:p>
      <text:p text:style-name="P321">- Ну, тут какие-то метаморфозы...</text:p>
      <text:p text:style-name="P322">- Фу! <text:s/>Вылазь из себя, мы же в столовой!!!</text:p>
      <text:p text:style-name="P323">Спирит<text:s/>вынырнул и с искренним удивлением посмотрел на Вара.</text:p>
      <text:p text:style-name="P324">- А что тут такого? Думаю, всё моё существование строится на силе мысли. Хочу есть - ем, хочу откинуться назад на стуле - <text:s/>откидываюсь, - <text:s/>Спирит тут же осуществил своё желание и чуть не упал вместе со стулом, его успел подхватить проходящий мимо пухлый парень со светлыми волосами. <text:s/>Спирит выровнялся на стуле и вещание душевного радио продолжилось. - <text:s/>А если хочу, чтобы бумажный меч Каллисто пролетел сквозь меня, он пролетает. Много плюсов, между прочим,<text:s/>в существовании в форме непонятно кого. <text:s/>Нет, ну я вам удивляюсь, вы что, не знали?</text:p>
      <text:p text:style-name="P325">Сложно сказать, на чьём лице было больше удивления.</text:p>
      <text:p text:style-name="P326"/>
      <text:p text:style-name="P327"/>
      <text:p text:style-name="P328"/>
      <text:p text:style-name="P329">Каллисто радостно схватила дополнительную порцию, которую принёс светловолосый парень, и тут же начала её уплетать. Тот хихикнул и погладил выпирающее пузико, в котором уже было две порции картошки и парочка куриных запчастей.<text:s/></text:p>
      <text:p text:style-name="P330">- Слушай, а что ты тут делаешь? Не хватает острых ощущений? – спросил парень у Каллисто. Та заметно напряглась. – Да не бойся ты. Никто тебя гнать отсюда не будет. Просто не понятно, зачем ты здесь…</text:p>
      <text:p text:style-name="P331">- Это все еще звучит как неудачный вопрос, но попробую ответить. Ищу идеи и записываю их. Хочу найти здесь что-нибудь интересное, открыть что-нибудь новое для себя.<text:s/></text:p>
      <text:p text:style-name="P332">- Интересно, что ты даже не спросила<text:s/>моего имени, но при этом ответила мне. Хм… - парень задумался. Каллисто закатила глаза – у неё не было привычки спрашивать имя. С запоминанием имен проблемы также присутствовали. – Меня, если что, Влад зовут.</text:p>
      <text:p text:style-name="P333">Каллисто пожала плечами.</text:p>
      <text:p text:style-name="P334">- И даже не представилась. Эх, куда делась элементарная вежливость? <text:s/></text:p>
      <text:p text:style-name="P335">Каллисто всё еще молчала.</text:p>
      <text:p text:style-name="P336">- Искать идеи в таком месте… Тебе не кажется это богохульством? – Влад всё еще пытался завязать диалог с той-которая-не-соизволила-назвать-своё-имя. Та вздохнула.</text:p>
      <text:p text:style-name="P337">- Меня зовут Каллисто, - вздохнула девушка. Владик приободряюще улыбнулся. Каллисто подумала, что надо постараться быть более открытой. - Ну, никак не связана верой во всевышние силы – забавно, что можно быть связанным даже отсутствием веры. Есть она – ну и есть, нету – мне<text:s/>то что… Не собираюсь тут оскорблять каких-то богов, так что и богохульства тоже нет. Кто-то ведь ищет вдохновение в церквях или иконах, странно было бы считать это богохульством, правда?</text:p>
      <text:p text:style-name="P338">- Может быть ты и права. В любом случае, помогать этим людям – моя работа. Постарайся мне не мешать, хорошо?</text:p>
      <text:p text:style-name="P339">- Да без проблем. – Каллисто задумчиво грызла куриную кость и смотрела куда-то в пустоту. – Может, даже помогу чем-нибудь. Смотря что нужно.</text:p>
      <text:p text:style-name="P340">- Ничего особенного. Нужно всего лишь помочь людям пройти свой путь. –<text:s/>Владик загадочно улыбался.</text:p>
      <text:p text:style-name="P341">- А если путь ведет в пропасть? – Каллисто вопросительно посмотрела на Влада. Тот открыл было рот, чтобы ответить, но их снова прервал священник.</text:p>
      <text:p text:style-name="P342">*молитва*</text:p>
      <text:p text:style-name="P343">- Просим всех подойти на ежедневный медосмотр, - произнёс женский голос со стороны входа в столовую. Владик повернулся и, рассмотрев говорящего, улыбнулся.</text:p>
      <text:p text:style-name="P344">- Похоже, у нас в медпункте смена кадров.</text:p>
      <text:p text:style-name="P345">Каллисто решила тоже посмотреть, кто позвал их, и удивилась: у входа их ждала Ниязка в медицинском халате.</text:p>
      <text:p text:style-name="P346"/>
      <text:p text:style-name="P347"/>
      <text:p text:style-name="P348">Медосмотр</text:p>
      <text:p text:style-name="P349"><text:tab/>Ниязка прошла в другое крыло здания, в медпункт. За ней шло четыре десятка человек. Все посетители санатория – те, кто приехал сюда ради оздоровления, и те, кто здесь ради военно-исторической программы, должны обязательно проходить медосмотр у своего врача. В первый<text:s/>день проводят тщательное обследование, а в последующие дни следят либо за прогрессом в лечении, либо просто проверяют температуру и давление и проводят небольшую психологическую беседу. Нияз попросила посетителей построиться в очередь, а затем зашла в медпункт и закрыла за собой дверь. Сегодня был первый раз, когда Ниязка работала сама – добрая женщина, под руководством которой она неделю изучала специфику работы здесь, ушла на пару дней на больничный. Остальные врачи работали в других кабинетах и занимались подбором лечения. Нияз в пятый раз аккуратно разложила документы на столе, открыла форточку, посмотрела в список проживающих и позвала человека, значившегося под номером «1» и проживающего здесь уже несколько месяцев.</text:p>
      <text:p text:style-name="P350">- Влад Маслюков, можешь проходить!</text:p>
      <text:p text:style-name="P351">Владик зашёл в кабинет и, улыбаясь, засунул руки в карманы и стал ждать, пока Ниязка сообразит, что ей нужно проверить.</text:p>
      <text:p text:style-name="P352">- Т-так. Светлая кожа с сильным загаром, рост 180, вес… вес 108 кг? - Ниязка подняла глаза от карточки Владика, чтобы убедиться в прочитанном, - Встань, пожалуйста, на весы.<text:s/></text:p>
      <text:p text:style-name="P353">Владик улыбнулся еще шире, и встал на весы. Те выдали вес 110.</text:p>
      <text:p text:style-name="P354">- Это обед. Очень вкусный. Вечером опять будет 108, не беспокойся.</text:p>
      <text:p text:style-name="P355">Нияз вздохнула, измерила ему температуру, давление и, убедившись, что всё в норме, она нахмурилась и спросила:</text:p>
      <text:p text:style-name="P356">- У тебя не найдено никаких болезней, и вообще от обычного здорового человека ты не отличаешься ничем, кроме избыточного веса. П…пока что. Но, у нас санаторий, а не лечебная тюрьма, поэтому лечение здесь скорее по желанию самого человека. Д-для начала могу порекомендовать…</text:p>
      <text:p text:style-name="P357">- Меньше есть? Ой, да не смеши, уже сто раз это слышал. В моем случае это не привело ни к чему, кроме постоянного чувства голода и сильного стресса. А ты сама-то хоть кушала?<text:s/></text:p>
      <text:p text:style-name="P358">Владик внимательно посмотрел на худенькую маленькую Ниязку. Она уже хотела ответить «да», но её живот был другого мнения и потому предательски пробулькал что-то неопределенное. Влад усмехнулся, достал из кармана банан и протянул его Ниязке. Та округлила глаза и начала было возмущаться такой дерзостью, но Влад начал говорить раньше:</text:p>
      <text:p text:style-name="P359">- Да ты не волнуйся. Я тут давно, и я здесь не ради лечения. Поешь лучше, а то и запинаешься, и на ногах еле стоишь. Тебя, кстати, как зовут?.. А, вон, вижу, на бейджике написано.</text:p>
      <text:p text:style-name="P360">Нияз грустно посмотрела сначала на него, потом на банан, и решив, что деваться ей некуда, начала его чистить.<text:s/></text:p>
      <text:p text:style-name="P361">- Смотри какая штука. Тут народ в основном нормальный, но есть прям нервные. Чуть что не так, там могут и истерику устроить, и на мозги покапать – с ними жёстко надо. Ты в первый раз<text:s/>сама опрашиваешь людей, тебе сегодня трудно будет, но будь готова ко всему. А то тут есть такие, кто слабину почувствует и как специально давить начинает.</text:p>
      <text:p text:style-name="P362">- Да я видела, знаю. - Ниязка съела уже половину банана. – Слушай, а как ты питаешься? Ну, я имею ввиду, если ты…</text:p>
      <text:p text:style-name="P363">- Да, да, чай с сахаром у меня почти как сахар с чаем, - Владика начинала раздражать эта тема. - Люблю жирную курочку со шкуркой, сало просто так ем, что там еще вредного было за сегодня…</text:p>
      <text:p text:style-name="P364">- Звучит ужасно.<text:s/></text:p>
      <text:p text:style-name="P365">- Зато вкусно. Давай кожурку. И да,<text:s/>обращайся, если что, я тут всех знаю.</text:p>
      <text:p text:style-name="P366">- Ты же не будешь её есть?</text:p>
      <text:p text:style-name="P367">Владик взял кожуру от банана, сложил, спрятал обратно в карман и уже открыл дверь, чтобы выйти, когда Ниязка бросила ему вслед:</text:p>
      <text:p text:style-name="P368">- Ну ты хоть физическую нагрузку увеличь, так ведь совсем<text:s/>запустить себя можно!</text:p>
      <text:p text:style-name="P369">Владик отмахнулся и вышел в коридор. Нияз попыталась понять, что это за медосмотр только что был, и, не сумев осознать произошедшее, позвала следующего, дав себе слово, что будет вести себя увереннее с осматриваемыми.</text:p>
      <text:p text:style-name="P370">- Контантин Вар,<text:s/>проходите, пожалуйста!</text:p>
      <text:p text:style-name="P371">Вар зашёл в кабинет с мыслью, что его оскорбили обращением на «Вы» после того, как предыдущего человека позвали, обращаясь на «Ты». Ниязка стояла к нему спиной и перебирала какие-то документы. Вар услышал легкий шмыг носом, и напрягся: он совершенно не умел общаться с людьми, когда они плачут. Можно даже убрать «когда они плачут», и это всё равно останется правдой. Нияз наконец закончила перекладывать бумажки с места на место, повернулась к нему лицом и подняла брови:</text:p>
      <text:p text:style-name="P372">- А, так вот как тебя зовут. Человек, который предлагал кому-то вырезать почку.</text:p>
      <text:p text:style-name="P373">- Да это же была шутка!</text:p>
      <text:p text:style-name="P374"/>
      <text:p text:style-name="P375"/>
      <text:p text:style-name="P376"/>
      <text:p text:style-name="P377"/>
      <text:p text:style-name="P378"/>
      <text:p text:style-name="P379"/>
      <text:p text:style-name="P380">// медосмотр,<text:s/></text:p>
      <text:p text:style-name="P381">у Вара находят каких-то демонов, большой вес</text:p>
      <text:p text:style-name="P382">у Каллисто чисто по психологии понты, типо она обезличивает себя и не может воспринимать других людей<text:s/>как людей, пытается их расчеловечить, и поэтому не может чувствовать их эмоции. Отстраненность, асоциальность, и на самом деле еще бы немного и это было бы похоже на психопатию, когда человек не способен к эмпатии и пытается познать мир и чувства, которые<text:s/>люди могут испытывать, через какие-то эксперименты (психологические и не только) над людьми. Проблемы со спиной – как будто в человеке сломался какой-то стержень и он не выдерживает нагрузку, которая на него приходится.</text:p>
      <text:p text:style-name="P383">Спирит – не понимает людей, не может усваивать нормально физическую и духовную пищу, она как будто искажается, проходя через его полупрозрачное тело, и сам он как будто уже наполовину не существует, в том числе вместе со своими желаниями и эмоциями. Проблемы с желудком. Вес отсутствует как<text:s/>таковой, как и физический, так и влияние на других людей у него крайне ослаблено.</text:p>
      <text:p text:style-name="P384">Аюна : Ниязка выбегает в панике из медпункта, из которого валит дым и выходит злая девушка.</text:p>
      <text:p text:style-name="P385">Блаблабла санаторий</text:p>
      <text:p text:style-name="P386">Уходим из санатория</text:p>
      <text:p text:style-name="P387">Идём к дому Вара</text:p>
      <text:p text:style-name="P388">Нас встречает козёл Гектор, там гамак и всё такое</text:p>
      <text:p text:style-name="P389">Ночуем</text:p>
      <text:p text:style-name="P390">Сценка: 2 человека обматывают третьего гирляндой</text:p>
      <text:p text:style-name="P391"/>
      <text:p text:style-name="P392"/>
      <text:p text:style-name="P393"/>
      <text:p text:style-name="P394">Мы решили поиграть на улице у костра</text:p>
      <text:p text:style-name="P395"/>
      <text:p text:style-name="P396"/>
      <text:p text:style-name="P397"/>
      <text:p text:style-name="P398"/>
      <text:p text:style-name="P399">Окей, кто кого обматывает?</text:p>
      <text:p text:style-name="P400">Диззи и Ниязка обматывают Вара гирляндой из сухой травы, размоченной в колодце. Гирлянду сплела Вики.</text:p>
      <text:p text:style-name="P401"/>
      <text:p text:style-name="P402"/>
      <text:p text:style-name="P403"/>
      <text:p text:style-name="P404">- Эх, сейчас бы чаю… - вздохнула Каллисто.</text:p>
      <text:p text:style-name="P405">- Мы сейчас с вами за водой пойдем, - сказал Вар, скидывая вещи в прихожей. – Идите за мной, ведер много, можно набрать с запасом, и на<text:s/>чай,<text:s/>и на<text:s/>помыться хватит в баню.</text:p>
      <text:p text:style-name="P406">Вар не пробыл и двух минут в доме, как уже вышел из<text:s/>него и пошёл в сарай за вёдрами. Гектор безмятежно поплыл по траве вслед за ним. Диззи и Юна остались в доме, а остальные пошли помогать Вару. Тот раздал всем по ведру, закрыл дверь и махнул рукой куда-то вправо от сарая.</text:p>
      <text:p text:style-name="P407">- Колодец тут в пяти минутах, но обратно с ведрами вам идти будет непривычно, если устали<text:s/>– говорите, остановимся. – сказал Вар, и повёл<text:s/>путешественников<text:s/>по узкой тропинке сквозь вечно осенний лес.<text:s/></text:p>
      <text:p text:style-name="P408"><text:tab/>Каллисто<text:s/>шла сзади и<text:s/>шуршала ржавыми<text:s/>сосновыми<text:s/>иголками под ногами. От каждого шага хрустели веточки и старые шишки. Было непонятно, как эти старые, высокие деревья вокруг до сих пор существуют. Почему все иголки не унесло ветром? Почему еще есть<text:s/>несломанные веточки, если<text:s/>Вар постоянно ходит по этой тропинке? Где все насекомые, которые переработали бы всю эту хвою в полезные питательные вещества, почему здесь нет ни одного зеленого дерева?<text:s/></text:p>
      <text:p text:style-name="P409"><text:tab/>Сосны<text:s/>начали<text:s/>уступать<text:s/>место<text:s/>берёзам, их тонкие ветви с красивыми желтыми листьями отдаленно напоминали украшения для новогодней елки. Вики с восторгом рассматривала изящные силуэты деревьев и трогала все ветки, которые до них дотягивались. Хруст иголок сменился на мягкий шелест сухих листьев. Похоже, Вар иногда чистил эту тропинку, и по бокам от нее образовались большие кучи с листьями, в которые так и хотелось прыгнуть. Лес начал редеть.<text:s/>Они вышли на вымощенную серым камнем круглую площадь, в центре которой стоял колодец. Каллисто восхитилась – редко встретишь такое посреди леса.<text:s/>Вар вместе с остальными подошёл к колодцу и открыл крышку. Каллисто чуть наклонилась – колодец был настолько глубокий, что даже при ярком свете солнца не было видно дна. Впрочем, как и воды. Вар тоже посмотрел вниз, тяжело вздохнул, прикрепил ведро к веревке и открепил фиксатор для ворота. Ворот начал вращаться и ведро быстро полетело вниз.</text:p>
      <text:p text:style-name="P410">- Как вы понимаете, подниматься ведро будет не так быстро, как падать, - обреченно пробурчал Вар. – Можете пока набрать ведро чего-нибудь для растопки.</text:p>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Легенда о Варе: Мир грёз</text:p>
      <text:p text:style-name="P432"><text:span text:style-name="T433">Юный экзорцист медленно пробирался сквозь<text:s/></text:span><text:span text:style-name="T434">колючие ветви сухого кустарника. Ржавая роща была удивительно неприветлива даже днём. Рюкзак, наполненный всякой всячиной, начиная с бутылок для демонов и заканчивая тяжёлыми серебряными цепями, больно давил на плечи. У Дьявольской Ржавой рощи была плохая<text:s/></text:span><text:span text:style-name="T435">репутация. Встречающиеся тут и там старые избы, высохшие озера, полные мертвых рыб, бесконечные тропы, ведущие в никуда. Да, заблудиться тут было очень легко. Лес постоянно менялся. Деревья скрывались и переползали на новые места, а громадные камни уходили</text:span><text:span text:style-name="T436"><text:s/>под землю. Но главная неприятная черта этого леса - существа, что обитали в нем. К счастью, большинство из них боялись дневного света и скрывались, ожидая, когда Луна покажет свой лик. Одним из этих существ был демон, за которым и пришел экзорцист. </text:span><text:span text:style-name="T437"><text:line-break/></text:span><text:span text:style-name="T438">"Самый знаменитый нечестивый в округе. О, сколько легенд о его коварстве и хитрости... Стоит его изловить и легендой стану я. Осталось его только найти..." Экзорцисты, как правило, чувствовали присутствие темных сил, и могли определить местоположение их ис</text:span><text:span text:style-name="T439">точника, но здесь все буквально смердило таящейся тьмой. Даже воздух был вязким и неподатливым. Экзорцист не мог использовать свое чутье, и он решил достать из рюкзака то, что должно было ему помочь. Он взял в руки баночку с адским пламенем и поднес к глаз</text:span><text:span text:style-name="T440">ам, внимательно рассматривая. Его языки так и тянулись к более мощному очагу.</text:span><text:span text:style-name="T441"><text:line-break/></text:span><text:span text:style-name="T442">Через несколько часов экзорцист вышел к деревянному домику. Старый, обветшалый, он был завален яркими осенними листьями. Окружал её символический заборчик из больших веток, связа</text:span><text:span text:style-name="T443">нными веревками. На территории домика было несколько заросших грядок, две больших яблони и почти потухший костерок. Экзорцист внимательно посмотрел на него. Жар костра чувствовался даже отсюда. Заросли капусты вдруг зашевелились. Банка выпала из рук экзорц</text:span><text:span text:style-name="T444">иста и разбилась. Огонек тут же метнулся к костру.  В испуге парень скинул рюкзак и начал искать бутылек со святой водой. Ему казалось, что он различает стук копыт, из грядок сейчас кто-то выйдет, и если он не найдет святую воду или серебряный кинжал...</text:span><text:span text:style-name="T445"><text:line-break/></text:span><text:span text:style-name="T446">-<text:s/></text:span><text:span text:style-name="T447">Бееее. </text:span><text:span text:style-name="T448"><text:line-break/></text:span><text:span text:style-name="T449">Это высказывание принадлежало козлу, что только что выбрался из капусты. </text:span><text:span text:style-name="T450"><text:line-break/></text:span><text:span text:style-name="T451">- Дьявольское отродье! Ты меня до смерти перепугал.</text:span><text:span text:style-name="T452"><text:line-break/></text:span><text:span text:style-name="T453">Экзорцист вытащил бутыль со святой водой и кинжал, который сразу засунул за пояс. Он был неопытен и забывал о том, что нуж</text:span><text:span text:style-name="T454">но всегда быть наготове. Он встал, отряхнул землю и листья с колен и осмотрелся. Его сердце ушло в пятки: экзорцист заметил ещё одно отродье. Оно тихо спало на гамаке, что был повязан между двух яблонь. Экзорцист наконец понял, откуда исходит неистовая сил</text:span><text:span text:style-name="T455">а демона, и приготовил свои четки. Собравшись с духом, он изрёк слова, именуемые гласом Господнем, что боялись все демоны. </text:span><text:span text:style-name="T456"><text:line-break/></text:span><text:span text:style-name="T457">- НАЗОВИ СВОЕ ИМЯ, ДЕМОН! </text:span><text:span text:style-name="T458"><text:line-break/></text:span><text:span text:style-name="T459">Имена всегда были важны. Каждых слог в имени демона говорил о его силах. Это первое, что должен был сдела</text:span><text:span text:style-name="T460">ть каждый экзорцист: понять, с чем имеет дело. </text:span><text:span text:style-name="T461"><text:line-break/></text:span><text:span text:style-name="T462">- Чё? - раздалось из гамака. </text:span><text:span text:style-name="T463"><text:line-break/></text:span><text:span text:style-name="T464">- ИМЯ, ДЕМОН! </text:span><text:span text:style-name="T465"><text:line-break/></text:span><text:span text:style-name="T466">Из гамака раздался ещё один звук. Кажется, это был зевок. Существо, которое, к слову, было похоже на самого обыкновенного бездомного, перевернулось на другую сторо</text:span><text:span text:style-name="T467">ну. Оно спустило ноги на землю, чуть-чуть покачалось на гамаке и, наконец, взглянуло на экзорциста. </text:span><text:span text:style-name="T468"><text:line-break/></text:span><text:span text:style-name="T469">- Я, конечно, не из этих краев, но по-моему правильно говорить что-то вроде «привет». Нет, я допускаю, что за время моего сна манеры сильно изменились, да<text:s/></text:span><text:span text:style-name="T470">и не особо я следил за манерами... - Существо отвлеклось. - Эй, рассказчик, можно уже перестать употреблять ко мне средний род?! </text:span><text:span text:style-name="T471"><text:line-break/></text:span><text:span text:style-name="T472">Да, конечно. </text:span><text:span text:style-name="T473"><text:line-break/></text:span><text:span text:style-name="T474">- Что? - удивился экзорцист. </text:span><text:span text:style-name="T475"><text:line-break/></text:span><text:span text:style-name="T476">- А, не забивай голову. Эй, Гектор! Поди прочь от капусты. </text:span><text:span text:style-name="T477"><text:line-break/></text:span><text:span text:style-name="T478">- Беее. </text:span><text:span text:style-name="T479"><text:line-break/></text:span><text:span text:style-name="T480">- Ну да, с эт</text:span><text:span text:style-name="T481">им и не поспоришь. Приятного аппетита, черт языкастый. - потенциальный демон немного завис, но тыкающий в него чётками экзорцист вернул его в реальность. - Да не демон я, дурья твоя башка! Хочешь мое имя? Меня зовут Вар. </text:span><text:span text:style-name="T482"><text:line-break/></text:span><text:span text:style-name="T483">- Ты лжёшь! «Вар» не может быть им</text:span><text:span text:style-name="T484">енем демона! </text:span><text:span text:style-name="T485"><text:line-break/></text:span><text:span text:style-name="T486">- «Вар не мозет быть иминим дееемона!». Гектор, фас его! </text:span><text:span text:style-name="T487"><text:line-break/></text:span><text:span text:style-name="T488">Гектор стал жевать капусту чуть интенсивнее. </text:span><text:span text:style-name="T489"><text:line-break/></text:span><text:span text:style-name="T490">- Он съест тебя, когда закончит, будь уверен. - Вар лениво потянулся и слез с гамака.</text:span><text:span text:style-name="T491"><text:line-break/></text:span><text:span text:style-name="T492"><text:tab/></text:span><text:span text:style-name="T493">Испуганный экзорцист открыл бутыль со святой водой<text:s/></text:span><text:span text:style-name="T494">и окрапил ею Вара. Тот, в свою очередь, слегка поплевался, но в целом остался доволен - ему не придется тратить свои запасы воды на умывание. Впрочем, экзорцист начал переходить границы. Следующим орудием в арсенале экзорциста был серебряный клинок — непри</text:span><text:span text:style-name="T495">ятный опыт говорил сам за себя, и Вар решил пресечь церковный обряд на корню. С этой мыслью он одним движением руки притянул к себе корягу, что валялась неподалеку. Направив ее на экзорциста и отведя ее в сторону, он выбил четки из рук экзорциста. После Ва</text:span><text:span text:style-name="T496">р указал корягой вниз и экзорцист упал на колени, словно бы его тело стало в десятки раз тяжелее. </text:span><text:span text:style-name="T497"><text:line-break/></text:span><text:span text:style-name="T498">- Вечно так. А тот, кто пытается спрятаться, страдает от сотни глаз, что следят за ним. - Вар произнес это с горечью в голосе. </text:span><text:span text:style-name="T499"><text:line-break/></text:span><text:span text:style-name="T500"><text:tab/></text:span><text:span text:style-name="T501">После Вар отправился в свой<text:s/></text:span><text:span text:style-name="T502">домик и вернулся с чайником, треногой и кусочком копчёного мяса. Он установил треногу над костром, поставил на нее чайник и присел на землю. </text:span><text:span text:style-name="T503"><text:line-break/></text:span><text:span text:style-name="T504">- Эту корягу я подобрал на каменной горе Каакбат. Когда-то она была частью дерева, что росло на самой вершине и не</text:span><text:span text:style-name="T505">поколебимо сопротивлялось ветру. Это дерево знает все о его потоках, и коряга это помнит. </text:span><text:span text:style-name="T506"><text:line-break/></text:span><text:span text:style-name="T507">Экзорцист начал молиться. </text:span><text:span text:style-name="T508"><text:line-break/></text:span><text:span text:style-name="T509">- Да не демон я! Как минимум, я просто одержим, но и то не правда! Чтоб вас всех... Гектор, не желаешь испить чайку с травами? </text:span><text:span text:style-name="T510"><text:line-break/></text:span><text:span text:style-name="T511">- Бее. </text:span><text:span text:style-name="T512"><text:line-break/></text:span><text:span text:style-name="T513">-<text:s/></text:span><text:span text:style-name="T514">Чего?? Тебе покрепче?! С утра пораньше?! Дурное животное. Как тебя зовут? - Он снова обратился к экзорцисту, предварительно махнув своей кривой веткой. </text:span><text:span text:style-name="T515"><text:line-break/></text:span><text:span text:style-name="T516">Тяжесть буквально как корягой сняло. Экзорцист устало упал и уткнулся лицом в землю. </text:span><text:span text:style-name="T517"><text:line-break/></text:span><text:span text:style-name="T518">- Мое имя Малай,<text:s/></text:span><text:span text:style-name="T519">- он начал тяжело дышать. - Если ты не демон и не одержим, то что с тобой не так?! </text:span><text:span text:style-name="T520"><text:line-break/></text:span><text:span text:style-name="T521">- На себя посмотри! - Вар тяжело вздохнул. - Я родился таким. С неким даром, из-за которого в момент моего рождения множество демонов решили использовать меня, как сосуд. В</text:span><text:span text:style-name="T522"><text:s/>общем, они меня не поделили и вместо сосуда получили тюрьму. Это как толпа, что на полной скорости влетает в узкий проход и застревает в нем. </text:span><text:span text:style-name="T523"><text:line-break/></text:span><text:span text:style-name="T524">- С..с-сколько их? </text:span><text:span text:style-name="T525"><text:line-break/></text:span><text:span text:style-name="T526">- Семнадцать. Назвать тебе всех поименно? В алфавитном порядке или по степени назойливости? </text:span><text:span text:style-name="T527"><text:line-break/></text:span><text:span text:style-name="T528">- Так много?! </text:span><text:span text:style-name="T529"><text:line-break/></text:span><text:span text:style-name="T530">- Да, и все эти придурки у меня в голове, шепчут и умоляют их выпустить. Вот только если хоть один из них выйдет, тюрьма рухнет и вылезут остальные. Это меня разорвет. Так что мне очень весело. - Вар криво улыбнулся. </text:span><text:span text:style-name="T531"><text:line-break/></text:span><text:span text:style-name="T532">- И поэтому ты с козло</text:span><text:span text:style-name="T533">м разговариваешь? </text:span><text:span text:style-name="T534"><text:line-break/></text:span><text:span text:style-name="T535">- Сам ты козел! Гектор благородный олень. </text:span><text:span text:style-name="T536"><text:line-break/></text:span><text:span text:style-name="T537">- Беее. </text:span><text:span text:style-name="T538"><text:line-break/></text:span><text:span text:style-name="T539">- Ну или выдра с рогами. Что-то среднее. Иди сюда. Эй, кыс-кыс, куть-куть-куть, ципа-ципа, гули-гули, иди сюда мразь! </text:span><text:span text:style-name="T540"><text:line-break/></text:span><text:span text:style-name="T541">Гектор посмотрел на Вара, как на идиота, и, казалось, вздохнул и з</text:span><text:span text:style-name="T542">акатил глаза. </text:span><text:span text:style-name="T543"><text:line-break/></text:span><text:span text:style-name="T544">- Ладно, Малай. Было приятно поболтать, но не мог бы ты покинуть мой дом? Не то что бы тебе здесь не рады, но ты облил меня святой водой и... </text:span><text:span text:style-name="T545"><text:line-break/></text:span><text:span text:style-name="T546">- Какой из демонов рвется сильнее? </text:span><text:span text:style-name="T547"><text:line-break/></text:span><text:span text:style-name="T548">- Эм. Ну, если тебе очень интересно, его зовут Ребал. </text:span><text:span text:style-name="T549"><text:line-break/></text:span><text:span text:style-name="T550">Повисла</text:span><text:span text:style-name="T551"><text:s/>тишина. Секунду экзорцист разбирал слоги этого имени. </text:span><text:span text:style-name="T552"><text:line-break/></text:span><text:span text:style-name="T553">- Этот демон должен быть уничтожен! </text:span><text:span text:style-name="T554"><text:line-break/></text:span><text:span text:style-name="T555">- А то я не знаю. Думаешь, я не пытался? Я бросил все, что знал и любил, чтобы избавиться от них. Покинул дом и ушел в странствие. И знаешь что? Ничего! Каждый экз</text:span><text:span text:style-name="T556">орцист тычет в меня крестом и молится богам, а толку ноль. Нет в этом мире никого, кто мог бы мне помочь. Приходится жить среди этих тварей и проклятых деревьев. </text:span><text:span text:style-name="T557"><text:line-break/></text:span><text:span text:style-name="T558">- Извини за воду. И за то, что разбудил. </text:span><text:span text:style-name="T559"><text:line-break/></text:span><text:span text:style-name="T560">- Неважно, ты не первый. Будешь? - Вар протянул ему</text:span><text:span text:style-name="T561"><text:s/>кусок копчёного мяса. </text:span><text:span text:style-name="T562"><text:line-break/></text:span><text:span text:style-name="T563">- У меня обет. </text:span><text:span text:style-name="T564"><text:line-break/></text:span><text:span text:style-name="T565">- А у меня обед. - С этими словами он откусил приличный кусок мяса. - Кролик. </text:span><text:span text:style-name="T566"><text:line-break/></text:span><text:span text:style-name="T567">- Учитывая, что у тебя козел это олень или выдра, я сомневаюсь, что это кролик. А если не секрет, то что за дар, ради которого семнадцать</text:span><text:span text:style-name="T568"><text:s/>демонов устремились в один сосуд?</text:span><text:span text:style-name="T569"><text:line-break/></text:span><text:span text:style-name="T570">- О, ты действительно хочешь знать? </text:span><text:span text:style-name="T571"><text:line-break/></text:span><text:span text:style-name="T572">- Да. </text:span><text:span text:style-name="T573"><text:line-break/></text:span><text:span text:style-name="T574">- Стой. Замри. </text:span><text:span text:style-name="T575"><text:line-break/></text:span><text:span text:style-name="T576">- Что? Почему?</text:span><text:span text:style-name="T577"><text:line-break/></text:span><text:span text:style-name="T578">- Посмотри на Гектора. </text:span><text:span text:style-name="T579"><text:line-break/></text:span><text:span text:style-name="T580">Козел перестал жевать капусту и, словно в оцепенении, уставился на избушку. </text:span><text:span text:style-name="T581"><text:line-break/></text:span><text:span text:style-name="T582">- Я думаю, на крыше дома что-то есть. Гектор<text:s/></text:span><text:span text:style-name="T583">очень внимателен к таким вещам. </text:span><text:span text:style-name="T584"><text:line-break/></text:span><text:span text:style-name="T585">- Что-то опасное? </text:span><text:span text:style-name="T586"><text:line-break/></text:span><text:span text:style-name="T587">- По другому в Ржавой роще не бывает. </text:span><text:span text:style-name="T588"><text:line-break/></text:span><text:span text:style-name="T589">- Не стоило нам так много болтать о демонах. Беду накликали. - Малай достал из-за пояса серебряный клинок.</text:span><text:span text:style-name="T590"><text:line-break/></text:span><text:span text:style-name="T591">- Ну, или мы просто громкие. В любом случае: будь на чеку,</text:span><text:span text:style-name="T592"><text:s/>никаких резких движений не делай. Мы не знаем, что это за тварь. - Вар в свою очередь продолжил пить чай. </text:span><text:span text:style-name="T593"><text:line-break/></text:span><text:span text:style-name="T594">Внезапно раздался громкий хриплый рев: зверь словно стонал от боли и ярости. На крыше домика показалось костлявое существо. Кожа покрыта короткими ч</text:span><text:span text:style-name="T595">ерным волосом, позвоночник выпирал из спины так, словно он был откреплен от мышц и остальных костей. Вместо лица череп зверя с длинной мордой. Он словно прирос к зверю, как что-то чужое: возможно так и было. Глазницы пустые, а лапы были как что-то среднее<text:s/></text:span><text:span text:style-name="T596">между куриной лапой и человеческой ладонью. Существо медленно передвигалось вдоль крыши, готовясь напасть. </text:span><text:span text:style-name="T597"><text:line-break/></text:span><text:span text:style-name="T598">- Как почувствуешь, что он вот-вот сиганет с крыши, мигом за забор, а клинок наготове. </text:span><text:span text:style-name="T599"><text:line-break/></text:span><text:span text:style-name="T600">- Я не стану убегать. </text:span><text:span text:style-name="T601"><text:line-break/></text:span><text:span text:style-name="T602">- Я и не прошу, но если мы оба остане</text:span><text:span text:style-name="T603">мся здесь, он вырубит нас обоих с одного прыжка так что... </text:span><text:span text:style-name="T604"><text:line-break/></text:span><text:span text:style-name="T605">Существо зарычало и сгруппировалось для прыжка. </text:span><text:span text:style-name="T606"><text:line-break/></text:span><text:span text:style-name="T607">- Пошел! - выкрикнул Вар. </text:span><text:span text:style-name="T608"><text:line-break/></text:span><text:span text:style-name="T609">Малай бросился к забору и только он обернулся зверь уже бросился на Вара. Тот схватил корягу и направил ее в бок. Одна и</text:span><text:span text:style-name="T610">з лап зверя последовала направлению коряги и тот запутался в воздухе. Приземление оказалось не очень удачным. Зверь упал на бок и тут же словно бы земля прогнулась под ним. Это коряга дала новое направление. Вниз. Вар подобрал часть треноги, представлявшую</text:span><text:span text:style-name="T611"><text:s/>из себя средней длины металлическую трубу. Вдруг повязка на его левой руке начала шелушиться и через секунду превратилась в труху. В эту же секунду часть треноги словно бы на мгновение засверкала. Зверь же начала сопротивляться силе коряги и постепенно по</text:span><text:span text:style-name="T612">днимался на лапы. В этот момент Малай увидел нечто странное. Он готов был поклясться, что Вар намотал железную трубу себе на руку так словно она была обычной веревкой. </text:span><text:span text:style-name="T613"><text:line-break/></text:span><text:span text:style-name="T614">- Ну давай! - Выкрикнул Вар и монстр бросился на него. Чары коряги окончательно спали.<text:s/></text:span><text:span text:style-name="T615">Казалось бы что может быть глупее сражения со зверем на одних кулаках, но стоило ему коснутся черепа зверя, как труба слетела с руки Вара и обвила его пасть, став импровизированным намордником. Зверь запаниковал и начал метаться во все стороны, как обезуме</text:span><text:span text:style-name="T616">вший. Вар выпнул один из камней, что окружили костер и пламя словно живое вынырнуло из границ и направилось к зверю. Огонь стеной окружил зверя и Вара. </text:span><text:span text:style-name="T617"><text:line-break/></text:span><text:span text:style-name="T618">- Успокойся хорек. Уверен ты перепугался, обычно ведь боятся тебя да. Давай я просто верну себе свою тр</text:span><text:span text:style-name="T619">еногу, а ты свалишь нахрен из моего года. Равноценный обмен да? - Вар медленно подошёл к зверю который чувствовал себя загнанным в угол. - Тише брат. Тише. - Вар коснулся намордника и тот снова повис словно веревка. </text:span><text:span text:style-name="T620"><text:line-break/></text:span><text:span text:style-name="T621">Как только зверь понял, что свободен он</text:span><text:span text:style-name="T622"><text:s/>тут же прыгнул на Вара использовав его, как горку, чтобы перепрыгнуть через стену огня и у него это получилось. Покинув круг огня зверь казалось бросился на экзорциста, но в данный момент он просто хотел убраться отсюда куда по дальше и пронесся мимо. Мал</text:span><text:span text:style-name="T623">ай ошарашенно проводил его взглядом. Вдруг он осознал, что Вар упал прямо на стену из адского огня, но сейчас его не было. Только запах гарелых листьев. </text:span><text:span text:style-name="T624"><text:line-break/></text:span><text:span text:style-name="T625">- Вар!? </text:span><text:span text:style-name="T626"><text:line-break/></text:span><text:span text:style-name="T627">Ответом на его крик был лишь гулкий стон. Вар расположился на земле и выглядел не очень хорош</text:span><text:span text:style-name="T628">о, в прыжке зверь повредил ему плече. </text:span><text:span text:style-name="T629"><text:line-break/></text:span><text:span text:style-name="T630">- Для отшельника у меня слишком много общения. </text:span><text:span text:style-name="T631"><text:line-break/></text:span><text:span text:style-name="T632">- Тебя сильно приложило? Одежда порвана, но крови я не вижу. </text:span><text:span text:style-name="T633"><text:line-break/></text:span><text:span text:style-name="T634">- Мне просто больно. Можно я просто посплю тут часок. </text:span><text:span text:style-name="T635"><text:line-break/></text:span><text:span text:style-name="T636">- Давай. Я отведу тебя в город. Отец поможет. </text:span><text:span text:style-name="T637"><text:line-break/></text:span><text:span text:style-name="T638">- Он<text:s/></text:span><text:span text:style-name="T639">тоже обольёт меня святой водой? </text:span><text:span text:style-name="T640"><text:line-break/></text:span><text:span text:style-name="T641">- Нет, он лекарь, а у тебя может быть вывехнуто плече. Давай попробуем тебя поднять. </text:span><text:span text:style-name="T642"><text:line-break/></text:span><text:span text:style-name="T643">После десятков стонов и варчаний Малай и Вар двинулись вперёд. Вар указывал короткий путь через рощу и и спустя час они уже были в городе</text:span><text:span text:style-name="T644">. </text:span><text:span text:style-name="T645"><text:line-break/></text:span><text:span text:style-name="T646">- У тебя есть серебряная цепь. - Спросил Вар, когда они были у входа в город. </text:span><text:span text:style-name="T647"><text:line-break/></text:span><text:span text:style-name="T648">- Да, разумеется. </text:span><text:span text:style-name="T649"><text:line-break/></text:span><text:span text:style-name="T650">- Накинь ее на меня. </text:span><text:span text:style-name="T651"><text:line-break/></text:span><text:span text:style-name="T652">- Что? Зачем? </text:span><text:span text:style-name="T653"><text:line-break/></text:span><text:span text:style-name="T654">- Сделаем тебе репутацию. </text:span><text:span text:style-name="T655"><text:line-break/></text:span><text:span text:style-name="T656">По улицам родного города экзорциста, Малай гордо шел держа в цепях возможно самого опасного</text:span><text:span text:style-name="T657"><text:s/>демона, что держал в страхе всех местных жителей. Детям рассказывали страшилки о нем, но вот он грусно шагает под присмотром Малая в сторону церкви. Дойдя до порога святого храма под шепот толпы, Вар издал горький вопль, перепугавший даже Малая. </text:span><text:span text:style-name="T658"><text:line-break/></text:span><text:span text:style-name="T659">- Не пер</text:span><text:span text:style-name="T660">еигрывай. </text:span><text:span text:style-name="T661"><text:line-break/></text:span><text:span text:style-name="T662">Святой отец, в отличие от своего ученика, сразу понял, что перед ним, что-то из ряда вон. Вар поведал ему свою историю пока отец осмотрел его плече. </text:span><text:span text:style-name="T663"><text:line-break/></text:span><text:span text:style-name="T664">- Пара синяков. - Выпалил наконец отец. </text:span><text:span text:style-name="T665"><text:line-break/></text:span><text:span text:style-name="T666">- Что? А орал он так словно руки уже нет! - Возмутился</text:span><text:span text:style-name="T667"><text:s/>Малай. </text:span><text:span text:style-name="T668"><text:line-break/></text:span><text:span text:style-name="T669">- Я впечатлительный и вообще если бы не твои крики - КАК ТЕБЯ ЗОВУТ ЧЕРТИЛА? </text:span><text:span text:style-name="T670"><text:line-break/></text:span><text:span text:style-name="T671">- Хватит вам обоим. - Оборвал их отец. - Твой дар. В чем его суть? </text:span><text:span text:style-name="T672"><text:line-break/></text:span><text:span text:style-name="T673">- И вы туда же. Знаете когда я в последний раз пытался о нем рассказать на меня напала злобная тварин</text:span><text:span text:style-name="T674">ка. </text:span><text:span text:style-name="T675"><text:line-break/></text:span><text:span text:style-name="T676">- Твой дар может быть ключём к разгадке того, как избавится от твоих демонов. </text:span><text:span text:style-name="T677"><text:line-break/></text:span><text:span text:style-name="T678">- Ладно, ладно. </text:span><text:span text:style-name="T679"><text:line-break/></text:span><text:span text:style-name="T680">Вар достал из сумки небольшую стеклянную рюмку и взял подсвечник, что стоял на столе. </text:span><text:span text:style-name="T681"><text:line-break/></text:span><text:span text:style-name="T682">- Схема проста. Я могу украсть свойство одного предмета и наделить и</text:span><text:span text:style-name="T683">м другой. </text:span><text:span text:style-name="T684"><text:line-break/></text:span><text:span text:style-name="T685">В этот момент рюмка начала темнеть и рассыпаться в мелкий порошок. И снова это свечение, но на этот раз засветился подсвечник. Вдруг Вар подбросил и подсвечник, упав на каменный пол, разлетелся на мелкие осколки. </text:span><text:span text:style-name="T686"><text:line-break/></text:span><text:span text:style-name="T687">- Сейчас мне кажется, что я мог</text:span><text:span text:style-name="T688"><text:s/>бы придумать демонстрацию и по лучше. </text:span><text:span text:style-name="T689"><text:line-break/></text:span><text:span text:style-name="T690">Отец ошарашенно посмотрел на осколки металлического подсвечника и снова обратился к Вару. </text:span><text:span text:style-name="T691"><text:line-break/></text:span><text:span text:style-name="T692">- А, что насчёт каменных печатей, ими сковывают самых опасных демонов... </text:span><text:span text:style-name="T693"><text:line-break/></text:span><text:span text:style-name="T694">- Да думаю в этом и причина. Нельзя просто взять и<text:s/></text:span><text:span text:style-name="T695">разрушить эту печать, но если придать ей другое свойство то это будет вполне реально. А кто освободит демона тот и подчинит его. И Ребал жаждет этого больше всех. Как минимум его необходимо уничтожить. Что скажешь отец? </text:span><text:span text:style-name="T696"><text:line-break/></text:span><text:span text:style-name="T697">- Ты знаешь, что-то о светлых? </text:span><text:span text:style-name="T698"><text:line-break/></text:span><text:span text:style-name="T699">- Н</text:span><text:span text:style-name="T700">ет. </text:span><text:span text:style-name="T701"><text:line-break/></text:span><text:span text:style-name="T702">- Это орден. Говорят надвигается великая тьма. И светлые собирают всех сможет встать на защиту мира. Миров если точнее. </text:span><text:span text:style-name="T703"><text:line-break/></text:span><text:span text:style-name="T704">- Да и к чему ты это. Тьма всегда надвигается, а сведения всегда встаёт на защиту причем тут я? </text:span><text:span text:style-name="T705"><text:line-break/></text:span><text:span text:style-name="T706">- А при том, что они не просто со</text:span><text:span text:style-name="T707">бирают людей. Они их готовят. Обучают. Как ты думаешь, какой объем знаний у них есть. Они известны во всех мирах, они знают о демонах и о том к чему наш мир ещё не готов. </text:span><text:span text:style-name="T708"><text:line-break/></text:span><text:span text:style-name="T709">- Тебе о светлых птичка нашептала или подожди, господь? </text:span><text:span text:style-name="T710"><text:line-break/></text:span><text:span text:style-name="T711">- Вакалы. </text:span><text:span text:style-name="T712"><text:line-break/></text:span><text:span text:style-name="T713">Вар замялся. Вак</text:span><text:span text:style-name="T714">алы были известны так же как и светлые. Первые создания способные путишественик сквозь разные миры. Говорят, что группа древих людей когда-то обучались искусству Вакалов, но Вар был уверен, что все это чушь. Человеку недавно самостоятельно пересекать други</text:span><text:span text:style-name="T715">е миры. Это смешно. Но в целом слова отца казались ему вполне обоснованными. Возможно в этом мире и вправду нет тех кто мог бы ему помочь. </text:span><text:span text:style-name="T716"><text:line-break/></text:span><text:span text:style-name="T717">- Есть у тебя знакомые Вакалы отец? </text:span><text:span text:style-name="T718"><text:line-break/></text:span><text:span text:style-name="T719">Вар вернулся к своей хижине. На нем были старые кожаные сапоги подаренные ему о</text:span><text:span text:style-name="T720">тцом, со словами - там вероятно холодно так, что обувь будет не лишней. Вару это не нравилось, но отец мог бы быть прав. Верные концов не везде осень идёт вечно. Вар собрал свои пожитки и в последний раз оглядел свой дом. Гектор попрощался с ним старым доб</text:span><text:span text:style-name="T721">рым беее и все бы ничего вот только этот козел был на крыше избы. </text:span><text:span text:style-name="T722"><text:line-break/></text:span><text:span text:style-name="T723">- И как ты там оказался? Выдры, удивительные создания. </text:span><text:span text:style-name="T724"><text:line-break/></text:span><text:span text:style-name="T725">Спустя несколько дней, Вар, уже находясь в другом мире, повстречал странного высокого парня который казалось местами был прозрачны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Framecontents" style:display-name="Frame contents" style:family="paragraph" style:parent-style-name="Textbody">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041in" fo:margin-bottom="0.359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llisto</meta:initial-creator>
    <dc:creator>Callisto</dc:creator>
    <meta:creation-date>2022-12-21T10:10:00Z</meta:creation-date>
    <dc:date>2022-12-26T10:06:00Z</dc:date>
    <meta:template xlink:href="Normal" xlink:type="simple"/>
    <meta:editing-cycles>11</meta:editing-cycles>
    <meta:editing-duration>PT194880S</meta:editing-duration>
    <meta:document-statistic meta:page-count="1" meta:paragraph-count="109" meta:word-count="8198" meta:character-count="54819" meta:row-count="389" meta:non-whitespace-character-count="46730"/>
  </office:meta>
</office:document-meta>
</file>